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secti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ce1" office:value-type="float" office:value="100" calcext:value-type="float">
            <text:p>1E+02</text:p>
          </table:table-cell>
          <table:table-cell office:value-type="string" calcext:value-type="string">
            <text:p>k</text:p>
          </table:table-cell>
          <table:table-cell table:style-name="ce1" office:value-type="float" office:value="1000" calcext:value-type="float">
            <text:p>1E+03</text:p>
          </table:table-cell>
          <table:table-cell office:value-type="string" calcext:value-type="string">
            <text:p>k</text:p>
          </table:table-cell>
          <table:table-cell table:style-name="ce1" office:value-type="float" office:value="10000" calcext:value-type="float">
            <text:p>1E+04</text:p>
          </table:table-cell>
          <table:table-cell office:value-type="string" calcext:value-type="string">
            <text:p>k</text:p>
          </table:table-cell>
          <table:table-cell table:style-name="ce1" office:value-type="float" office:value="100000" calcext:value-type="float">
            <text:p>1E+05</text:p>
          </table:table-cell>
          <table:table-cell office:value-type="string" calcext:value-type="string">
            <text:p>k</text:p>
          </table:table-cell>
          <table:table-cell table:style-name="ce1" office:value-type="float" office:value="1000000" calcext:value-type="float">
            <text:p>1E+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46328125" calcext:value-type="float">
            <text:p>0.046328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463671875" calcext:value-type="float">
            <text:p>0.04636718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4638671875" calcext:value-type="float">
            <text:p>0.046386718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6396484375" calcext:value-type="float">
            <text:p>0.0463964843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4639892578125" calcext:value-type="float">
            <text:p>0.046398925781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463995361328125" calcext:value-type="float">
            <text:p>0.04639953613281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463998413085937" calcext:value-type="float">
            <text:p>0.04639984130859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463999938964844" calcext:value-type="float">
            <text:p>0.04639999389648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  <draw:frame draw:z-index="0" draw:style-name="gr1" draw:text-style-name="P1" svg:width="6.2988in" svg:height="3.5429in" svg:x="0.2602in" svg:y="0.1366in">
              <draw:object draw:notify-on-update-of-ranges="Bisections.A2:Bisections.A2 Bisections.I2:Bisections.I100 Bisections.I1:Bisections.J1 Bisections.J2:Bisections.J100 Bisections.G2:Bisections.G100 Bisections.G1:Bisections.H1 Bisections.H2:Bisections.H100 Bisections.E2:Bisections.E100 Bisections.E1:Bisections.F1 Bisections.F2:Bisections.F100 Bisections.C2:Bisections.C100 Bisections.C1:Bisections.D1 Bisections.D2:Bisections.D100 Bisections.A2:Bisections.A100 Bisections.A1:Bisections.B1 Bisections.B2:Bisections.B1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4" calcext:value-type="float">
            <text:p>4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4" calcext:value-type="float">
            <text:p>4</text:p>
          </table:table-cell>
          <table:table-cell office:value-type="float" office:value="0.3625" calcext:value-type="float">
            <text:p>0.3625</text:p>
          </table:table-cell>
          <table:table-cell office:value-type="float" office:value="2" calcext:value-type="float">
            <text:p>2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36078125" calcext:value-type="float">
            <text:p>0.36078125</text:p>
          </table:table-cell>
          <table:table-cell office:value-type="float" office:value="6" calcext:value-type="float">
            <text:p>6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6" calcext:value-type="float">
            <text:p>6</text:p>
          </table:table-cell>
          <table:table-cell office:value-type="float" office:value="0.365" calcext:value-type="float">
            <text:p>0.365</text:p>
          </table:table-cell>
          <table:table-cell office:value-type="float" office:value="2" calcext:value-type="float">
            <text:p>2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360859375" calcext:value-type="float">
            <text:p>0.360859375</text:p>
          </table:table-cell>
          <table:table-cell office:value-type="float" office:value="7" calcext:value-type="float">
            <text:p>7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7" calcext:value-type="float">
            <text:p>7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.3608984375" calcext:value-type="float">
            <text:p>0.3608984375</text:p>
          </table:table-cell>
          <table:table-cell office:value-type="float" office:value="8" calcext:value-type="float">
            <text:p>8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8" calcext:value-type="float">
            <text:p>8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11" calcext:value-type="float">
            <text:p>11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6090087890625" calcext:value-type="float">
            <text:p>0.3609008789062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5" calcext:value-type="float">
            <text:p>5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0.36140625" calcext:value-type="float">
            <text:p>0.36140625</text:p>
          </table:table-cell>
          <table:table-cell office:value-type="float" office:value="6" calcext:value-type="float">
            <text:p>6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10" calcext:value-type="float">
            <text:p>10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.3614453125" calcext:value-type="float">
            <text:p>0.3614453125</text:p>
          </table:table-cell>
          <table:table-cell office:value-type="float" office:value="8" calcext:value-type="float">
            <text:p>8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9" calcext:value-type="float">
            <text:p>9</text:p>
          </table:table-cell>
          <table:table-cell office:value-type="float" office:value="0.4075" calcext:value-type="float">
            <text:p>0.4075</text:p>
          </table:table-cell>
          <table:table-cell office:value-type="float" office:value="2" calcext:value-type="float">
            <text:p>2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361445617675782" calcext:value-type="float">
            <text:p>0.361445617675782</text:p>
          </table:table-cell>
          <table:table-cell office:value-type="float" office:value="15" calcext:value-type="float">
            <text:p>15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5" calcext:value-type="float">
            <text:p>5</text:p>
          </table:table-cell>
          <table:table-cell office:value-type="float" office:value="0.40875" calcext:value-type="float">
            <text:p>0.40875</text:p>
          </table:table-cell>
          <table:table-cell office:value-type="float" office:value="3" calcext:value-type="float">
            <text:p>3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361445770263672" calcext:value-type="float">
            <text:p>0.361445770263672</text:p>
          </table:table-cell>
          <table:table-cell office:value-type="float" office:value="16" calcext:value-type="float">
            <text:p>16</text:p>
          </table:table-cell>
          <table:table-cell office:value-type="float" office:value="0.3625" calcext:value-type="float">
            <text:p>0.3625</text:p>
          </table:table-cell>
          <table:table-cell office:value-type="float" office:value="3" calcext:value-type="float">
            <text:p>3</text:p>
          </table:table-cell>
          <table:table-cell office:value-type="float" office:value="0.40890625" calcext:value-type="float">
            <text:p>0.40890625</text:p>
          </table:table-cell>
          <table:table-cell office:value-type="float" office:value="6" calcext:value-type="float">
            <text:p>6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361445846557617" calcext:value-type="float">
            <text:p>0.361445846557617</text:p>
          </table:table-cell>
          <table:table-cell office:value-type="float" office:value="17" calcext:value-type="float">
            <text:p>17</text:p>
          </table:table-cell>
          <table:table-cell office:value-type="float" office:value="0.365" calcext:value-type="float">
            <text:p>0.365</text:p>
          </table:table-cell>
          <table:table-cell office:value-type="float" office:value="2" calcext:value-type="float">
            <text:p>2</text:p>
          </table:table-cell>
          <table:table-cell office:value-type="float" office:value="0.408984375" calcext:value-type="float">
            <text:p>0.408984375</text:p>
          </table:table-cell>
          <table:table-cell office:value-type="float" office:value="7" calcext:value-type="float">
            <text:p>7</text:p>
          </table:table-cell>
          <table:table-cell office:value-type="float" office:value="0.36140625" calcext:value-type="float">
            <text:p>0.361406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361445865631104" calcext:value-type="float">
            <text:p>0.361445865631104</text:p>
          </table:table-cell>
          <table:table-cell office:value-type="float" office:value="19" calcext:value-type="float">
            <text:p>19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.4090234375" calcext:value-type="float">
            <text:p>0.4090234375</text:p>
          </table:table-cell>
          <table:table-cell office:value-type="float" office:value="8" calcext:value-type="float">
            <text:p>8</text:p>
          </table:table-cell>
          <table:table-cell office:value-type="float" office:value="0.361484375" calcext:value-type="float">
            <text:p>0.361484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.361445875167847" calcext:value-type="float">
            <text:p>0.361445875167847</text:p>
          </table:table-cell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409033203125" calcext:value-type="float">
            <text:p>0.409033203125</text:p>
          </table:table-cell>
          <table:table-cell office:value-type="float" office:value="10" calcext:value-type="float">
            <text:p>10</text:p>
          </table:table-cell>
          <table:table-cell office:value-type="float" office:value="0.3615625" calcext:value-type="float">
            <text:p>0.36156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4090380859375" calcext:value-type="float">
            <text:p>0.4090380859375</text:p>
          </table:table-cell>
          <table:table-cell office:value-type="float" office:value="11" calcext:value-type="float">
            <text:p>11</text:p>
          </table:table-cell>
          <table:table-cell office:value-type="float" office:value="0.361875" calcext:value-type="float">
            <text:p>0.36187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09039306640625" calcext:value-type="float">
            <text:p>0.409039306640625</text:p>
          </table:table-cell>
          <table:table-cell office:value-type="float" office:value="13" calcext:value-type="float">
            <text:p>13</text:p>
          </table:table-cell>
          <table:table-cell office:value-type="float" office:value="0.3625" calcext:value-type="float">
            <text:p>0.36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office:value-type="float" office:value="0.409039916992188" calcext:value-type="float">
            <text:p>0.409039916992188</text:p>
          </table:table-cell>
          <table:table-cell office:value-type="float" office:value="14" calcext:value-type="float">
            <text:p>14</text:p>
          </table:table-cell>
          <table:table-cell office:value-type="float" office:value="0.365" calcext:value-type="float">
            <text:p>0.3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2" calcext:value-type="float">
            <text:p>2</text:p>
          </table:table-cell>
          <table:table-cell office:value-type="float" office:value="0.409040069580078" calcext:value-type="float">
            <text:p>0.409040069580078</text:p>
          </table:table-cell>
          <table:table-cell office:value-type="float" office:value="16" calcext:value-type="float">
            <text:p>16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3" calcext:value-type="float">
            <text:p>3</text:p>
          </table:table-cell>
          <table:table-cell office:value-type="float" office:value="0.409040107727051" calcext:value-type="float">
            <text:p>0.409040107727051</text:p>
          </table:table-cell>
          <table:table-cell office:value-type="float" office:value="18" calcext:value-type="float">
            <text:p>18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6" calcext:value-type="float">
            <text:p>6</text:p>
          </table:table-cell>
          <table:table-cell office:value-type="float" office:value="0.409040117263794" calcext:value-type="float">
            <text:p>0.409040117263794</text:p>
          </table:table-cell>
          <table:table-cell office:value-type="float" office:value="20" calcext:value-type="float">
            <text:p>2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306640625" calcext:value-type="float">
            <text:p>0.40903930664062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916992188" calcext:value-type="float">
            <text:p>0.40903991699218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22167969" calcext:value-type="float">
            <text:p>0.40904022216796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98461914" calcext:value-type="float">
            <text:p>0.40904029846191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307998657" calcext:value-type="float">
            <text:p>0.40904030799865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306640625" calcext:value-type="float">
            <text:p>0.4090393066406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916992188" calcext:value-type="float">
            <text:p>0.40903991699218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69580078" calcext:value-type="float">
            <text:p>0.40904006958007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88653565" calcext:value-type="float">
            <text:p>0.40904008865356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98190308" calcext:value-type="float">
            <text:p>0.4090400981903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max(abs(g_n))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ce1" office:value-type="float" office:value="100" calcext:value-type="float">
            <text:p>1E+02</text:p>
          </table:table-cell>
          <table:table-cell office:value-type="string" calcext:value-type="string">
            <text:p>k</text:p>
          </table:table-cell>
          <table:table-cell table:style-name="ce1" office:value-type="float" office:value="1000" calcext:value-type="float">
            <text:p>1E+03</text:p>
          </table:table-cell>
          <table:table-cell office:value-type="string" calcext:value-type="string">
            <text:p>k</text:p>
          </table:table-cell>
          <table:table-cell table:style-name="ce1" office:value-type="float" office:value="10000" calcext:value-type="float">
            <text:p>1E+04</text:p>
          </table:table-cell>
          <table:table-cell office:value-type="string" calcext:value-type="string">
            <text:p>k</text:p>
          </table:table-cell>
          <table:table-cell table:style-name="ce1" office:value-type="float" office:value="100000" calcext:value-type="float">
            <text:p>1E+05</text:p>
          </table:table-cell>
          <table:table-cell office:value-type="string" calcext:value-type="string">
            <text:p>k</text:p>
          </table:table-cell>
          <table:table-cell table:style-name="ce1" office:value-type="float" office:value="1000000" calcext:value-type="float">
            <text:p>1E+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136427743768763" calcext:value-type="float">
            <text:p>1.36427743768763E-0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013644758034559" calcext:value-type="float">
            <text:p>1.3644758034559E-07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001364495605394" calcext:value-type="float">
            <text:p>1.364495605394E-08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000136449740396" calcext:value-type="float">
            <text:p>1.36449740396E-09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433512724140606" calcext:value-type="float">
            <text:p>4.33512724140606E-0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0043358010937133" calcext:value-type="float">
            <text:p>4.3358010937133E-07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0004335868486471" calcext:value-type="float">
            <text:p>4.335868486471E-08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0000433587565851" calcext:value-type="float">
            <text:p>4.33587565851E-09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731760357508549" calcext:value-type="float">
            <text:p>7.31760357508549E-0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0073186994153929" calcext:value-type="float">
            <text:p>7.3186994153929E-07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0007318809047696" calcext:value-type="float">
            <text:p>7.318809047696E-08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0000731882021654" calcext:value-type="float">
            <text:p>7.31882021654E-09</text:p>
          </table:table-cell>
          <table:table-cell office:value-type="float" office:value="0.046328125" calcext:value-type="float">
            <text:p>0.04632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103658369938753" calcext:value-type="float">
            <text:p>1.03658369938753E-05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103673771545409" calcext:value-type="float">
            <text:p>1.03673771545409E-0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10367531211308" calcext:value-type="float">
            <text:p>1.0367531211308E-07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0001036754637695" calcext:value-type="float">
            <text:p>1.036754637695E-08</text:p>
          </table:table-cell>
          <table:table-cell office:value-type="float" office:value="0.0463671875" calcext:value-type="float">
            <text:p>0.046367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134825843649544" calcext:value-type="float">
            <text:p>1.34825843649544E-05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0134845927712846" calcext:value-type="float">
            <text:p>1.34845927712846E-0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0013484793681684" calcext:value-type="float">
            <text:p>1.3484793681684E-07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0001348481371011" calcext:value-type="float">
            <text:p>1.348481371011E-08</text:p>
          </table:table-cell>
          <table:table-cell office:value-type="float" office:value="0.04638671875" calcext:value-type="float">
            <text:p>0.0463867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166707408897349" calcext:value-type="float">
            <text:p>1.66707408897349E-05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66732431572392" calcext:value-type="float">
            <text:p>1.66732431572392E-06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16673493452579" calcext:value-type="float">
            <text:p>1.6673493452579E-07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01667351812173" calcext:value-type="float">
            <text:p>1.667351812173E-08</text:p>
          </table:table-cell>
          <table:table-cell office:value-type="float" office:value="0.046396484375" calcext:value-type="float">
            <text:p>0.0463964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170136311425928" calcext:value-type="float">
            <text:p>1.70136311425928E-05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0170162588664091" calcext:value-type="float">
            <text:p>1.70162588664091E-06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0017016521702828" calcext:value-type="float">
            <text:p>1.7016521702828E-07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0001701654817055" calcext:value-type="float">
            <text:p>1.701654817055E-08</text:p>
          </table:table-cell>
          <table:table-cell office:value-type="float" office:value="0.04639892578125" calcext:value-type="float">
            <text:p>0.0463989257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173924932471703" calcext:value-type="float">
            <text:p>1.73924932471703E-05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0173952580362347" calcext:value-type="float">
            <text:p>1.73952580362347E-06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0017395534568365" calcext:value-type="float">
            <text:p>1.7395534568365E-07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0001739556232394" calcext:value-type="float">
            <text:p>1.739556232394E-08</text:p>
          </table:table-cell>
          <table:table-cell office:value-type="float" office:value="0.0463995361328125" calcext:value-type="float">
            <text:p>0.046399536132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177484497709075" calcext:value-type="float">
            <text:p>1.77484497709075E-05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0177513476720416" calcext:value-type="float">
            <text:p>1.77513476720416E-06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0017751637619756" calcext:value-type="float">
            <text:p>1.7751637619756E-07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0001775166635079" calcext:value-type="float">
            <text:p>1.775166635079E-08</text:p>
          </table:table-cell>
          <table:table-cell office:value-type="float" office:value="0.0463998413085937" calcext:value-type="float">
            <text:p>0.0463998413085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176090301341094" calcext:value-type="float">
            <text:p>1.76090301341094E-05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0176119021794952" calcext:value-type="float">
            <text:p>1.76119021794952E-06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0017612188975056" calcext:value-type="float">
            <text:p>1.7612188975056E-07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0001761221845411" calcext:value-type="float">
            <text:p>1.761221845411E-08</text:p>
          </table:table-cell>
          <table:table-cell office:value-type="float" office:value="0.0463999938964844" calcext:value-type="float">
            <text:p>0.0463999938964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171949090335133" calcext:value-type="float">
            <text:p>1.71949090335133E-05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017197045467654" calcext:value-type="float">
            <text:p>1.7197045467654E-06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0017197259127855" calcext:value-type="float">
            <text:p>1.7197259127855E-07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0001719728048855" calcext:value-type="float">
            <text:p>1.719728048855E-08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176210625113526" calcext:value-type="float">
            <text:p>1.76210625113526E-05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176234193549618" calcext:value-type="float">
            <text:p>1.76234193549618E-06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17623655090837" calcext:value-type="float">
            <text:p>1.7623655090837E-07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01762367896063" calcext:value-type="float">
            <text:p>1.762367896063E-08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180933358762125" calcext:value-type="float">
            <text:p>1.80933358762125E-05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180959490503341" calcext:value-type="float">
            <text:p>1.80959490503341E-06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018096210419039" calcext:value-type="float">
            <text:p>1.8096210419039E-07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001809623650928" calcext:value-type="float">
            <text:p>1.809623650928E-08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185706483859516" calcext:value-type="float">
            <text:p>1.85706483859516E-05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18573534290578" calcext:value-type="float">
            <text:p>1.8573534290578E-06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018573822946344" calcext:value-type="float">
            <text:p>1.8573822946344E-07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001857385178994" calcext:value-type="float">
            <text:p>1.857385178994E-08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189144043345544" calcext:value-type="float">
            <text:p>1.89144043345544E-05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189175383710337" calcext:value-type="float">
            <text:p>1.89175383710337E-06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018917851861114" calcext:value-type="float">
            <text:p>1.8917851861114E-07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001891788279573" calcext:value-type="float">
            <text:p>1.891788279573E-0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186218101926817" calcext:value-type="float">
            <text:p>1.86218101926817E-05</text:p>
          </table:table-cell>
          <table:table-cell office:value-type="float" office:value="0.2" calcext:value-type="float">
            <text:p>0.2</text:p>
          </table:table-cell>
          <table:table-cell office:value-type="float" office:value="0.00000186249752843417" calcext:value-type="float">
            <text:p>1.86249752843417E-06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18625291850022" calcext:value-type="float">
            <text:p>1.8625291850022E-07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0186253232525" calcext:value-type="float">
            <text:p>1.86253232525E-08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17745972237881" calcext:value-type="float">
            <text:p>1.7745972237881E-05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177489528540843" calcext:value-type="float">
            <text:p>1.77489528540843E-06</text:p>
            <draw:frame draw:z-index="0" draw:style-name="gr1" draw:text-style-name="P1" svg:width="6.2988in" svg:height="3.5429in" svg:x="0.2602in" svg:y="0.1366in">
              <draw:object draw:notify-on-update-of-ranges="'max(abs(g_n))'.A2:'max(abs(g_n))'.A2 'max(abs(g_n))'.I2:'max(abs(g_n))'.I100 'max(abs(g_n))'.I1:'max(abs(g_n))'.J1 'max(abs(g_n))'.J2:'max(abs(g_n))'.J100 'max(abs(g_n))'.G2:'max(abs(g_n))'.G100 'max(abs(g_n))'.G1:'max(abs(g_n))'.H1 'max(abs(g_n))'.H2:'max(abs(g_n))'.H100 'max(abs(g_n))'.E2:'max(abs(g_n))'.E100 'max(abs(g_n))'.E1:'max(abs(g_n))'.F1 'max(abs(g_n))'.F2:'max(abs(g_n))'.F100 'max(abs(g_n))'.C2:'max(abs(g_n))'.C100 'max(abs(g_n))'.C1:'max(abs(g_n))'.D1 'max(abs(g_n))'.D2:'max(abs(g_n))'.D100 'max(abs(g_n))'.A2:'max(abs(g_n))'.A100 'max(abs(g_n))'.A1:'max(abs(g_n))'.B1 'max(abs(g_n))'.B2:'max(abs(g_n))'.B10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0.21" calcext:value-type="float">
            <text:p>0.21</text:p>
          </table:table-cell>
          <table:table-cell office:value-type="float" office:value="0.00000017749251016877" calcext:value-type="float">
            <text:p>1.7749251016877E-07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001774928140416" calcext:value-type="float">
            <text:p>1.774928140416E-08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179426437290076" calcext:value-type="float">
            <text:p>1.79426437290076E-0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179452835058491" calcext:value-type="float">
            <text:p>1.79452835058491E-06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17945547714504" calcext:value-type="float">
            <text:p>1.7945547714504E-07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794557413781" calcext:value-type="float">
            <text:p>1.794557413781E-08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182584989536494" calcext:value-type="float">
            <text:p>1.82584989536494E-05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182614034116568" calcext:value-type="float">
            <text:p>1.82614034116568E-06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18261693912613" calcext:value-type="float">
            <text:p>1.8261693912613E-07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1826172368879" calcext:value-type="float">
            <text:p>1.826172368879E-08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208108695299202" calcext:value-type="float">
            <text:p>2.08108695299202E-05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208138940857225" calcext:value-type="float">
            <text:p>2.08138940857225E-06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20814196022757" calcext:value-type="float">
            <text:p>2.0814196022757E-07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2081422656189" calcext:value-type="float">
            <text:p>2.081422656189E-08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267609987256265" calcext:value-type="float">
            <text:p>2.67609987256265E-0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26765255337548" calcext:value-type="float">
            <text:p>2.6765255337548E-0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2676568095813" calcext:value-type="float">
            <text:p>2.676568095813E-07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02676572432504" calcext:value-type="float">
            <text:p>2.676572432504E-08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334829527952806" calcext:value-type="float">
            <text:p>3.34829527952806E-05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334886155406208" calcext:value-type="float">
            <text:p>3.34886155406208E-06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03348918182008" calcext:value-type="float">
            <text:p>3.348918182008E-07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003348923889676" calcext:value-type="float">
            <text:p>3.348923889676E-08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407548206345532" calcext:value-type="float">
            <text:p>4.07548206345532E-05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407619678580915" calcext:value-type="float">
            <text:p>4.07619678580915E-06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040762682786707" calcext:value-type="float">
            <text:p>4.0762682786707E-07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00407627543549" calcext:value-type="float">
            <text:p>4.07627543549E-08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48411684436137" calcext:value-type="float">
            <text:p>4.8411684436137E-05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484202990155316" calcext:value-type="float">
            <text:p>4.84202990155316E-06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0484211609273" calcext:value-type="float">
            <text:p>4.84211609273E-07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004842124657626" calcext:value-type="float">
            <text:p>4.842124657626E-08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562964120661642" calcext:value-type="float">
            <text:p>5.62964120661642E-05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563063318781643" calcext:value-type="float">
            <text:p>5.63063318781643E-06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056307323988916" calcext:value-type="float">
            <text:p>5.6307323988916E-07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005630742309072" calcext:value-type="float">
            <text:p>5.630742309072E-08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642705176226725" calcext:value-type="float">
            <text:p>6.42705176226725E-05</text:p>
          </table:table-cell>
          <table:table-cell office:value-type="float" office:value="0.3" calcext:value-type="float">
            <text:p>0.3</text:p>
          </table:table-cell>
          <table:table-cell office:value-type="float" office:value="0.00000642814199286713" calcext:value-type="float">
            <text:p>6.42814199286713E-06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6428251025002" calcext:value-type="float">
            <text:p>6.428251025002E-07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6428261931643" calcext:value-type="float">
            <text:p>6.428261931643E-08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722608345960532" calcext:value-type="float">
            <text:p>7.22608345960532E-05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722723068735431" calcext:value-type="float">
            <text:p>7.22723068735431E-06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072273454224122" calcext:value-type="float">
            <text:p>7.2273454224122E-07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007227356932501" calcext:value-type="float">
            <text:p>7.227356932501E-08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802022831179468" calcext:value-type="float">
            <text:p>8.02022831179468E-05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80213767728706" calcext:value-type="float">
            <text:p>8.0213767728706E-06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80214915704692" calcext:value-type="float">
            <text:p>8.0214915704692E-07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08021503097322" calcext:value-type="float">
            <text:p>8.021503097322E-08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879946255829774" calcext:value-type="float">
            <text:p>8.79946255829774E-05</text:p>
          </table:table-cell>
          <table:table-cell office:value-type="float" office:value="0.33" calcext:value-type="float">
            <text:p>0.33</text:p>
          </table:table-cell>
          <table:table-cell office:value-type="float" office:value="0.00000880052976482165" calcext:value-type="float">
            <text:p>8.80052976482165E-06</text:p>
          </table:table-cell>
          <table:table-cell office:value-type="float" office:value="0.33" calcext:value-type="float">
            <text:p>0.33</text:p>
          </table:table-cell>
          <table:table-cell office:value-type="float" office:value="0.0000008800636462538" calcext:value-type="float">
            <text:p>8.800636462538E-07</text:p>
          </table:table-cell>
          <table:table-cell office:value-type="float" office:value="0.33" calcext:value-type="float">
            <text:p>0.33</text:p>
          </table:table-cell>
          <table:table-cell office:value-type="float" office:value="0.00000008800647139428" calcext:value-type="float">
            <text:p>8.800647139428E-08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955800709200751" calcext:value-type="float">
            <text:p>9.55800709200751E-05</text:p>
          </table:table-cell>
          <table:table-cell office:value-type="float" office:value="0.34" calcext:value-type="float">
            <text:p>0.34</text:p>
          </table:table-cell>
          <table:table-cell office:value-type="float" office:value="0.00000955887676971982" calcext:value-type="float">
            <text:p>9.55887676971982E-06</text:p>
          </table:table-cell>
          <table:table-cell office:value-type="float" office:value="0.34" calcext:value-type="float">
            <text:p>0.34</text:p>
          </table:table-cell>
          <table:table-cell office:value-type="float" office:value="0.00000095589637036803" calcext:value-type="float">
            <text:p>9.5589637036803E-07</text:p>
          </table:table-cell>
          <table:table-cell office:value-type="float" office:value="0.34" calcext:value-type="float">
            <text:p>0.34</text:p>
          </table:table-cell>
          <table:table-cell office:value-type="float" office:value="0.00000009558972410215" calcext:value-type="float">
            <text:p>9.558972410215E-08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102390164144961" calcext:value-type="float">
            <text:p>0.000102390164144961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102394298872225" calcext:value-type="float">
            <text:p>1.02394298872225E-05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102394711807592" calcext:value-type="float">
            <text:p>1.02394711807592E-06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10239475340592" calcext:value-type="float">
            <text:p>1.0239475340592E-07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105032475393299" calcext:value-type="float">
            <text:p>0.000105032475393299</text:p>
          </table:table-cell>
          <table:table-cell office:value-type="float" office:value="0.36" calcext:value-type="float">
            <text:p>0.36</text:p>
          </table:table-cell>
          <table:table-cell office:value-type="float" office:value="0.0000105009803499569" calcext:value-type="float">
            <text:p>1.05009803499569E-05</text:p>
          </table:table-cell>
          <table:table-cell office:value-type="float" office:value="0.36" calcext:value-type="float">
            <text:p>0.36</text:p>
          </table:table-cell>
          <table:table-cell office:value-type="float" office:value="0.00000105007526505874" calcext:value-type="float">
            <text:p>1.05007526505874E-06</text:p>
          </table:table-cell>
          <table:table-cell office:value-type="float" office:value="0.36" calcext:value-type="float">
            <text:p>0.36</text:p>
          </table:table-cell>
          <table:table-cell office:value-type="float" office:value="0.00000010500729928891" calcext:value-type="float">
            <text:p>1.0500729928891E-07</text:p>
          </table:table-cell>
          <table:table-cell table:number-columns-repeated="2"/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0.000104028098450061" calcext:value-type="float">
            <text:p>0.000104028098450061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0.0000103981566797747" calcext:value-type="float">
            <text:p>1.03981566797747E-0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00000106601263069608" calcext:value-type="float">
            <text:p>1.06601263069608E-06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0.0000001039763829233" calcext:value-type="float">
            <text:p>1.039763829233E-07</text:p>
          </table:table-cell>
          <table:table-cell table:number-columns-repeated="2"/>
        </table:table-row>
        <table:table-row table:style-name="ro1">
          <table:table-cell office:value-type="float" office:value="0.36078125" calcext:value-type="float">
            <text:p>0.36078125</text:p>
          </table:table-cell>
          <table:table-cell office:value-type="float" office:value="0.000103475525320486" calcext:value-type="float">
            <text:p>0.000103475525320486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0.0000103402340207073" calcext:value-type="float">
            <text:p>1.03402340207073E-0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000110150962148855" calcext:value-type="float">
            <text:p>1.10150962148855E-06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0.00000010339405716178" calcext:value-type="float">
            <text:p>1.0339405716178E-07</text:p>
          </table:table-cell>
          <table:table-cell table:number-columns-repeated="2"/>
        </table:table-row>
        <table:table-row table:style-name="ro1">
          <table:table-cell office:value-type="float" office:value="0.360859375" calcext:value-type="float">
            <text:p>0.360859375</text:p>
          </table:table-cell>
          <table:table-cell office:value-type="float" office:value="0.00010300398785338" calcext:value-type="float">
            <text:p>0.00010300398785338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0.000010288371567108" calcext:value-type="float">
            <text:p>1.0288371567108E-05</text:p>
          </table:table-cell>
          <table:table-cell office:value-type="float" office:value="0.37" calcext:value-type="float">
            <text:p>0.37</text:p>
          </table:table-cell>
          <table:table-cell office:value-type="float" office:value="0.00000116531530822179" calcext:value-type="float">
            <text:p>1.16531530822179E-06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0.00000010286948127342" calcext:value-type="float">
            <text:p>1.0286948127342E-07</text:p>
          </table:table-cell>
          <table:table-cell table:number-columns-repeated="2"/>
        </table:table-row>
        <table:table-row table:style-name="ro1">
          <table:table-cell office:value-type="float" office:value="0.3608984375" calcext:value-type="float">
            <text:p>0.3608984375</text:p>
          </table:table-cell>
          <table:table-cell office:value-type="float" office:value="0.000102585444595653" calcext:value-type="float">
            <text:p>0.000102585444595653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0.000010231899716994" calcext:value-type="float">
            <text:p>1.0231899716994E-05</text:p>
          </table:table-cell>
          <table:table-cell office:value-type="float" office:value="0.38" calcext:value-type="float">
            <text:p>0.38</text:p>
          </table:table-cell>
          <table:table-cell office:value-type="float" office:value="0.0000012784055662216" calcext:value-type="float">
            <text:p>1.2784055662216E-06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0.000000102274633353" calcext:value-type="float">
            <text:p>1.02274633353E-07</text:p>
          </table:table-cell>
          <table:table-cell table:number-columns-repeated="2"/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00010216210515763" calcext:value-type="float">
            <text:p>0.00010216210515763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0.0000102218668941799" calcext:value-type="float">
            <text:p>1.02218668941799E-05</text:p>
          </table:table-cell>
          <table:table-cell office:value-type="float" office:value="0.39" calcext:value-type="float">
            <text:p>0.39</text:p>
          </table:table-cell>
          <table:table-cell office:value-type="float" office:value="0.00000137935757987628" calcext:value-type="float">
            <text:p>1.37935757987628E-06</text:p>
          </table:table-cell>
          <table:table-cell office:value-type="float" office:value="0.36090087890625" calcext:value-type="float">
            <text:p>0.36090087890625</text:p>
          </table:table-cell>
          <table:table-cell office:value-type="float" office:value="0.00000010222156248959" calcext:value-type="float">
            <text:p>1.0222156248959E-07</text:p>
          </table:table-cell>
          <table:table-cell table:number-columns-repeated="2"/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0.000101078918175554" calcext:value-type="float">
            <text:p>0.000101078918175554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0.0000102206799868169" calcext:value-type="float">
            <text:p>1.02206799868169E-05</text:p>
          </table:table-cell>
          <table:table-cell office:value-type="float" office:value="0.4" calcext:value-type="float">
            <text:p>0.4</text:p>
          </table:table-cell>
          <table:table-cell office:value-type="float" office:value="0.00000146665493869451" calcext:value-type="float">
            <text:p>1.46665493869451E-06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0.00000010221565228712" calcext:value-type="float">
            <text:p>1.0221565228712E-07</text:p>
          </table:table-cell>
          <table:table-cell table:number-columns-repeated="2"/>
        </table:table-row>
        <table:table-row table:style-name="ro1">
          <table:table-cell office:value-type="float" office:value="0.36140625" calcext:value-type="float">
            <text:p>0.36140625</text:p>
          </table:table-cell>
          <table:table-cell office:value-type="float" office:value="0.000099908906530974" calcext:value-type="float">
            <text:p>9.9908906530974E-05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0.0000102182794170854" calcext:value-type="float">
            <text:p>1.02182794170854E-0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0000150025671784556" calcext:value-type="float">
            <text:p>1.50025671784556E-06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0.00000010220376620591" calcext:value-type="float">
            <text:p>1.0220376620591E-07</text:p>
          </table:table-cell>
          <table:table-cell table:number-columns-repeated="2"/>
        </table:table-row>
        <table:table-row table:style-name="ro1">
          <table:table-cell office:value-type="float" office:value="0.3614453125" calcext:value-type="float">
            <text:p>0.3614453125</text:p>
          </table:table-cell>
          <table:table-cell office:value-type="float" office:value="0.0000989491125460422" calcext:value-type="float">
            <text:p>9.89491125460422E-05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.0000102133675224461" calcext:value-type="float">
            <text:p>1.02133675224461E-05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00000150923887373516" calcext:value-type="float">
            <text:p>1.50923887373516E-06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0.00000010217972564181" calcext:value-type="float">
            <text:p>1.0217972564181E-07</text:p>
          </table:table-cell>
          <table:table-cell table:number-columns-repeated="2"/>
        </table:table-row>
        <table:table-row table:style-name="ro1">
          <table:table-cell office:value-type="float" office:value="0.361445617675782" calcext:value-type="float">
            <text:p>0.361445617675782</text:p>
          </table:table-cell>
          <table:table-cell office:value-type="float" office:value="0.0000989048957229716" calcext:value-type="float">
            <text:p>9.89048957229716E-05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.0000101029613837614" calcext:value-type="float">
            <text:p>1.01029613837614E-05</text:p>
          </table:table-cell>
          <table:table-cell office:value-type="float" office:value="0.40875" calcext:value-type="float">
            <text:p>0.40875</text:p>
          </table:table-cell>
          <table:table-cell office:value-type="float" office:value="0.00000150482657660686" calcext:value-type="float">
            <text:p>1.50482657660686E-06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.00000010213053489992" calcext:value-type="float">
            <text:p>1.0213053489992E-07</text:p>
          </table:table-cell>
          <table:table-cell table:number-columns-repeated="2"/>
        </table:table-row>
        <table:table-row table:style-name="ro1">
          <table:table-cell office:value-type="float" office:value="0.361445770263672" calcext:value-type="float">
            <text:p>0.361445770263672</text:p>
          </table:table-cell>
          <table:table-cell office:value-type="float" office:value="0.0000988714116631894" calcext:value-type="float">
            <text:p>9.88714116631894E-0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0000106598393464178" calcext:value-type="float">
            <text:p>1.06598393464178E-05</text:p>
          </table:table-cell>
          <table:table-cell office:value-type="float" office:value="0.40890625" calcext:value-type="float">
            <text:p>0.40890625</text:p>
          </table:table-cell>
          <table:table-cell office:value-type="float" office:value="0.00000150191376537952" calcext:value-type="float">
            <text:p>1.50191376537952E-06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.00000010102412916658" calcext:value-type="float">
            <text:p>1.0102412916658E-07</text:p>
          </table:table-cell>
          <table:table-cell table:number-columns-repeated="2"/>
        </table:table-row>
        <table:table-row table:style-name="ro1">
          <table:table-cell office:value-type="float" office:value="0.361445846557617" calcext:value-type="float">
            <text:p>0.361445846557617</text:p>
          </table:table-cell>
          <table:table-cell office:value-type="float" office:value="0.0000988433524063108" calcext:value-type="float">
            <text:p>9.88433524063108E-0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00110147866802359" calcext:value-type="float">
            <text:p>1.10147866802359E-05</text:p>
          </table:table-cell>
          <table:table-cell office:value-type="float" office:value="0.408984375" calcext:value-type="float">
            <text:p>0.408984375</text:p>
          </table:table-cell>
          <table:table-cell office:value-type="float" office:value="0.00000149925196072905" calcext:value-type="float">
            <text:p>1.49925196072905E-06</text:p>
          </table:table-cell>
          <table:table-cell office:value-type="float" office:value="0.36140625" calcext:value-type="float">
            <text:p>0.36140625</text:p>
          </table:table-cell>
          <table:table-cell office:value-type="float" office:value="0.00000009977614781712" calcext:value-type="float">
            <text:p>9.977614781712E-08</text:p>
          </table:table-cell>
          <table:table-cell table:number-columns-repeated="2"/>
        </table:table-row>
        <table:table-row table:style-name="ro1">
          <table:table-cell office:value-type="float" office:value="0.361445865631104" calcext:value-type="float">
            <text:p>0.361445865631104</text:p>
          </table:table-cell>
          <table:table-cell office:value-type="float" office:value="0.0000988307493655196" calcext:value-type="float">
            <text:p>9.88307493655196E-05</text:p>
          </table:table-cell>
          <table:table-cell office:value-type="float" office:value="0.37" calcext:value-type="float">
            <text:p>0.37</text:p>
          </table:table-cell>
          <table:table-cell office:value-type="float" office:value="0.0000116528093900623" calcext:value-type="float">
            <text:p>1.16528093900623E-05</text:p>
          </table:table-cell>
          <table:table-cell office:value-type="float" office:value="0.4090234375" calcext:value-type="float">
            <text:p>0.4090234375</text:p>
          </table:table-cell>
          <table:table-cell office:value-type="float" office:value="0.00000149675310030748" calcext:value-type="float">
            <text:p>1.49675310030748E-06</text:p>
          </table:table-cell>
          <table:table-cell office:value-type="float" office:value="0.361484375" calcext:value-type="float">
            <text:p>0.361484375</text:p>
          </table:table-cell>
          <table:table-cell office:value-type="float" office:value="0.00000010504148332469" calcext:value-type="float">
            <text:p>1.0504148332469E-07</text:p>
          </table:table-cell>
          <table:table-cell table:number-columns-repeated="2"/>
        </table:table-row>
        <table:table-row table:style-name="ro1">
          <table:table-cell office:value-type="float" office:value="0.361445875167847" calcext:value-type="float">
            <text:p>0.361445875167847</text:p>
          </table:table-cell>
          <table:table-cell office:value-type="float" office:value="0.0000988185522696619" calcext:value-type="float">
            <text:p>9.88185522696619E-05</text:p>
          </table:table-cell>
          <table:table-cell office:value-type="float" office:value="0.38" calcext:value-type="float">
            <text:p>0.38</text:p>
          </table:table-cell>
          <table:table-cell office:value-type="float" office:value="0.0000127836591976511" calcext:value-type="float">
            <text:p>1.27836591976511E-05</text:p>
          </table:table-cell>
          <table:table-cell office:value-type="float" office:value="0.409033203125" calcext:value-type="float">
            <text:p>0.409033203125</text:p>
          </table:table-cell>
          <table:table-cell office:value-type="float" office:value="0.00000149559348606051" calcext:value-type="float">
            <text:p>1.49559348606051E-06</text:p>
          </table:table-cell>
          <table:table-cell office:value-type="float" office:value="0.3615625" calcext:value-type="float">
            <text:p>0.3615625</text:p>
          </table:table-cell>
          <table:table-cell office:value-type="float" office:value="0.00000010516473526622" calcext:value-type="float">
            <text:p>1.051647352662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0.0000137931366464915" calcext:value-type="float">
            <text:p>1.37931366464915E-05</text:p>
          </table:table-cell>
          <table:table-cell office:value-type="float" office:value="0.4090380859375" calcext:value-type="float">
            <text:p>0.4090380859375</text:p>
          </table:table-cell>
          <table:table-cell office:value-type="float" office:value="0.00000149459506622034" calcext:value-type="float">
            <text:p>1.49459506622034E-06</text:p>
          </table:table-cell>
          <table:table-cell office:value-type="float" office:value="0.361875" calcext:value-type="float">
            <text:p>0.361875</text:p>
          </table:table-cell>
          <table:table-cell office:value-type="float" office:value="0.00000010565198562873" calcext:value-type="float">
            <text:p>1.0565198562873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0000146660794656784" calcext:value-type="float">
            <text:p>1.46660794656784E-05</text:p>
          </table:table-cell>
          <table:table-cell office:value-type="float" office:value="0.409039306640625" calcext:value-type="float">
            <text:p>0.409039306640625</text:p>
          </table:table-cell>
          <table:table-cell office:value-type="float" office:value="0.00000149414926643612" calcext:value-type="float">
            <text:p>1.49414926643612E-06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00000010660155046458" calcext:value-type="float">
            <text:p>1.0660155046458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0.0000150020951535715" calcext:value-type="float">
            <text:p>1.50020951535715E-05</text:p>
          </table:table-cell>
          <table:table-cell office:value-type="float" office:value="0.409039916992188" calcext:value-type="float">
            <text:p>0.409039916992188</text:p>
          </table:table-cell>
          <table:table-cell office:value-type="float" office:value="0.00000149376036566693" calcext:value-type="float">
            <text:p>1.49376036566693E-06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000011015127161692" calcext:value-type="float">
            <text:p>1.101512716169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0.0000150919306577457" calcext:value-type="float">
            <text:p>1.50919306577457E-05</text:p>
          </table:table-cell>
          <table:table-cell office:value-type="float" office:value="0.409040069580078" calcext:value-type="float">
            <text:p>0.409040069580078</text:p>
          </table:table-cell>
          <table:table-cell office:value-type="float" office:value="0.00000149356402057421" calcext:value-type="float">
            <text:p>1.49356402057421E-06</text:p>
          </table:table-cell>
          <table:table-cell office:value-type="float" office:value="0.37" calcext:value-type="float">
            <text:p>0.37</text:p>
          </table:table-cell>
          <table:table-cell office:value-type="float" office:value="0.00000011653187430182" calcext:value-type="float">
            <text:p>1.165318743018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0.0000150478491296824" calcext:value-type="float">
            <text:p>1.50478491296824E-05</text:p>
          </table:table-cell>
          <table:table-cell office:value-type="float" office:value="0.409040107727051" calcext:value-type="float">
            <text:p>0.409040107727051</text:p>
          </table:table-cell>
          <table:table-cell office:value-type="float" office:value="0.00000149346529924821" calcext:value-type="float">
            <text:p>1.49346529924821E-06</text:p>
          </table:table-cell>
          <table:table-cell office:value-type="float" office:value="0.38" calcext:value-type="float">
            <text:p>0.38</text:p>
          </table:table-cell>
          <table:table-cell office:value-type="float" office:value="0.00000012784095292782" calcext:value-type="float">
            <text:p>1.278409529278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0.0000150187487863017" calcext:value-type="float">
            <text:p>1.50187487863017E-05</text:p>
          </table:table-cell>
          <table:table-cell office:value-type="float" office:value="0.409040117263794" calcext:value-type="float">
            <text:p>0.409040117263794</text:p>
          </table:table-cell>
          <table:table-cell office:value-type="float" office:value="0.00000149341563711048" calcext:value-type="float">
            <text:p>1.49341563711048E-06</text:p>
          </table:table-cell>
          <table:table-cell office:value-type="float" office:value="0.39" calcext:value-type="float">
            <text:p>0.39</text:p>
          </table:table-cell>
          <table:table-cell office:value-type="float" office:value="0.00000013793619724222" calcext:value-type="float">
            <text:p>1.379361972422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0.0000149921741617034" calcext:value-type="float">
            <text:p>1.49921741617034E-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00000014666596421475" calcext:value-type="float">
            <text:p>1.4666596421475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0.0000149672808886362" calcext:value-type="float">
            <text:p>1.49672808886362E-05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0.00000015002614422163" calcext:value-type="float">
            <text:p>1.5002614422163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0.0000149557976276792" calcext:value-type="float">
            <text:p>1.49557976276792E-05</text:p>
          </table:table-cell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0.00000015092434524877" calcext:value-type="float">
            <text:p>1.5092434524877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0.0000149460714271562" calcext:value-type="float">
            <text:p>1.49460714271562E-05</text:p>
          </table:table-cell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0.00000015048307393868" calcext:value-type="float">
            <text:p>1.5048307393868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306640625" calcext:value-type="float">
            <text:p>0.409039306640625</text:p>
          </table:table-cell>
          <table:table-cell office:value-type="float" office:value="0.0000149419184254633" calcext:value-type="float">
            <text:p>1.49419184254633E-05</text:p>
          </table:table-cell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0.00000015019176583482" calcext:value-type="float">
            <text:p>1.501917658348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916992188" calcext:value-type="float">
            <text:p>0.409039916992188</text:p>
          </table:table-cell>
          <table:table-cell office:value-type="float" office:value="0.0000149387009698712" calcext:value-type="float">
            <text:p>1.49387009698712E-05</text:p>
          </table:table-cell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0.00000014992554155342" calcext:value-type="float">
            <text:p>1.4992554155342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22167969" calcext:value-type="float">
            <text:p>0.409040222167969</text:p>
          </table:table-cell>
          <table:table-cell office:value-type="float" office:value="0.0000149358365605994" calcext:value-type="float">
            <text:p>1.49358365605994E-05</text:p>
          </table:table-cell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0.00000014967555935585" calcext:value-type="float">
            <text:p>1.4967555935585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98461914" calcext:value-type="float">
            <text:p>0.409040298461914</text:p>
          </table:table-cell>
          <table:table-cell office:value-type="float" office:value="0.0000149341930474749" calcext:value-type="float">
            <text:p>1.49341930474749E-05</text:p>
          </table:table-cell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0.00000014955948293398" calcext:value-type="float">
            <text:p>1.4955948293398E-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307998657" calcext:value-type="float">
            <text:p>0.409040307998657</text:p>
          </table:table-cell>
          <table:table-cell office:value-type="float" office:value="0.0000149336583424444" calcext:value-type="float">
            <text:p>1.49336583424444E-05</text:p>
          </table:table-cell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0.00000014945937132465" calcext:value-type="float">
            <text:p>1.4945937132465E-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306640625" calcext:value-type="float">
            <text:p>0.409039306640625</text:p>
          </table:table-cell>
          <table:table-cell office:value-type="float" office:value="0.00000014941444633639" calcext:value-type="float">
            <text:p>1.4941444633639E-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916992188" calcext:value-type="float">
            <text:p>0.409039916992188</text:p>
          </table:table-cell>
          <table:table-cell office:value-type="float" office:value="0.00000014937459150473" calcext:value-type="float">
            <text:p>1.4937459150473E-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69580078" calcext:value-type="float">
            <text:p>0.409040069580078</text:p>
          </table:table-cell>
          <table:table-cell office:value-type="float" office:value="0.00000014935271933332" calcext:value-type="float">
            <text:p>1.4935271933332E-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88653565" calcext:value-type="float">
            <text:p>0.409040088653565</text:p>
          </table:table-cell>
          <table:table-cell office:value-type="float" office:value="0.0000001493469881277" calcext:value-type="float">
            <text:p>1.493469881277E-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98190308" calcext:value-type="float">
            <text:p>0.409040098190308</text:p>
          </table:table-cell>
          <table:table-cell office:value-type="float" office:value="0.00000014934205401916" calcext:value-type="float">
            <text:p>1.4934205401916E-07</text:p>
          </table:table-cell>
          <table:table-cell table:number-columns-repeated="2"/>
        </table:table-row>
      </table:table>
      <table:table table:name="sumFx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ce1" office:value-type="float" office:value="100" calcext:value-type="float">
            <text:p>1E+02</text:p>
          </table:table-cell>
          <table:table-cell office:value-type="string" calcext:value-type="string">
            <text:p>k</text:p>
          </table:table-cell>
          <table:table-cell table:style-name="ce1" office:value-type="float" office:value="1000" calcext:value-type="float">
            <text:p>1E+03</text:p>
          </table:table-cell>
          <table:table-cell office:value-type="string" calcext:value-type="string">
            <text:p>k</text:p>
          </table:table-cell>
          <table:table-cell table:style-name="ce1" office:value-type="float" office:value="10000" calcext:value-type="float">
            <text:p>1E+04</text:p>
          </table:table-cell>
          <table:table-cell office:value-type="string" calcext:value-type="string">
            <text:p>k</text:p>
          </table:table-cell>
          <table:table-cell table:style-name="ce1" office:value-type="float" office:value="100000" calcext:value-type="float">
            <text:p>1E+05</text:p>
          </table:table-cell>
          <table:table-cell office:value-type="string" calcext:value-type="string">
            <text:p>k</text:p>
          </table:table-cell>
          <table:table-cell table:style-name="ce1" office:value-type="float" office:value="1000000" calcext:value-type="float">
            <text:p>1E+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00000000011643901" calcext:value-type="float">
            <text:p>-1.1643901E-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00000000011660116" calcext:value-type="float">
            <text:p>-1.1660116E-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00000000011661757" calcext:value-type="float">
            <text:p>-1.1661757E-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00000000011661906" calcext:value-type="float">
            <text:p>-1.1661906E-13</text:p>
          </table:table-cell>
          <table:table-cell office:value-type="float" office:value="0.045" calcext:value-type="float">
            <text:p>0.045</text:p>
          </table:table-cell>
          <table:table-cell office:value-type="float" office:value="6.88253048712304E-020" calcext:value-type="float">
            <text:p>6.88253048712304E-2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00327123935486675" calcext:value-type="float">
            <text:p>-3.27123935486675E-06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327095059856901" calcext:value-type="float">
            <text:p>-3.27095059856901E-06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327091992879467" calcext:value-type="float">
            <text:p>-3.27091992879467E-06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32709168616683" calcext:value-type="float">
            <text:p>-3.2709168616683E-06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1.81142258543598E-019" calcext:value-type="float">
            <text:p>1.81142258543598E-1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00694332273095891" calcext:value-type="float">
            <text:p>-6.94332273095891E-06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694295389284511" calcext:value-type="float">
            <text:p>-6.94295389284511E-06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694291698594524" calcext:value-type="float">
            <text:p>-6.94291698594524E-06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694291329482218" calcext:value-type="float">
            <text:p>-6.94291329482218E-06</text:p>
          </table:table-cell>
          <table:table-cell office:value-type="float" office:value="0.046328125" calcext:value-type="float">
            <text:p>0.046328125</text:p>
          </table:table-cell>
          <table:table-cell office:value-type="float" office:value="2.74326541725879E-020" calcext:value-type="float">
            <text:p>2.74326541725879E-2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0108300393615725" calcext:value-type="float">
            <text:p>-1.08300393615725E-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108296221587827" calcext:value-type="float">
            <text:p>-1.08296221587827E-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108295804073493" calcext:value-type="float">
            <text:p>-1.08295804073493E-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10829576231718" calcext:value-type="float">
            <text:p>-1.0829576231718E-05</text:p>
          </table:table-cell>
          <table:table-cell office:value-type="float" office:value="0.0463671875" calcext:value-type="float">
            <text:p>0.0463671875</text:p>
          </table:table-cell>
          <table:table-cell office:value-type="float" office:value="3.36270535145057E-020" calcext:value-type="float">
            <text:p>3.36270535145057E-2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0149330253976811" calcext:value-type="float">
            <text:p>-1.49330253976811E-05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149325774473146" calcext:value-type="float">
            <text:p>-1.49325774473146E-05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149325326130336" calcext:value-type="float">
            <text:p>-1.49325326130336E-05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149325281290613" calcext:value-type="float">
            <text:p>-1.49325281290613E-05</text:p>
          </table:table-cell>
          <table:table-cell office:value-type="float" office:value="0.04638671875" calcext:value-type="float">
            <text:p>0.04638671875</text:p>
          </table:table-cell>
          <table:table-cell office:value-type="float" office:value="-1.20036919216777E-019" calcext:value-type="float">
            <text:p>-1.20036919216777E-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0192535007764714" calcext:value-type="float">
            <text:p>-1.92535007764714E-05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92530439685904" calcext:value-type="float">
            <text:p>-1.92530439685904E-05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92529982406084" calcext:value-type="float">
            <text:p>-1.92529982406084E-05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92529936672082" calcext:value-type="float">
            <text:p>-1.92529936672082E-05</text:p>
          </table:table-cell>
          <table:table-cell office:value-type="float" office:value="0.046396484375" calcext:value-type="float">
            <text:p>0.046396484375</text:p>
          </table:table-cell>
          <table:table-cell office:value-type="float" office:value="1.82010178675273E-019" calcext:value-type="float">
            <text:p>1.82010178675273E-19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0206346071245857" calcext:value-type="float">
            <text:p>-2.06346071245857E-05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206339066667345" calcext:value-type="float">
            <text:p>-2.06339066667345E-05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206338366397142" calcext:value-type="float">
            <text:p>-2.06338366397142E-05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206338304093868" calcext:value-type="float">
            <text:p>-2.06338304093868E-05</text:p>
          </table:table-cell>
          <table:table-cell office:value-type="float" office:value="0.04639892578125" calcext:value-type="float">
            <text:p>0.04639892578125</text:p>
          </table:table-cell>
          <table:table-cell office:value-type="float" office:value="-9.62069313551501E-020" calcext:value-type="float">
            <text:p>-9.62069313551501E-2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00200351744931168" calcext:value-type="float">
            <text:p>-2.00351744931168E-0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00342326538686" calcext:value-type="float">
            <text:p>-2.00342326538686E-0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00341384067595" calcext:value-type="float">
            <text:p>-2.00341384067595E-0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00341289809611" calcext:value-type="float">
            <text:p>-2.00341289809611E-05</text:p>
          </table:table-cell>
          <table:table-cell office:value-type="float" office:value="0.0463995361328125" calcext:value-type="float">
            <text:p>0.0463995361328125</text:p>
          </table:table-cell>
          <table:table-cell office:value-type="float" office:value="-3.67696114610111E-020" calcext:value-type="float">
            <text:p>-3.67696114610111E-2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00219277924170607" calcext:value-type="float">
            <text:p>-2.19277924170607E-0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219269446285173" calcext:value-type="float">
            <text:p>-2.19269446285173E-0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219268532605516" calcext:value-type="float">
            <text:p>-2.19268532605516E-0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219268522203527" calcext:value-type="float">
            <text:p>-2.19268522203527E-05</text:p>
          </table:table-cell>
          <table:table-cell office:value-type="float" office:value="0.0463998413085937" calcext:value-type="float">
            <text:p>0.0463998413085937</text:p>
          </table:table-cell>
          <table:table-cell office:value-type="float" office:value="2.77724756822059E-019" calcext:value-type="float">
            <text:p>2.77724756822059E-19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00396762335047932" calcext:value-type="float">
            <text:p>-3.96762335047932E-05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396787961063703" calcext:value-type="float">
            <text:p>-3.96787961063703E-05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396790708847913" calcext:value-type="float">
            <text:p>-3.96790708847913E-05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396790761919317" calcext:value-type="float">
            <text:p>-3.96790761919317E-05</text:p>
          </table:table-cell>
          <table:table-cell office:value-type="float" office:value="0.0463999938964844" calcext:value-type="float">
            <text:p>0.0463999938964844</text:p>
          </table:table-cell>
          <table:table-cell office:value-type="float" office:value="2.65061151173014E-020" calcext:value-type="float">
            <text:p>2.65061151173014E-2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00504231315041785" calcext:value-type="float">
            <text:p>-5.04231315041785E-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504281339899033" calcext:value-type="float">
            <text:p>-5.04281339899033E-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504286373084959" calcext:value-type="float">
            <text:p>-5.04286373084959E-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504287149314912" calcext:value-type="float">
            <text:p>-5.04287149314912E-05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00540527565664222" calcext:value-type="float">
            <text:p>-5.40527565664222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540590744884865" calcext:value-type="float">
            <text:p>-5.40590744884865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540597062860906" calcext:value-type="float">
            <text:p>-5.40597062860906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540597684147418" calcext:value-type="float">
            <text:p>-5.40597684147418E-0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0050616498325777" calcext:value-type="float">
            <text:p>-5.0616498325777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506229965355063" calcext:value-type="float">
            <text:p>-5.06229965355063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506236464073691" calcext:value-type="float">
            <text:p>-5.06236464073691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506237106576756" calcext:value-type="float">
            <text:p>-5.06237106576756E-05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00399241776942937" calcext:value-type="float">
            <text:p>-3.99241776942937E-0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399297407454176" calcext:value-type="float">
            <text:p>-3.99297407454176E-0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399302971224002" calcext:value-type="float">
            <text:p>-3.99302971224002E-0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399303527718311" calcext:value-type="float">
            <text:p>-3.99303527718311E-05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00337031633505566" calcext:value-type="float">
            <text:p>-3.37031633505566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337082392610873" calcext:value-type="float">
            <text:p>-3.37082392610873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337087432168644" calcext:value-type="float">
            <text:p>-3.37087432168644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337087936129823" calcext:value-type="float">
            <text:p>-3.37087936129823E-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00246564298338968" calcext:value-type="float">
            <text:p>-2.46564298338968E-05</text:p>
          </table:table-cell>
          <table:table-cell office:value-type="float" office:value="0.2" calcext:value-type="float">
            <text:p>0.2</text:p>
          </table:table-cell>
          <table:table-cell office:value-type="float" office:value="-0.0000246614851495752" calcext:value-type="float">
            <text:p>-2.46614851495752E-05</text:p>
          </table:table-cell>
          <table:table-cell office:value-type="float" office:value="0.2" calcext:value-type="float">
            <text:p>0.2</text:p>
          </table:table-cell>
          <table:table-cell office:value-type="float" office:value="-0.0000246619923403534" calcext:value-type="float">
            <text:p>-2.46619923403534E-05</text:p>
          </table:table-cell>
          <table:table-cell office:value-type="float" office:value="0.2" calcext:value-type="float">
            <text:p>0.2</text:p>
          </table:table-cell>
          <table:table-cell office:value-type="float" office:value="-0.000024662041181778" calcext:value-type="float">
            <text:p>-2.4662041181778E-05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519032956063761" calcext:value-type="float">
            <text:p>5.19032956063761E-06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518834848976656" calcext:value-type="float">
            <text:p>5.18834848976656E-06</text:p>
            <draw:frame draw:z-index="0" draw:style-name="gr1" draw:text-style-name="P1" svg:width="6.2988in" svg:height="3.5429in" svg:x="0.2602in" svg:y="0.1366in">
              <draw:object draw:notify-on-update-of-ranges="sumFx.A2:sumFx.A2 sumFx.I2:sumFx.I100 sumFx.I1:sumFx.J1 sumFx.J2:sumFx.J100 sumFx.G2:sumFx.G100 sumFx.G1:sumFx.H1 sumFx.H2:sumFx.H100 sumFx.E2:sumFx.E100 sumFx.E1:sumFx.F1 sumFx.F2:sumFx.F100 sumFx.C2:sumFx.C100 sumFx.C1:sumFx.D1 sumFx.D2:sumFx.D100 sumFx.A2:sumFx.A100 sumFx.A1:sumFx.B1 sumFx.B2:sumFx.B10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office:value-type="float" office:value="0.21" calcext:value-type="float">
            <text:p>0.21</text:p>
          </table:table-cell>
          <table:table-cell office:value-type="float" office:value="0.00000518818623968653" calcext:value-type="float">
            <text:p>5.18818623968653E-06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518812653323612" calcext:value-type="float">
            <text:p>5.18812653323612E-06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613520542139067" calcext:value-type="float">
            <text:p>6.13520542139067E-0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613576442333943" calcext:value-type="float">
            <text:p>6.13576442333943E-0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613581554113627" calcext:value-type="float">
            <text:p>6.13581554113627E-0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613582109224033" calcext:value-type="float">
            <text:p>6.13582109224033E-05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170911565881286" calcext:value-type="float">
            <text:p>0.000170911565881286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70934757445274" calcext:value-type="float">
            <text:p>0.000170934757445274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70937077060764" calcext:value-type="float">
            <text:p>0.000170937077060764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70937309148733" calcext:value-type="float">
            <text:p>0.000170937309148733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323086296158747" calcext:value-type="float">
            <text:p>0.000323086296158747</text:p>
          </table:table-cell>
          <table:table-cell office:value-type="float" office:value="0.24" calcext:value-type="float">
            <text:p>0.24</text:p>
          </table:table-cell>
          <table:table-cell office:value-type="float" office:value="0.000323135372512897" calcext:value-type="float">
            <text:p>0.000323135372512897</text:p>
          </table:table-cell>
          <table:table-cell office:value-type="float" office:value="0.24" calcext:value-type="float">
            <text:p>0.24</text:p>
          </table:table-cell>
          <table:table-cell office:value-type="float" office:value="0.000323140281153163" calcext:value-type="float">
            <text:p>0.000323140281153163</text:p>
          </table:table-cell>
          <table:table-cell office:value-type="float" office:value="0.24" calcext:value-type="float">
            <text:p>0.24</text:p>
          </table:table-cell>
          <table:table-cell office:value-type="float" office:value="0.000323140772027277" calcext:value-type="float">
            <text:p>0.000323140772027277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50323205023082" calcext:value-type="float">
            <text:p>0.00050323205023082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03315533706273" calcext:value-type="float">
            <text:p>0.000503315533706273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03323881999516" calcext:value-type="float">
            <text:p>0.00050332388199951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03324717015656" calcext:value-type="float">
            <text:p>0.000503324717015656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708418049932605" calcext:value-type="float">
            <text:p>0.000708418049932605</text:p>
          </table:table-cell>
          <table:table-cell office:value-type="float" office:value="0.26" calcext:value-type="float">
            <text:p>0.26</text:p>
          </table:table-cell>
          <table:table-cell office:value-type="float" office:value="0.000708539332057701" calcext:value-type="float">
            <text:p>0.000708539332057701</text:p>
          </table:table-cell>
          <table:table-cell office:value-type="float" office:value="0.26" calcext:value-type="float">
            <text:p>0.26</text:p>
          </table:table-cell>
          <table:table-cell office:value-type="float" office:value="0.000708551462879982" calcext:value-type="float">
            <text:p>0.000708551462879982</text:p>
          </table:table-cell>
          <table:table-cell office:value-type="float" office:value="0.26" calcext:value-type="float">
            <text:p>0.26</text:p>
          </table:table-cell>
          <table:table-cell office:value-type="float" office:value="0.000708552675988322" calcext:value-type="float">
            <text:p>0.000708552675988322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943609781756984" calcext:value-type="float">
            <text:p>0.000943609781756984</text:p>
          </table:table-cell>
          <table:table-cell office:value-type="float" office:value="0.27" calcext:value-type="float">
            <text:p>0.27</text:p>
          </table:table-cell>
          <table:table-cell office:value-type="float" office:value="0.000943773960700224" calcext:value-type="float">
            <text:p>0.000943773960700224</text:p>
          </table:table-cell>
          <table:table-cell office:value-type="float" office:value="0.27" calcext:value-type="float">
            <text:p>0.27</text:p>
          </table:table-cell>
          <table:table-cell office:value-type="float" office:value="0.000943790383335751" calcext:value-type="float">
            <text:p>0.000943790383335751</text:p>
          </table:table-cell>
          <table:table-cell office:value-type="float" office:value="0.27" calcext:value-type="float">
            <text:p>0.27</text:p>
          </table:table-cell>
          <table:table-cell office:value-type="float" office:value="0.000943792025633959" calcext:value-type="float">
            <text:p>0.000943792025633959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120410180652408" calcext:value-type="float">
            <text:p>0.00120410180652408</text:p>
          </table:table-cell>
          <table:table-cell office:value-type="float" office:value="0.28" calcext:value-type="float">
            <text:p>0.28</text:p>
          </table:table-cell>
          <table:table-cell office:value-type="float" office:value="0.00120431238873504" calcext:value-type="float">
            <text:p>0.00120431238873504</text:p>
          </table:table-cell>
          <table:table-cell office:value-type="float" office:value="0.28" calcext:value-type="float">
            <text:p>0.28</text:p>
          </table:table-cell>
          <table:table-cell office:value-type="float" office:value="0.00120433345142828" calcext:value-type="float">
            <text:p>0.00120433345142828</text:p>
          </table:table-cell>
          <table:table-cell office:value-type="float" office:value="0.28" calcext:value-type="float">
            <text:p>0.28</text:p>
          </table:table-cell>
          <table:table-cell office:value-type="float" office:value="0.00120433555773989" calcext:value-type="float">
            <text:p>0.00120433555773989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148570902813655" calcext:value-type="float">
            <text:p>0.00148570902813655</text:p>
          </table:table-cell>
          <table:table-cell office:value-type="float" office:value="0.29" calcext:value-type="float">
            <text:p>0.29</text:p>
          </table:table-cell>
          <table:table-cell office:value-type="float" office:value="0.00148596744760539" calcext:value-type="float">
            <text:p>0.00148596744760539</text:p>
          </table:table-cell>
          <table:table-cell office:value-type="float" office:value="0.29" calcext:value-type="float">
            <text:p>0.29</text:p>
          </table:table-cell>
          <table:table-cell office:value-type="float" office:value="0.00148599329233491" calcext:value-type="float">
            <text:p>0.00148599329233491</text:p>
          </table:table-cell>
          <table:table-cell office:value-type="float" office:value="0.29" calcext:value-type="float">
            <text:p>0.29</text:p>
          </table:table-cell>
          <table:table-cell office:value-type="float" office:value="0.00148599587703231" calcext:value-type="float">
            <text:p>0.00148599587703231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178962759055626" calcext:value-type="float">
            <text:p>0.00178962759055626</text:p>
          </table:table-cell>
          <table:table-cell office:value-type="float" office:value="0.3" calcext:value-type="float">
            <text:p>0.3</text:p>
          </table:table-cell>
          <table:table-cell office:value-type="float" office:value="0.00178993483771537" calcext:value-type="float">
            <text:p>0.00178993483771537</text:p>
          </table:table-cell>
          <table:table-cell office:value-type="float" office:value="0.3" calcext:value-type="float">
            <text:p>0.3</text:p>
          </table:table-cell>
          <table:table-cell office:value-type="float" office:value="0.00178996556740445" calcext:value-type="float">
            <text:p>0.00178996556740445</text:p>
          </table:table-cell>
          <table:table-cell office:value-type="float" office:value="0.3" calcext:value-type="float">
            <text:p>0.3</text:p>
          </table:table-cell>
          <table:table-cell office:value-type="float" office:value="0.00178996864042312" calcext:value-type="float">
            <text:p>0.00178996864042312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211695329434677" calcext:value-type="float">
            <text:p>0.00211695329434677</text:p>
          </table:table-cell>
          <table:table-cell office:value-type="float" office:value="0.31" calcext:value-type="float">
            <text:p>0.31</text:p>
          </table:table-cell>
          <table:table-cell office:value-type="float" office:value="0.00211731335321316" calcext:value-type="float">
            <text:p>0.00211731335321316</text:p>
          </table:table-cell>
          <table:table-cell office:value-type="float" office:value="0.31" calcext:value-type="float">
            <text:p>0.31</text:p>
          </table:table-cell>
          <table:table-cell office:value-type="float" office:value="0.00211734936464274" calcext:value-type="float">
            <text:p>0.00211734936464274</text:p>
          </table:table-cell>
          <table:table-cell office:value-type="float" office:value="0.31" calcext:value-type="float">
            <text:p>0.31</text:p>
          </table:table-cell>
          <table:table-cell office:value-type="float" office:value="0.00211735296583598" calcext:value-type="float">
            <text:p>0.00211735296583598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245844342020692" calcext:value-type="float">
            <text:p>0.00245844342020692</text:p>
          </table:table-cell>
          <table:table-cell office:value-type="float" office:value="0.32" calcext:value-type="float">
            <text:p>0.32</text:p>
          </table:table-cell>
          <table:table-cell office:value-type="float" office:value="0.00245885911906419" calcext:value-type="float">
            <text:p>0.00245885911906419</text:p>
          </table:table-cell>
          <table:table-cell office:value-type="float" office:value="0.32" calcext:value-type="float">
            <text:p>0.32</text:p>
          </table:table-cell>
          <table:table-cell office:value-type="float" office:value="0.00245890067665922" calcext:value-type="float">
            <text:p>0.00245890067665922</text:p>
          </table:table-cell>
          <table:table-cell office:value-type="float" office:value="0.32" calcext:value-type="float">
            <text:p>0.32</text:p>
          </table:table-cell>
          <table:table-cell office:value-type="float" office:value="0.00245890483404592" calcext:value-type="float">
            <text:p>0.00245890483404592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280613325946058" calcext:value-type="float">
            <text:p>0.00280613325946058</text:p>
          </table:table-cell>
          <table:table-cell office:value-type="float" office:value="0.33" calcext:value-type="float">
            <text:p>0.33</text:p>
          </table:table-cell>
          <table:table-cell office:value-type="float" office:value="0.00280659675360882" calcext:value-type="float">
            <text:p>0.00280659675360882</text:p>
          </table:table-cell>
          <table:table-cell office:value-type="float" office:value="0.33" calcext:value-type="float">
            <text:p>0.33</text:p>
          </table:table-cell>
          <table:table-cell office:value-type="float" office:value="0.00280664310693557" calcext:value-type="float">
            <text:p>0.00280664310693557</text:p>
          </table:table-cell>
          <table:table-cell office:value-type="float" office:value="0.33" calcext:value-type="float">
            <text:p>0.33</text:p>
          </table:table-cell>
          <table:table-cell office:value-type="float" office:value="0.00280664774230574" calcext:value-type="float">
            <text:p>0.00280664774230574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315388447505047" calcext:value-type="float">
            <text:p>0.00315388447505047</text:p>
          </table:table-cell>
          <table:table-cell office:value-type="float" office:value="0.34" calcext:value-type="float">
            <text:p>0.34</text:p>
          </table:table-cell>
          <table:table-cell office:value-type="float" office:value="0.00315439809022237" calcext:value-type="float">
            <text:p>0.00315439809022237</text:p>
          </table:table-cell>
          <table:table-cell office:value-type="float" office:value="0.34" calcext:value-type="float">
            <text:p>0.34</text:p>
          </table:table-cell>
          <table:table-cell office:value-type="float" office:value="0.00315444945474312" calcext:value-type="float">
            <text:p>0.00315444945474312</text:p>
          </table:table-cell>
          <table:table-cell office:value-type="float" office:value="0.34" calcext:value-type="float">
            <text:p>0.34</text:p>
          </table:table-cell>
          <table:table-cell office:value-type="float" office:value="0.00315445459122015" calcext:value-type="float">
            <text:p>0.00315445459122015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350210618104014" calcext:value-type="float">
            <text:p>0.00350210618104014</text:p>
          </table:table-cell>
          <table:table-cell office:value-type="float" office:value="0.35" calcext:value-type="float">
            <text:p>0.35</text:p>
          </table:table-cell>
          <table:table-cell office:value-type="float" office:value="0.00350264855483146" calcext:value-type="float">
            <text:p>0.00350264855483146</text:p>
          </table:table-cell>
          <table:table-cell office:value-type="float" office:value="0.35" calcext:value-type="float">
            <text:p>0.35</text:p>
          </table:table-cell>
          <table:table-cell office:value-type="float" office:value="0.00350270279097153" calcext:value-type="float">
            <text:p>0.00350270279097153</text:p>
          </table:table-cell>
          <table:table-cell office:value-type="float" office:value="0.35" calcext:value-type="float">
            <text:p>0.35</text:p>
          </table:table-cell>
          <table:table-cell office:value-type="float" office:value="0.00350270821472095" calcext:value-type="float">
            <text:p>0.00350270821472095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381367994062214" calcext:value-type="float">
            <text:p>0.00381367994062214</text:p>
          </table:table-cell>
          <table:table-cell office:value-type="float" office:value="0.36" calcext:value-type="float">
            <text:p>0.36</text:p>
          </table:table-cell>
          <table:table-cell office:value-type="float" office:value="0.0038139758052443" calcext:value-type="float">
            <text:p>0.0038139758052443</text:p>
          </table:table-cell>
          <table:table-cell office:value-type="float" office:value="0.36" calcext:value-type="float">
            <text:p>0.36</text:p>
          </table:table-cell>
          <table:table-cell office:value-type="float" office:value="0.00381400525710475" calcext:value-type="float">
            <text:p>0.00381400525710475</text:p>
          </table:table-cell>
          <table:table-cell office:value-type="float" office:value="0.36" calcext:value-type="float">
            <text:p>0.36</text:p>
          </table:table-cell>
          <table:table-cell office:value-type="float" office:value="0.00381400820093634" calcext:value-type="float">
            <text:p>0.00381400820093634</text:p>
          </table:table-cell>
          <table:table-cell table:number-columns-repeated="2"/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0.00381996924881584" calcext:value-type="float">
            <text:p>0.00381996924881584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0.00381997212260912" calcext:value-type="float">
            <text:p>0.00381997212260912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00267422017883487" calcext:value-type="float">
            <text:p>0.00267422017883487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0.00381997159764868" calcext:value-type="float">
            <text:p>0.00381997159764868</text:p>
          </table:table-cell>
          <table:table-cell table:number-columns-repeated="2"/>
        </table:table-row>
        <table:table-row table:style-name="ro1">
          <table:table-cell office:value-type="float" office:value="0.36078125" calcext:value-type="float">
            <text:p>0.36078125</text:p>
          </table:table-cell>
          <table:table-cell office:value-type="float" office:value="0.00381778976249924" calcext:value-type="float">
            <text:p>0.00381778976249924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0.00381743952075815" calcext:value-type="float">
            <text:p>0.0038174395207581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269757495724185" calcext:value-type="float">
            <text:p>0.00269757495724185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0.00381739802129643" calcext:value-type="float">
            <text:p>0.00381739802129643</text:p>
          </table:table-cell>
          <table:table-cell table:number-columns-repeated="2"/>
        </table:table-row>
        <table:table-row table:style-name="ro1">
          <table:table-cell office:value-type="float" office:value="0.360859375" calcext:value-type="float">
            <text:p>0.360859375</text:p>
          </table:table-cell>
          <table:table-cell office:value-type="float" office:value="0.00381420734380774" calcext:value-type="float">
            <text:p>0.00381420734380774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0.00381326659926836" calcext:value-type="float">
            <text:p>0.00381326659926836</text:p>
          </table:table-cell>
          <table:table-cell office:value-type="float" office:value="0.37" calcext:value-type="float">
            <text:p>0.37</text:p>
          </table:table-cell>
          <table:table-cell office:value-type="float" office:value="0.00276680215158796" calcext:value-type="float">
            <text:p>0.00276680215158796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0.00381315043520806" calcext:value-type="float">
            <text:p>0.00381315043520806</text:p>
          </table:table-cell>
          <table:table-cell table:number-columns-repeated="2"/>
        </table:table-row>
        <table:table-row table:style-name="ro1">
          <table:table-cell office:value-type="float" office:value="0.3608984375" calcext:value-type="float">
            <text:p>0.3608984375</text:p>
          </table:table-cell>
          <table:table-cell office:value-type="float" office:value="0.00381013936206435" calcext:value-type="float">
            <text:p>0.00381013936206435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0.00380736692697787" calcext:value-type="float">
            <text:p>0.00380736692697787</text:p>
          </table:table-cell>
          <table:table-cell office:value-type="float" office:value="0.38" calcext:value-type="float">
            <text:p>0.38</text:p>
          </table:table-cell>
          <table:table-cell office:value-type="float" office:value="0.00293708463039053" calcext:value-type="float">
            <text:p>0.00293708463039053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0.00380687314644411" calcext:value-type="float">
            <text:p>0.00380687314644411</text:p>
          </table:table-cell>
          <table:table-cell table:number-columns-repeated="2"/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00380579035529498" calcext:value-type="float">
            <text:p>0.00380579035529498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0.00380623736437556" calcext:value-type="float">
            <text:p>0.00380623736437556</text:p>
          </table:table-cell>
          <table:table-cell office:value-type="float" office:value="0.39" calcext:value-type="float">
            <text:p>0.39</text:p>
          </table:table-cell>
          <table:table-cell office:value-type="float" office:value="0.00309956838478516" calcext:value-type="float">
            <text:p>0.00309956838478516</text:p>
          </table:table-cell>
          <table:table-cell office:value-type="float" office:value="0.36090087890625" calcext:value-type="float">
            <text:p>0.36090087890625</text:p>
          </table:table-cell>
          <table:table-cell office:value-type="float" office:value="0.00380627160469393" calcext:value-type="float">
            <text:p>0.00380627160469393</text:p>
          </table:table-cell>
          <table:table-cell table:number-columns-repeated="2"/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0.00379763262770439" calcext:value-type="float">
            <text:p>0.00379763262770439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0.00380618903614585" calcext:value-type="float">
            <text:p>0.00380618903614585</text:p>
          </table:table-cell>
          <table:table-cell office:value-type="float" office:value="0.4" calcext:value-type="float">
            <text:p>0.4</text:p>
          </table:table-cell>
          <table:table-cell office:value-type="float" office:value="0.00319601131727243" calcext:value-type="float">
            <text:p>0.00319601131727243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0.00380624781294313" calcext:value-type="float">
            <text:p>0.00380624781294313</text:p>
          </table:table-cell>
          <table:table-cell table:number-columns-repeated="2"/>
        </table:table-row>
        <table:table-row table:style-name="ro1">
          <table:table-cell office:value-type="float" office:value="0.36140625" calcext:value-type="float">
            <text:p>0.36140625</text:p>
          </table:table-cell>
          <table:table-cell office:value-type="float" office:value="0.00378356112689296" calcext:value-type="float">
            <text:p>0.00378356112689296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0.00380608819648151" calcext:value-type="float">
            <text:p>0.00380608819648151</text:p>
          </table:table-cell>
          <table:table-cell office:value-type="float" office:value="0.405" calcext:value-type="float">
            <text:p>0.405</text:p>
          </table:table-cell>
          <table:table-cell office:value-type="float" office:value="0.0031875354150906" calcext:value-type="float">
            <text:p>0.0031875354150906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0.00380619920355536" calcext:value-type="float">
            <text:p>0.00380619920355536</text:p>
          </table:table-cell>
          <table:table-cell table:number-columns-repeated="2"/>
        </table:table-row>
        <table:table-row table:style-name="ro1">
          <table:table-cell office:value-type="float" office:value="0.3614453125" calcext:value-type="float">
            <text:p>0.3614453125</text:p>
          </table:table-cell>
          <table:table-cell office:value-type="float" office:value="0.00376930877367647" calcext:value-type="float">
            <text:p>0.00376930877367647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.0038058693116741" calcext:value-type="float">
            <text:p>0.0038058693116741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00313059231580187" calcext:value-type="float">
            <text:p>0.00313059231580187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0.00380609781226246" calcext:value-type="float">
            <text:p>0.00380609781226246</text:p>
          </table:table-cell>
          <table:table-cell table:number-columns-repeated="2"/>
        </table:table-row>
        <table:table-row table:style-name="ro1">
          <table:table-cell office:value-type="float" office:value="0.361445617675782" calcext:value-type="float">
            <text:p>0.361445617675782</text:p>
          </table:table-cell>
          <table:table-cell office:value-type="float" office:value="0.00376860509238539" calcext:value-type="float">
            <text:p>0.00376860509238539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.00379737430545687" calcext:value-type="float">
            <text:p>0.00379737430545687</text:p>
          </table:table-cell>
          <table:table-cell office:value-type="float" office:value="0.40875" calcext:value-type="float">
            <text:p>0.40875</text:p>
          </table:table-cell>
          <table:table-cell office:value-type="float" office:value="0.00303714184907479" calcext:value-type="float">
            <text:p>0.00303714184907479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.00380587776277907" calcext:value-type="float">
            <text:p>0.00380587776277907</text:p>
          </table:table-cell>
          <table:table-cell table:number-columns-repeated="2"/>
        </table:table-row>
        <table:table-row table:style-name="ro1">
          <table:table-cell office:value-type="float" office:value="0.361445770263672" calcext:value-type="float">
            <text:p>0.361445770263672</text:p>
          </table:table-cell>
          <table:table-cell office:value-type="float" office:value="0.0037680696972159" calcext:value-type="float">
            <text:p>0.0037680696972159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00267413306168925" calcext:value-type="float">
            <text:p>0.00267413306168925</text:p>
          </table:table-cell>
          <table:table-cell office:value-type="float" office:value="0.40890625" calcext:value-type="float">
            <text:p>0.40890625</text:p>
          </table:table-cell>
          <table:table-cell office:value-type="float" office:value="0.00300769073843138" calcext:value-type="float">
            <text:p>0.00300769073843138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.00379734485327305" calcext:value-type="float">
            <text:p>0.00379734485327305</text:p>
          </table:table-cell>
          <table:table-cell table:number-columns-repeated="2"/>
        </table:table-row>
        <table:table-row table:style-name="ro1">
          <table:table-cell office:value-type="float" office:value="0.361445846557617" calcext:value-type="float">
            <text:p>0.361445846557617</text:p>
          </table:table-cell>
          <table:table-cell office:value-type="float" office:value="0.00376761938810475" calcext:value-type="float">
            <text:p>0.0037676193881047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26974892444992" calcext:value-type="float">
            <text:p>0.0026974892444992</text:p>
          </table:table-cell>
          <table:table-cell office:value-type="float" office:value="0.408984375" calcext:value-type="float">
            <text:p>0.408984375</text:p>
          </table:table-cell>
          <table:table-cell office:value-type="float" office:value="0.00298380082686805" calcext:value-type="float">
            <text:p>0.00298380082686805</text:p>
          </table:table-cell>
          <table:table-cell office:value-type="float" office:value="0.36140625" calcext:value-type="float">
            <text:p>0.36140625</text:p>
          </table:table-cell>
          <table:table-cell office:value-type="float" office:value="0.00378201248670944" calcext:value-type="float">
            <text:p>0.00378201248670944</text:p>
          </table:table-cell>
          <table:table-cell table:number-columns-repeated="2"/>
        </table:table-row>
        <table:table-row table:style-name="ro1">
          <table:table-cell office:value-type="float" office:value="0.361445865631104" calcext:value-type="float">
            <text:p>0.361445865631104</text:p>
          </table:table-cell>
          <table:table-cell office:value-type="float" office:value="0.0037674166347934" calcext:value-type="float">
            <text:p>0.0037674166347934</text:p>
          </table:table-cell>
          <table:table-cell office:value-type="float" office:value="0.37" calcext:value-type="float">
            <text:p>0.37</text:p>
          </table:table-cell>
          <table:table-cell office:value-type="float" office:value="0.0027667165955076" calcext:value-type="float">
            <text:p>0.0027667165955076</text:p>
          </table:table-cell>
          <table:table-cell office:value-type="float" office:value="0.4090234375" calcext:value-type="float">
            <text:p>0.4090234375</text:p>
          </table:table-cell>
          <table:table-cell office:value-type="float" office:value="0.00296295016104989" calcext:value-type="float">
            <text:p>0.00296295016104989</text:p>
          </table:table-cell>
          <table:table-cell office:value-type="float" office:value="0.361484375" calcext:value-type="float">
            <text:p>0.361484375</text:p>
          </table:table-cell>
          <table:table-cell office:value-type="float" office:value="0.00266873184674253" calcext:value-type="float">
            <text:p>0.00266873184674253</text:p>
          </table:table-cell>
          <table:table-cell table:number-columns-repeated="2"/>
        </table:table-row>
        <table:table-row table:style-name="ro1">
          <table:table-cell office:value-type="float" office:value="0.361445875167847" calcext:value-type="float">
            <text:p>0.361445875167847</text:p>
          </table:table-cell>
          <table:table-cell office:value-type="float" office:value="0.00376722013253433" calcext:value-type="float">
            <text:p>0.00376722013253433</text:p>
          </table:table-cell>
          <table:table-cell office:value-type="float" office:value="0.38" calcext:value-type="float">
            <text:p>0.38</text:p>
          </table:table-cell>
          <table:table-cell office:value-type="float" office:value="0.00293699686996583" calcext:value-type="float">
            <text:p>0.00293699686996583</text:p>
          </table:table-cell>
          <table:table-cell office:value-type="float" office:value="0.409033203125" calcext:value-type="float">
            <text:p>0.409033203125</text:p>
          </table:table-cell>
          <table:table-cell office:value-type="float" office:value="0.0029536538592503" calcext:value-type="float">
            <text:p>0.0029536538592503</text:p>
          </table:table-cell>
          <table:table-cell office:value-type="float" office:value="0.3615625" calcext:value-type="float">
            <text:p>0.3615625</text:p>
          </table:table-cell>
          <table:table-cell office:value-type="float" office:value="0.00266904276264701" calcext:value-type="float">
            <text:p>0.002669042762647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0.00309948111988557" calcext:value-type="float">
            <text:p>0.00309948111988557</text:p>
          </table:table-cell>
          <table:table-cell office:value-type="float" office:value="0.4090380859375" calcext:value-type="float">
            <text:p>0.4090380859375</text:p>
          </table:table-cell>
          <table:table-cell office:value-type="float" office:value="0.00294580822877019" calcext:value-type="float">
            <text:p>0.00294580822877019</text:p>
          </table:table-cell>
          <table:table-cell office:value-type="float" office:value="0.361875" calcext:value-type="float">
            <text:p>0.361875</text:p>
          </table:table-cell>
          <table:table-cell office:value-type="float" office:value="0.00267048553409979" calcext:value-type="float">
            <text:p>0.002670485534099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00319592770324561" calcext:value-type="float">
            <text:p>0.00319592770324561</text:p>
          </table:table-cell>
          <table:table-cell office:value-type="float" office:value="0.409039306640625" calcext:value-type="float">
            <text:p>0.409039306640625</text:p>
          </table:table-cell>
          <table:table-cell office:value-type="float" office:value="0.00294234799322318" calcext:value-type="float">
            <text:p>0.00294234799322318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00267422889091936" calcext:value-type="float">
            <text:p>0.002674228890919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0.00318745923341336" calcext:value-type="float">
            <text:p>0.00318745923341336</text:p>
          </table:table-cell>
          <table:table-cell office:value-type="float" office:value="0.409039916992188" calcext:value-type="float">
            <text:p>0.409039916992188</text:p>
          </table:table-cell>
          <table:table-cell office:value-type="float" office:value="0.00293934964033113" calcext:value-type="float">
            <text:p>0.00293934964033113</text:p>
          </table:table-cell>
          <table:table-cell office:value-type="float" office:value="0.365" calcext:value-type="float">
            <text:p>0.365</text:p>
          </table:table-cell>
          <table:table-cell office:value-type="float" office:value="0.00269758352885436" calcext:value-type="float">
            <text:p>0.002697583528854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0.00313052740987189" calcext:value-type="float">
            <text:p>0.00313052740987189</text:p>
          </table:table-cell>
          <table:table-cell office:value-type="float" office:value="0.409040069580078" calcext:value-type="float">
            <text:p>0.409040069580078</text:p>
          </table:table-cell>
          <table:table-cell office:value-type="float" office:value="0.00293784279524492" calcext:value-type="float">
            <text:p>0.00293784279524492</text:p>
          </table:table-cell>
          <table:table-cell office:value-type="float" office:value="0.37" calcext:value-type="float">
            <text:p>0.37</text:p>
          </table:table-cell>
          <table:table-cell office:value-type="float" office:value="0.00276681070710177" calcext:value-type="float">
            <text:p>0.0027668107071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0.00303710431475041" calcext:value-type="float">
            <text:p>0.00303710431475041</text:p>
          </table:table-cell>
          <table:table-cell office:value-type="float" office:value="0.409040107727051" calcext:value-type="float">
            <text:p>0.409040107727051</text:p>
          </table:table-cell>
          <table:table-cell office:value-type="float" office:value="0.00293708682638548" calcext:value-type="float">
            <text:p>0.00293708682638548</text:p>
          </table:table-cell>
          <table:table-cell office:value-type="float" office:value="0.38" calcext:value-type="float">
            <text:p>0.38</text:p>
          </table:table-cell>
          <table:table-cell office:value-type="float" office:value="0.00293709340609463" calcext:value-type="float">
            <text:p>0.00293709340609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0.00300767262636605" calcext:value-type="float">
            <text:p>0.00300767262636605</text:p>
          </table:table-cell>
          <table:table-cell office:value-type="float" office:value="0.409040117263794" calcext:value-type="float">
            <text:p>0.409040117263794</text:p>
          </table:table-cell>
          <table:table-cell office:value-type="float" office:value="0.00293670697870237" calcext:value-type="float">
            <text:p>0.00293670697870237</text:p>
          </table:table-cell>
          <table:table-cell office:value-type="float" office:value="0.39" calcext:value-type="float">
            <text:p>0.39</text:p>
          </table:table-cell>
          <table:table-cell office:value-type="float" office:value="0.00309957711158112" calcext:value-type="float">
            <text:p>0.003099577111581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0.00298381432956701" calcext:value-type="float">
            <text:p>0.0029838143295670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00319601967674484" calcext:value-type="float">
            <text:p>0.00319601967674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0.00296303518357373" calcext:value-type="float">
            <text:p>0.00296303518357373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0.00318754303367492" calcext:value-type="float">
            <text:p>0.003187543033674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0.00295382448736742" calcext:value-type="float">
            <text:p>0.00295382448736742</text:p>
          </table:table-cell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0.00313059880631198" calcext:value-type="float">
            <text:p>0.003130598806311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0.0029461754553613" calcext:value-type="float">
            <text:p>0.0029461754553613</text:p>
          </table:table-cell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0.0030371456049766" calcext:value-type="float">
            <text:p>0.00303714560497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306640625" calcext:value-type="float">
            <text:p>0.409039306640625</text:p>
          </table:table-cell>
          <table:table-cell office:value-type="float" office:value="0.00294294802057064" calcext:value-type="float">
            <text:p>0.00294294802057064</text:p>
          </table:table-cell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0.00300769254050078" calcext:value-type="float">
            <text:p>0.003007692540500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916992188" calcext:value-type="float">
            <text:p>0.409039916992188</text:p>
          </table:table-cell>
          <table:table-cell office:value-type="float" office:value="0.00294046257144571" calcext:value-type="float">
            <text:p>0.00294046257144571</text:p>
          </table:table-cell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0.00298379944826649" calcext:value-type="float">
            <text:p>0.002983799448266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22167969" calcext:value-type="float">
            <text:p>0.409040222167969</text:p>
          </table:table-cell>
          <table:table-cell office:value-type="float" office:value="0.00293826043531767" calcext:value-type="float">
            <text:p>0.00293826043531767</text:p>
          </table:table-cell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0.00296294160725183" calcext:value-type="float">
            <text:p>0.00296294160725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98461914" calcext:value-type="float">
            <text:p>0.409040298461914</text:p>
          </table:table-cell>
          <table:table-cell office:value-type="float" office:value="0.00293700130430223" calcext:value-type="float">
            <text:p>0.00293700130430223</text:p>
          </table:table-cell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0.00295363663385529" calcext:value-type="float">
            <text:p>0.002953636633855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307998657" calcext:value-type="float">
            <text:p>0.409040307998657</text:p>
          </table:table-cell>
          <table:table-cell office:value-type="float" office:value="0.00293659233116838" calcext:value-type="float">
            <text:p>0.00293659233116838</text:p>
          </table:table-cell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0.00294577039602332" calcext:value-type="float">
            <text:p>0.002945770396023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306640625" calcext:value-type="float">
            <text:p>0.409039306640625</text:p>
          </table:table-cell>
          <table:table-cell office:value-type="float" office:value="0.00294228386512819" calcext:value-type="float">
            <text:p>0.0029422838651281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916992188" calcext:value-type="float">
            <text:p>0.409039916992188</text:p>
          </table:table-cell>
          <table:table-cell office:value-type="float" office:value="0.00293921177168912" calcext:value-type="float">
            <text:p>0.002939211771689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69580078" calcext:value-type="float">
            <text:p>0.409040069580078</text:p>
          </table:table-cell>
          <table:table-cell office:value-type="float" office:value="0.00293753396818675" calcext:value-type="float">
            <text:p>0.002937533968186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88653565" calcext:value-type="float">
            <text:p>0.409040088653565</text:p>
          </table:table-cell>
          <table:table-cell office:value-type="float" office:value="0.00293709525183827" calcext:value-type="float">
            <text:p>0.002937095251838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98190308" calcext:value-type="float">
            <text:p>0.409040098190308</text:p>
          </table:table-cell>
          <table:table-cell office:value-type="float" office:value="0.00293671785322508" calcext:value-type="float">
            <text:p>0.00293671785322508</text:p>
          </table:table-cell>
          <table:table-cell table:number-columns-repeated="2"/>
        </table:table-row>
      </table:table>
      <table:table table:name="sumFz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_n</text:p>
          </table:table-cell>
          <table:table-cell table:style-name="ce1" office:value-type="float" office:value="100" calcext:value-type="float">
            <text:p>1E+02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" calcext:value-type="float">
            <text:p>1E+03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" calcext:value-type="float">
            <text:p>1E+04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" calcext:value-type="float">
            <text:p>1E+05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0" calcext:value-type="float">
            <text:p>1E+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245979487342016" calcext:value-type="float">
            <text:p>-0.000245979487342016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46005936815613" calcext:value-type="float">
            <text:p>-0.0002460059368156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46008582101521" calcext:value-type="float">
            <text:p>-0.000246008582101521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46008846633495" calcext:value-type="float">
            <text:p>-0.000246008846633495</text:p>
          </table:table-cell>
          <table:table-cell office:value-type="float" office:value="0.045" calcext:value-type="float">
            <text:p>0.045</text:p>
          </table:table-cell>
          <table:table-cell office:value-type="float" office:value="-2.20358921492715E-018" calcext:value-type="float">
            <text:p>-2.20358921492715E-1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969992257229243" calcext:value-type="float">
            <text:p>-0.000969992257229243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970086934900087" calcext:value-type="float">
            <text:p>-0.000970086934900087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97009640429675" calcext:value-type="float">
            <text:p>-0.00097009640429675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970097351248119" calcext:value-type="float">
            <text:p>-0.000970097351248119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-3.96774253856895E-020" calcext:value-type="float">
            <text:p>-3.96774253856895E-2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171166956696035" calcext:value-type="float">
            <text:p>-0.00171166956696035</text:p>
          </table:table-cell>
          <table:table-cell office:value-type="float" office:value="0.07" calcext:value-type="float">
            <text:p>0.07</text:p>
          </table:table-cell>
          <table:table-cell office:value-type="float" office:value="-0.00171183915838628" calcext:value-type="float">
            <text:p>-0.00171183915838628</text:p>
          </table:table-cell>
          <table:table-cell office:value-type="float" office:value="0.07" calcext:value-type="float">
            <text:p>0.07</text:p>
          </table:table-cell>
          <table:table-cell office:value-type="float" office:value="-0.00171185611966299" calcext:value-type="float">
            <text:p>-0.00171185611966299</text:p>
          </table:table-cell>
          <table:table-cell office:value-type="float" office:value="0.07" calcext:value-type="float">
            <text:p>0.07</text:p>
          </table:table-cell>
          <table:table-cell office:value-type="float" office:value="-0.00171185781581205" calcext:value-type="float">
            <text:p>-0.00171185781581205</text:p>
          </table:table-cell>
          <table:table-cell office:value-type="float" office:value="0.046328125" calcext:value-type="float">
            <text:p>0.046328125</text:p>
          </table:table-cell>
          <table:table-cell office:value-type="float" office:value="-1.65835883091068E-020" calcext:value-type="float">
            <text:p>-1.65835883091068E-2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246987353970121" calcext:value-type="float">
            <text:p>-0.00246987353970121</text:p>
          </table:table-cell>
          <table:table-cell office:value-type="float" office:value="0.08" calcext:value-type="float">
            <text:p>0.08</text:p>
          </table:table-cell>
          <table:table-cell office:value-type="float" office:value="-0.0024701231439036" calcext:value-type="float">
            <text:p>-0.0024701231439036</text:p>
          </table:table-cell>
          <table:table-cell office:value-type="float" office:value="0.08" calcext:value-type="float">
            <text:p>0.08</text:p>
          </table:table-cell>
          <table:table-cell office:value-type="float" office:value="-0.00247014810754372" calcext:value-type="float">
            <text:p>-0.00247014810754372</text:p>
          </table:table-cell>
          <table:table-cell office:value-type="float" office:value="0.08" calcext:value-type="float">
            <text:p>0.08</text:p>
          </table:table-cell>
          <table:table-cell office:value-type="float" office:value="-0.00247015060393999" calcext:value-type="float">
            <text:p>-0.00247015060393999</text:p>
          </table:table-cell>
          <table:table-cell office:value-type="float" office:value="0.0463671875" calcext:value-type="float">
            <text:p>0.0463671875</text:p>
          </table:table-cell>
          <table:table-cell office:value-type="float" office:value="-2.50889098729034E-020" calcext:value-type="float">
            <text:p>-2.50889098729034E-2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324533494442283" calcext:value-type="float">
            <text:p>-0.00324533494442283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24567009138124" calcext:value-type="float">
            <text:p>-0.00324567009138124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24570361051992" calcext:value-type="float">
            <text:p>-0.00324570361051992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24570696247827" calcext:value-type="float">
            <text:p>-0.00324570696247827</text:p>
          </table:table-cell>
          <table:table-cell office:value-type="float" office:value="0.04638671875" calcext:value-type="float">
            <text:p>0.04638671875</text:p>
          </table:table-cell>
          <table:table-cell office:value-type="float" office:value="-5.68576984048262E-020" calcext:value-type="float">
            <text:p>-5.68576984048262E-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403882551719106" calcext:value-type="float">
            <text:p>-0.00403882551719106</text:p>
          </table:table-cell>
          <table:table-cell office:value-type="float" office:value="0.1" calcext:value-type="float">
            <text:p>0.1</text:p>
          </table:table-cell>
          <table:table-cell office:value-type="float" office:value="-0.00403925220378911" calcext:value-type="float">
            <text:p>-0.00403925220378911</text:p>
          </table:table-cell>
          <table:table-cell office:value-type="float" office:value="0.1" calcext:value-type="float">
            <text:p>0.1</text:p>
          </table:table-cell>
          <table:table-cell office:value-type="float" office:value="-0.00403929487826954" calcext:value-type="float">
            <text:p>-0.00403929487826954</text:p>
          </table:table-cell>
          <table:table-cell office:value-type="float" office:value="0.1" calcext:value-type="float">
            <text:p>0.1</text:p>
          </table:table-cell>
          <table:table-cell office:value-type="float" office:value="-0.00403929914577584" calcext:value-type="float">
            <text:p>-0.00403929914577584</text:p>
          </table:table-cell>
          <table:table-cell office:value-type="float" office:value="0.046396484375" calcext:value-type="float">
            <text:p>0.046396484375</text:p>
          </table:table-cell>
          <table:table-cell office:value-type="float" office:value="-1.30947502208931E-020" calcext:value-type="float">
            <text:p>-1.30947502208931E-2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402480339672588" calcext:value-type="float">
            <text:p>-0.00402480339672588</text:p>
          </table:table-cell>
          <table:table-cell office:value-type="float" office:value="0.11" calcext:value-type="float">
            <text:p>0.11</text:p>
          </table:table-cell>
          <table:table-cell office:value-type="float" office:value="-0.00402523003900023" calcext:value-type="float">
            <text:p>-0.00402523003900023</text:p>
          </table:table-cell>
          <table:table-cell office:value-type="float" office:value="0.11" calcext:value-type="float">
            <text:p>0.11</text:p>
          </table:table-cell>
          <table:table-cell office:value-type="float" office:value="-0.00402527270905015" calcext:value-type="float">
            <text:p>-0.00402527270905015</text:p>
          </table:table-cell>
          <table:table-cell office:value-type="float" office:value="0.11" calcext:value-type="float">
            <text:p>0.11</text:p>
          </table:table-cell>
          <table:table-cell office:value-type="float" office:value="-0.00402527697589717" calcext:value-type="float">
            <text:p>-0.00402527697589717</text:p>
          </table:table-cell>
          <table:table-cell office:value-type="float" office:value="0.04639892578125" calcext:value-type="float">
            <text:p>0.04639892578125</text:p>
          </table:table-cell>
          <table:table-cell office:value-type="float" office:value="-5.15080532835599E-020" calcext:value-type="float">
            <text:p>-5.15080532835599E-2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400994184624588" calcext:value-type="float">
            <text:p>-0.00400994184624588</text:p>
          </table:table-cell>
          <table:table-cell office:value-type="float" office:value="0.12" calcext:value-type="float">
            <text:p>0.12</text:p>
          </table:table-cell>
          <table:table-cell office:value-type="float" office:value="-0.00401036836536677" calcext:value-type="float">
            <text:p>-0.00401036836536677</text:p>
          </table:table-cell>
          <table:table-cell office:value-type="float" office:value="0.12" calcext:value-type="float">
            <text:p>0.12</text:p>
          </table:table-cell>
          <table:table-cell office:value-type="float" office:value="-0.00401041102314845" calcext:value-type="float">
            <text:p>-0.0040104110231484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40104152889854" calcext:value-type="float">
            <text:p>-0.0040104152889854</text:p>
          </table:table-cell>
          <table:table-cell office:value-type="float" office:value="0.0463995361328125" calcext:value-type="float">
            <text:p>0.0463995361328125</text:p>
          </table:table-cell>
          <table:table-cell office:value-type="float" office:value="-2.0296057332986E-020" calcext:value-type="float">
            <text:p>-2.0296057332986E-2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399429996019489" calcext:value-type="float">
            <text:p>-0.00399429996019489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99472624356981" calcext:value-type="float">
            <text:p>-0.0039947262435698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99476887891566" calcext:value-type="float">
            <text:p>-0.0039947688789156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99477314111495" calcext:value-type="float">
            <text:p>-0.00399477314111495</text:p>
          </table:table-cell>
          <table:table-cell office:value-type="float" office:value="0.0463998413085937" calcext:value-type="float">
            <text:p>0.0463998413085937</text:p>
          </table:table-cell>
          <table:table-cell office:value-type="float" office:value="-3.09248668004324E-020" calcext:value-type="float">
            <text:p>-3.09248668004324E-2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396880041306926" calcext:value-type="float">
            <text:p>-0.00396880041306926</text:p>
          </table:table-cell>
          <table:table-cell office:value-type="float" office:value="0.14" calcext:value-type="float">
            <text:p>0.14</text:p>
          </table:table-cell>
          <table:table-cell office:value-type="float" office:value="-0.00396922482959233" calcext:value-type="float">
            <text:p>-0.00396922482959233</text:p>
          </table:table-cell>
          <table:table-cell office:value-type="float" office:value="0.14" calcext:value-type="float">
            <text:p>0.14</text:p>
          </table:table-cell>
          <table:table-cell office:value-type="float" office:value="-0.00396926727348127" calcext:value-type="float">
            <text:p>-0.00396926727348127</text:p>
          </table:table-cell>
          <table:table-cell office:value-type="float" office:value="0.14" calcext:value-type="float">
            <text:p>0.14</text:p>
          </table:table-cell>
          <table:table-cell office:value-type="float" office:value="-0.00396927152229319" calcext:value-type="float">
            <text:p>-0.00396927152229319</text:p>
          </table:table-cell>
          <table:table-cell office:value-type="float" office:value="0.0463999938964844" calcext:value-type="float">
            <text:p>0.0463999938964844</text:p>
          </table:table-cell>
          <table:table-cell office:value-type="float" office:value="-5.44113332797058E-020" calcext:value-type="float">
            <text:p>-5.44113332797058E-2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393673401149803" calcext:value-type="float">
            <text:p>-0.00393673401149803</text:p>
          </table:table-cell>
          <table:table-cell office:value-type="float" office:value="0.15" calcext:value-type="float">
            <text:p>0.15</text:p>
          </table:table-cell>
          <table:table-cell office:value-type="float" office:value="-0.0039371551238311" calcext:value-type="float">
            <text:p>-0.0039371551238311</text:p>
          </table:table-cell>
          <table:table-cell office:value-type="float" office:value="0.15" calcext:value-type="float">
            <text:p>0.15</text:p>
          </table:table-cell>
          <table:table-cell office:value-type="float" office:value="-0.00393719724028774" calcext:value-type="float">
            <text:p>-0.00393719724028774</text:p>
          </table:table-cell>
          <table:table-cell office:value-type="float" office:value="0.15" calcext:value-type="float">
            <text:p>0.15</text:p>
          </table:table-cell>
          <table:table-cell office:value-type="float" office:value="-0.00393720144662616" calcext:value-type="float">
            <text:p>-0.00393720144662616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390234706932631" calcext:value-type="float">
            <text:p>-0.00390234706932631</text:p>
          </table:table-cell>
          <table:table-cell office:value-type="float" office:value="0.16" calcext:value-type="float">
            <text:p>0.16</text:p>
          </table:table-cell>
          <table:table-cell office:value-type="float" office:value="-0.00390276399812188" calcext:value-type="float">
            <text:p>-0.00390276399812188</text:p>
          </table:table-cell>
          <table:table-cell office:value-type="float" office:value="0.16" calcext:value-type="float">
            <text:p>0.16</text:p>
          </table:table-cell>
          <table:table-cell office:value-type="float" office:value="-0.0039028056968037" calcext:value-type="float">
            <text:p>-0.0039028056968037</text:p>
          </table:table-cell>
          <table:table-cell office:value-type="float" office:value="0.16" calcext:value-type="float">
            <text:p>0.16</text:p>
          </table:table-cell>
          <table:table-cell office:value-type="float" office:value="-0.00390280986732846" calcext:value-type="float">
            <text:p>-0.0039028098673284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38694747374704" calcext:value-type="float">
            <text:p>-0.0038694747374704</text:p>
          </table:table-cell>
          <table:table-cell office:value-type="float" office:value="0.17" calcext:value-type="float">
            <text:p>0.17</text:p>
          </table:table-cell>
          <table:table-cell office:value-type="float" office:value="-0.00386988704514948" calcext:value-type="float">
            <text:p>-0.00386988704514948</text:p>
          </table:table-cell>
          <table:table-cell office:value-type="float" office:value="0.17" calcext:value-type="float">
            <text:p>0.17</text:p>
          </table:table-cell>
          <table:table-cell office:value-type="float" office:value="-0.00386992828158466" calcext:value-type="float">
            <text:p>-0.00386992828158466</text:p>
          </table:table-cell>
          <table:table-cell office:value-type="float" office:value="0.17" calcext:value-type="float">
            <text:p>0.17</text:p>
          </table:table-cell>
          <table:table-cell office:value-type="float" office:value="-0.00386993240551087" calcext:value-type="float">
            <text:p>-0.00386993240551087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384186336086266" calcext:value-type="float">
            <text:p>-0.00384186336086266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84227100109964" calcext:value-type="float">
            <text:p>-0.00384227100109964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84231177066895" calcext:value-type="float">
            <text:p>-0.0038423117706689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84231584767836" calcext:value-type="float">
            <text:p>-0.00384231584767836</text:p>
          </table:table-cell>
          <table:table-cell table:number-columns-repeated="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382095912184151" calcext:value-type="float">
            <text:p>-0.00382095912184151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82136222559742" calcext:value-type="float">
            <text:p>-0.00382136222559742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82140254222346" calcext:value-type="float">
            <text:p>-0.00382140254222346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82140657394037" calcext:value-type="float">
            <text:p>-0.00382140657394037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380351903394045" calcext:value-type="float">
            <text:p>-0.00380351903394045</text:p>
          </table:table-cell>
          <table:table-cell office:value-type="float" office:value="0.2" calcext:value-type="float">
            <text:p>0.2</text:p>
          </table:table-cell>
          <table:table-cell office:value-type="float" office:value="-0.00380391725265042" calcext:value-type="float">
            <text:p>-0.00380391725265042</text:p>
          </table:table-cell>
          <table:table-cell office:value-type="float" office:value="0.2" calcext:value-type="float">
            <text:p>0.2</text:p>
          </table:table-cell>
          <table:table-cell office:value-type="float" office:value="-0.00380395708017431" calcext:value-type="float">
            <text:p>-0.00380395708017431</text:p>
          </table:table-cell>
          <table:table-cell office:value-type="float" office:value="0.2" calcext:value-type="float">
            <text:p>0.2</text:p>
          </table:table-cell>
          <table:table-cell office:value-type="float" office:value="-0.00380396106255338" calcext:value-type="float">
            <text:p>-0.00380396106255338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0379721290701559" calcext:value-type="float">
            <text:p>-0.00379721290701559</text:p>
          </table:table-cell>
          <table:table-cell office:value-type="float" office:value="0.21" calcext:value-type="float">
            <text:p>0.21</text:p>
          </table:table-cell>
          <table:table-cell office:value-type="float" office:value="-0.00379760695021822" calcext:value-type="float">
            <text:p>-0.00379760695021822</text:p>
            <draw:frame draw:z-index="0" draw:style-name="gr1" draw:text-style-name="P1" svg:width="6.2988in" svg:height="3.5429in" svg:x="0.2602in" svg:y="0.1366in">
              <draw:object draw:notify-on-update-of-ranges="sumFz.A2:sumFz.A2 sumFz.I2:sumFz.I100 sumFz.I1:sumFz.J1 sumFz.J2:sumFz.J100 sumFz.G2:sumFz.G100 sumFz.G1:sumFz.H1 sumFz.H2:sumFz.H100 sumFz.E2:sumFz.E100 sumFz.E1:sumFz.F1 sumFz.F2:sumFz.F100 sumFz.C2:sumFz.C100 sumFz.C1:sumFz.D1 sumFz.D2:sumFz.D100 sumFz.A2:sumFz.A100 sumFz.A1:sumFz.B1 sumFz.B2:sumFz.B10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office:value-type="float" office:value="0.21" calcext:value-type="float">
            <text:p>0.21</text:p>
          </table:table-cell>
          <table:table-cell office:value-type="float" office:value="-0.00379764636648507" calcext:value-type="float">
            <text:p>-0.00379764636648507</text:p>
          </table:table-cell>
          <table:table-cell office:value-type="float" office:value="0.21" calcext:value-type="float">
            <text:p>0.21</text:p>
          </table:table-cell>
          <table:table-cell office:value-type="float" office:value="-0.0037976502999551" calcext:value-type="float">
            <text:p>-0.0037976502999551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0380983074273062" calcext:value-type="float">
            <text:p>-0.00380983074273062</text:p>
          </table:table-cell>
          <table:table-cell office:value-type="float" office:value="0.22" calcext:value-type="float">
            <text:p>0.22</text:p>
          </table:table-cell>
          <table:table-cell office:value-type="float" office:value="-0.00381022263218984" calcext:value-type="float">
            <text:p>-0.00381022263218984</text:p>
          </table:table-cell>
          <table:table-cell office:value-type="float" office:value="0.22" calcext:value-type="float">
            <text:p>0.22</text:p>
          </table:table-cell>
          <table:table-cell office:value-type="float" office:value="-0.00381026181979217" calcext:value-type="float">
            <text:p>-0.00381026181979217</text:p>
          </table:table-cell>
          <table:table-cell office:value-type="float" office:value="0.22" calcext:value-type="float">
            <text:p>0.22</text:p>
          </table:table-cell>
          <table:table-cell office:value-type="float" office:value="-0.00381026573918935" calcext:value-type="float">
            <text:p>-0.00381026573918935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00385207871346869" calcext:value-type="float">
            <text:p>-0.00385207871346869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85247291873808" calcext:value-type="float">
            <text:p>-0.00385247291873808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85251234427256" calcext:value-type="float">
            <text:p>-0.00385251234427256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85251628687974" calcext:value-type="float">
            <text:p>-0.00385251628687974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0392645985746602" calcext:value-type="float">
            <text:p>-0.00392645985746602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2686102809688" calcext:value-type="float">
            <text:p>-0.00392686102809688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2690115021265" calcext:value-type="float">
            <text:p>-0.00392690115021265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2690516247475" calcext:value-type="float">
            <text:p>-0.00392690516247475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040315033948205" calcext:value-type="float">
            <text:p>-0.0040315033948205</text:p>
          </table:table-cell>
          <table:table-cell office:value-type="float" office:value="0.25" calcext:value-type="float">
            <text:p>0.25</text:p>
          </table:table-cell>
          <table:table-cell office:value-type="float" office:value="-0.00403191643432767" calcext:value-type="float">
            <text:p>-0.00403191643432767</text:p>
          </table:table-cell>
          <table:table-cell office:value-type="float" office:value="0.25" calcext:value-type="float">
            <text:p>0.25</text:p>
          </table:table-cell>
          <table:table-cell office:value-type="float" office:value="-0.00403195774395325" calcext:value-type="float">
            <text:p>-0.00403195774395325</text:p>
          </table:table-cell>
          <table:table-cell office:value-type="float" office:value="0.25" calcext:value-type="float">
            <text:p>0.25</text:p>
          </table:table-cell>
          <table:table-cell office:value-type="float" office:value="-0.00403196187492473" calcext:value-type="float">
            <text:p>-0.00403196187492473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416106525203354" calcext:value-type="float">
            <text:p>-0.00416106525203354</text:p>
          </table:table-cell>
          <table:table-cell office:value-type="float" office:value="0.26" calcext:value-type="float">
            <text:p>0.26</text:p>
          </table:table-cell>
          <table:table-cell office:value-type="float" office:value="-0.00416149704227197" calcext:value-type="float">
            <text:p>-0.00416149704227197</text:p>
          </table:table-cell>
          <table:table-cell office:value-type="float" office:value="0.26" calcext:value-type="float">
            <text:p>0.26</text:p>
          </table:table-cell>
          <table:table-cell office:value-type="float" office:value="-0.00416154022688615" calcext:value-type="float">
            <text:p>-0.00416154022688615</text:p>
          </table:table-cell>
          <table:table-cell office:value-type="float" office:value="0.26" calcext:value-type="float">
            <text:p>0.26</text:p>
          </table:table-cell>
          <table:table-cell office:value-type="float" office:value="-0.00416154454540348" calcext:value-type="float">
            <text:p>-0.00416154454540348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0431132221478201" calcext:value-type="float">
            <text:p>-0.00431132221478201</text:p>
          </table:table-cell>
          <table:table-cell office:value-type="float" office:value="0.27" calcext:value-type="float">
            <text:p>0.27</text:p>
          </table:table-cell>
          <table:table-cell office:value-type="float" office:value="-0.00431177896666282" calcext:value-type="float">
            <text:p>-0.00431177896666282</text:p>
          </table:table-cell>
          <table:table-cell office:value-type="float" office:value="0.27" calcext:value-type="float">
            <text:p>0.27</text:p>
          </table:table-cell>
          <table:table-cell office:value-type="float" office:value="-0.00431182464733095" calcext:value-type="float">
            <text:p>-0.00431182464733095</text:p>
          </table:table-cell>
          <table:table-cell office:value-type="float" office:value="0.27" calcext:value-type="float">
            <text:p>0.27</text:p>
          </table:table-cell>
          <table:table-cell office:value-type="float" office:value="-0.00431182921545987" calcext:value-type="float">
            <text:p>-0.00431182921545987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0448354813764438" calcext:value-type="float">
            <text:p>-0.00448354813764438</text:p>
          </table:table-cell>
          <table:table-cell office:value-type="float" office:value="0.28" calcext:value-type="float">
            <text:p>0.28</text:p>
          </table:table-cell>
          <table:table-cell office:value-type="float" office:value="-0.00448403800583463" calcext:value-type="float">
            <text:p>-0.00448403800583463</text:p>
          </table:table-cell>
          <table:table-cell office:value-type="float" office:value="0.28" calcext:value-type="float">
            <text:p>0.28</text:p>
          </table:table-cell>
          <table:table-cell office:value-type="float" office:value="-0.00448408699962762" calcext:value-type="float">
            <text:p>-0.00448408699962762</text:p>
          </table:table-cell>
          <table:table-cell office:value-type="float" office:value="0.28" calcext:value-type="float">
            <text:p>0.28</text:p>
          </table:table-cell>
          <table:table-cell office:value-type="float" office:value="-0.00448409189907854" calcext:value-type="float">
            <text:p>-0.00448409189907854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0467980303931623" calcext:value-type="float">
            <text:p>-0.00467980303931623</text:p>
          </table:table-cell>
          <table:table-cell office:value-type="float" office:value="0.29" calcext:value-type="float">
            <text:p>0.29</text:p>
          </table:table-cell>
          <table:table-cell office:value-type="float" office:value="-0.0046803375379824" calcext:value-type="float">
            <text:p>-0.0046803375379824</text:p>
          </table:table-cell>
          <table:table-cell office:value-type="float" office:value="0.29" calcext:value-type="float">
            <text:p>0.29</text:p>
          </table:table-cell>
          <table:table-cell office:value-type="float" office:value="-0.00468039099831311" calcext:value-type="float">
            <text:p>-0.00468039099831311</text:p>
          </table:table-cell>
          <table:table-cell office:value-type="float" office:value="0.29" calcext:value-type="float">
            <text:p>0.29</text:p>
          </table:table-cell>
          <table:table-cell office:value-type="float" office:value="-0.00468039634425992" calcext:value-type="float">
            <text:p>-0.0046803963442599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0489765409827503" calcext:value-type="float">
            <text:p>-0.00489765409827503</text:p>
          </table:table-cell>
          <table:table-cell office:value-type="float" office:value="0.3" calcext:value-type="float">
            <text:p>0.3</text:p>
          </table:table-cell>
          <table:table-cell office:value-type="float" office:value="-0.00489824838730277" calcext:value-type="float">
            <text:p>-0.00489824838730277</text:p>
          </table:table-cell>
          <table:table-cell office:value-type="float" office:value="0.3" calcext:value-type="float">
            <text:p>0.3</text:p>
          </table:table-cell>
          <table:table-cell office:value-type="float" office:value="-0.00489830782668995" calcext:value-type="float">
            <text:p>-0.00489830782668995</text:p>
          </table:table-cell>
          <table:table-cell office:value-type="float" office:value="0.3" calcext:value-type="float">
            <text:p>0.3</text:p>
          </table:table-cell>
          <table:table-cell office:value-type="float" office:value="-0.00489831377073352" calcext:value-type="float">
            <text:p>-0.00489831377073352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00513549305190419" calcext:value-type="float">
            <text:p>-0.00513549305190419</text:p>
          </table:table-cell>
          <table:table-cell office:value-type="float" office:value="0.31" calcext:value-type="float">
            <text:p>0.31</text:p>
          </table:table-cell>
          <table:table-cell office:value-type="float" office:value="-0.00513616528286782" calcext:value-type="float">
            <text:p>-0.00513616528286782</text:p>
          </table:table-cell>
          <table:table-cell office:value-type="float" office:value="0.31" calcext:value-type="float">
            <text:p>0.31</text:p>
          </table:table-cell>
          <table:table-cell office:value-type="float" office:value="-0.00513623251807521" calcext:value-type="float">
            <text:p>-0.00513623251807521</text:p>
          </table:table-cell>
          <table:table-cell office:value-type="float" office:value="0.31" calcext:value-type="float">
            <text:p>0.31</text:p>
          </table:table-cell>
          <table:table-cell office:value-type="float" office:value="-0.00513623924172588" calcext:value-type="float">
            <text:p>-0.00513623924172588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053983669405132" calcext:value-type="float">
            <text:p>-0.0053983669405132</text:p>
          </table:table-cell>
          <table:table-cell office:value-type="float" office:value="0.32" calcext:value-type="float">
            <text:p>0.32</text:p>
          </table:table-cell>
          <table:table-cell office:value-type="float" office:value="-0.00539913852015894" calcext:value-type="float">
            <text:p>-0.00539913852015894</text:p>
          </table:table-cell>
          <table:table-cell office:value-type="float" office:value="0.32" calcext:value-type="float">
            <text:p>0.32</text:p>
          </table:table-cell>
          <table:table-cell office:value-type="float" office:value="-0.00539921573048363" calcext:value-type="float">
            <text:p>-0.00539921573048363</text:p>
          </table:table-cell>
          <table:table-cell office:value-type="float" office:value="0.32" calcext:value-type="float">
            <text:p>0.32</text:p>
          </table:table-cell>
          <table:table-cell office:value-type="float" office:value="-0.00539922344829701" calcext:value-type="float">
            <text:p>-0.00539922344829701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0057049357635162" calcext:value-type="float">
            <text:p>-0.0057049357635162</text:p>
          </table:table-cell>
          <table:table-cell office:value-type="float" office:value="0.33" calcext:value-type="float">
            <text:p>0.33</text:p>
          </table:table-cell>
          <table:table-cell office:value-type="float" office:value="-0.00570590787530704" calcext:value-type="float">
            <text:p>-0.00570590787530704</text:p>
          </table:table-cell>
          <table:table-cell office:value-type="float" office:value="0.33" calcext:value-type="float">
            <text:p>0.33</text:p>
          </table:table-cell>
          <table:table-cell office:value-type="float" office:value="-0.00570600510785394" calcext:value-type="float">
            <text:p>-0.00570600510785394</text:p>
          </table:table-cell>
          <table:table-cell office:value-type="float" office:value="0.33" calcext:value-type="float">
            <text:p>0.33</text:p>
          </table:table-cell>
          <table:table-cell office:value-type="float" office:value="-0.00570601483132665" calcext:value-type="float">
            <text:p>-0.00570601483132665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00605337942914769" calcext:value-type="float">
            <text:p>-0.00605337942914769</text:p>
          </table:table-cell>
          <table:table-cell office:value-type="float" office:value="0.34" calcext:value-type="float">
            <text:p>0.34</text:p>
          </table:table-cell>
          <table:table-cell office:value-type="float" office:value="-0.00605453713908407" calcext:value-type="float">
            <text:p>-0.00605453713908407</text:p>
          </table:table-cell>
          <table:table-cell office:value-type="float" office:value="0.34" calcext:value-type="float">
            <text:p>0.34</text:p>
          </table:table-cell>
          <table:table-cell office:value-type="float" office:value="-0.00605465293283363" calcext:value-type="float">
            <text:p>-0.00605465293283363</text:p>
          </table:table-cell>
          <table:table-cell office:value-type="float" office:value="0.34" calcext:value-type="float">
            <text:p>0.34</text:p>
          </table:table-cell>
          <table:table-cell office:value-type="float" office:value="-0.00605466451245426" calcext:value-type="float">
            <text:p>-0.00605466451245426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00644546774864124" calcext:value-type="float">
            <text:p>-0.00644546774864124</text:p>
          </table:table-cell>
          <table:table-cell office:value-type="float" office:value="0.35" calcext:value-type="float">
            <text:p>0.35</text:p>
          </table:table-cell>
          <table:table-cell office:value-type="float" office:value="-0.00644691211369422" calcext:value-type="float">
            <text:p>-0.00644691211369422</text:p>
          </table:table-cell>
          <table:table-cell office:value-type="float" office:value="0.35" calcext:value-type="float">
            <text:p>0.35</text:p>
          </table:table-cell>
          <table:table-cell office:value-type="float" office:value="-0.0064470565762183" calcext:value-type="float">
            <text:p>-0.0064470565762183</text:p>
          </table:table-cell>
          <table:table-cell office:value-type="float" office:value="0.35" calcext:value-type="float">
            <text:p>0.35</text:p>
          </table:table-cell>
          <table:table-cell office:value-type="float" office:value="-0.00644707102212115" calcext:value-type="float">
            <text:p>-0.00644707102212115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0703036933625871" calcext:value-type="float">
            <text:p>-0.00703036933625871</text:p>
          </table:table-cell>
          <table:table-cell office:value-type="float" office:value="0.36" calcext:value-type="float">
            <text:p>0.36</text:p>
          </table:table-cell>
          <table:table-cell office:value-type="float" office:value="-0.00703301170497477" calcext:value-type="float">
            <text:p>-0.00703301170497477</text:p>
          </table:table-cell>
          <table:table-cell office:value-type="float" office:value="0.36" calcext:value-type="float">
            <text:p>0.36</text:p>
          </table:table-cell>
          <table:table-cell office:value-type="float" office:value="-0.00703327633053906" calcext:value-type="float">
            <text:p>-0.00703327633053906</text:p>
          </table:table-cell>
          <table:table-cell office:value-type="float" office:value="0.36" calcext:value-type="float">
            <text:p>0.36</text:p>
          </table:table-cell>
          <table:table-cell office:value-type="float" office:value="-0.00703330279700797" calcext:value-type="float">
            <text:p>-0.00703330279700797</text:p>
          </table:table-cell>
          <table:table-cell table:number-columns-repeated="2"/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-0.00711732455708218" calcext:value-type="float">
            <text:p>-0.00711732455708218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-0.00712096248187404" calcext:value-type="float">
            <text:p>-0.00712096248187404</text:p>
          </table:table-cell>
          <table:table-cell office:value-type="float" office:value="0.3625" calcext:value-type="float">
            <text:p>0.3625</text:p>
          </table:table-cell>
          <table:table-cell office:value-type="float" office:value="-0.00891199215250038" calcext:value-type="float">
            <text:p>-0.00891199215250038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-0.00712136532747683" calcext:value-type="float">
            <text:p>-0.00712136532747683</text:p>
          </table:table-cell>
          <table:table-cell table:number-columns-repeated="2"/>
        </table:table-row>
        <table:table-row table:style-name="ro1">
          <table:table-cell office:value-type="float" office:value="0.36078125" calcext:value-type="float">
            <text:p>0.36078125</text:p>
          </table:table-cell>
          <table:table-cell office:value-type="float" office:value="-0.00715244576025291" calcext:value-type="float">
            <text:p>-0.00715244576025291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-0.0071573360212137" calcext:value-type="float">
            <text:p>-0.0071573360212137</text:p>
          </table:table-cell>
          <table:table-cell office:value-type="float" office:value="0.365" calcext:value-type="float">
            <text:p>0.365</text:p>
          </table:table-cell>
          <table:table-cell office:value-type="float" office:value="-0.00905583902291487" calcext:value-type="float">
            <text:p>-0.00905583902291487</text:p>
          </table:table-cell>
          <table:table-cell office:value-type="float" office:value="0.36078125" calcext:value-type="float">
            <text:p>0.36078125</text:p>
          </table:table-cell>
          <table:table-cell office:value-type="float" office:value="-0.00715788384946799" calcext:value-type="float">
            <text:p>-0.00715788384946799</text:p>
          </table:table-cell>
          <table:table-cell table:number-columns-repeated="2"/>
        </table:table-row>
        <table:table-row table:style-name="ro1">
          <table:table-cell office:value-type="float" office:value="0.360859375" calcext:value-type="float">
            <text:p>0.360859375</text:p>
          </table:table-cell>
          <table:table-cell office:value-type="float" office:value="-0.00717882480722915" calcext:value-type="float">
            <text:p>-0.00717882480722915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-0.00718572582078066" calcext:value-type="float">
            <text:p>-0.00718572582078066</text:p>
          </table:table-cell>
          <table:table-cell office:value-type="float" office:value="0.37" calcext:value-type="float">
            <text:p>0.37</text:p>
          </table:table-cell>
          <table:table-cell office:value-type="float" office:value="-0.00932490250246131" calcext:value-type="float">
            <text:p>-0.00932490250246131</text:p>
          </table:table-cell>
          <table:table-cell office:value-type="float" office:value="0.360859375" calcext:value-type="float">
            <text:p>0.360859375</text:p>
          </table:table-cell>
          <table:table-cell office:value-type="float" office:value="-0.00718652776532949" calcext:value-type="float">
            <text:p>-0.00718652776532949</text:p>
          </table:table-cell>
          <table:table-cell table:number-columns-repeated="2"/>
        </table:table-row>
        <table:table-row table:style-name="ro1">
          <table:table-cell office:value-type="float" office:value="0.3608984375" calcext:value-type="float">
            <text:p>0.3608984375</text:p>
          </table:table-cell>
          <table:table-cell office:value-type="float" office:value="-0.00719982986350506" calcext:value-type="float">
            <text:p>-0.00719982986350506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-0.00721297277065967" calcext:value-type="float">
            <text:p>-0.00721297277065967</text:p>
          </table:table-cell>
          <table:table-cell office:value-type="float" office:value="0.38" calcext:value-type="float">
            <text:p>0.38</text:p>
          </table:table-cell>
          <table:table-cell office:value-type="float" office:value="-0.00983805924949271" calcext:value-type="float">
            <text:p>-0.00983805924949271</text:p>
          </table:table-cell>
          <table:table-cell office:value-type="float" office:value="0.3608984375" calcext:value-type="float">
            <text:p>0.3608984375</text:p>
          </table:table-cell>
          <table:table-cell office:value-type="float" office:value="-0.00721506118388448" calcext:value-type="float">
            <text:p>-0.00721506118388448</text:p>
          </table:table-cell>
          <table:table-cell table:number-columns-repeated="2"/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-0.00722107309499704" calcext:value-type="float">
            <text:p>-0.00722107309499704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-0.00721765152429516" calcext:value-type="float">
            <text:p>-0.00721765152429516</text:p>
          </table:table-cell>
          <table:table-cell office:value-type="float" office:value="0.39" calcext:value-type="float">
            <text:p>0.39</text:p>
          </table:table-cell>
          <table:table-cell office:value-type="float" office:value="-0.0103778942238851" calcext:value-type="float">
            <text:p>-0.0103778942238851</text:p>
          </table:table-cell>
          <table:table-cell office:value-type="float" office:value="0.36090087890625" calcext:value-type="float">
            <text:p>0.36090087890625</text:p>
          </table:table-cell>
          <table:table-cell office:value-type="float" office:value="-0.0072175246922411" calcext:value-type="float">
            <text:p>-0.0072175246922411</text:p>
          </table:table-cell>
          <table:table-cell table:number-columns-repeated="2"/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-0.00729302055683" calcext:value-type="float">
            <text:p>-0.00729302055683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-0.00721855557715281" calcext:value-type="float">
            <text:p>-0.00721855557715281</text:p>
          </table:table-cell>
          <table:table-cell office:value-type="float" office:value="0.4" calcext:value-type="float">
            <text:p>0.4</text:p>
          </table:table-cell>
          <table:table-cell office:value-type="float" office:value="-0.0110400745776509" calcext:value-type="float">
            <text:p>-0.0110400745776509</text:p>
          </table:table-cell>
          <table:table-cell office:value-type="float" office:value="0.3609033203125" calcext:value-type="float">
            <text:p>0.3609033203125</text:p>
          </table:table-cell>
          <table:table-cell office:value-type="float" office:value="-0.00721797565830195" calcext:value-type="float">
            <text:p>-0.00721797565830195</text:p>
          </table:table-cell>
          <table:table-cell table:number-columns-repeated="2"/>
        </table:table-row>
        <table:table-row table:style-name="ro1">
          <table:table-cell office:value-type="float" office:value="0.36140625" calcext:value-type="float">
            <text:p>0.36140625</text:p>
          </table:table-cell>
          <table:table-cell office:value-type="float" office:value="-0.00735625643568728" calcext:value-type="float">
            <text:p>-0.00735625643568728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-0.00722037542631361" calcext:value-type="float">
            <text:p>-0.00722037542631361</text:p>
          </table:table-cell>
          <table:table-cell office:value-type="float" office:value="0.405" calcext:value-type="float">
            <text:p>0.405</text:p>
          </table:table-cell>
          <table:table-cell office:value-type="float" office:value="-0.0114274658039352" calcext:value-type="float">
            <text:p>-0.0114274658039352</text:p>
          </table:table-cell>
          <table:table-cell office:value-type="float" office:value="0.360908203125" calcext:value-type="float">
            <text:p>0.360908203125</text:p>
          </table:table-cell>
          <table:table-cell office:value-type="float" office:value="-0.00721888046976592" calcext:value-type="float">
            <text:p>-0.00721888046976592</text:p>
          </table:table-cell>
          <table:table-cell table:number-columns-repeated="2"/>
        </table:table-row>
        <table:table-row table:style-name="ro1">
          <table:table-cell office:value-type="float" office:value="0.3614453125" calcext:value-type="float">
            <text:p>0.3614453125</text:p>
          </table:table-cell>
          <table:table-cell office:value-type="float" office:value="-0.00740093748548926" calcext:value-type="float">
            <text:p>-0.00740093748548926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-0.00722406335537405" calcext:value-type="float">
            <text:p>-0.00722406335537405</text:p>
          </table:table-cell>
          <table:table-cell office:value-type="float" office:value="0.4075" calcext:value-type="float">
            <text:p>0.4075</text:p>
          </table:table-cell>
          <table:table-cell office:value-type="float" office:value="-0.0116703391224903" calcext:value-type="float">
            <text:p>-0.0116703391224903</text:p>
          </table:table-cell>
          <table:table-cell office:value-type="float" office:value="0.36091796875" calcext:value-type="float">
            <text:p>0.36091796875</text:p>
          </table:table-cell>
          <table:table-cell office:value-type="float" office:value="-0.0072207017985701" calcext:value-type="float">
            <text:p>-0.0072207017985701</text:p>
          </table:table-cell>
          <table:table-cell table:number-columns-repeated="2"/>
        </table:table-row>
        <table:table-row table:style-name="ro1">
          <table:table-cell office:value-type="float" office:value="0.361445617675782" calcext:value-type="float">
            <text:p>0.361445617675782</text:p>
          </table:table-cell>
          <table:table-cell office:value-type="float" office:value="-0.0074028742254581" calcext:value-type="float">
            <text:p>-0.0074028742254581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-0.00729691193640138" calcext:value-type="float">
            <text:p>-0.00729691193640138</text:p>
          </table:table-cell>
          <table:table-cell office:value-type="float" office:value="0.40875" calcext:value-type="float">
            <text:p>0.40875</text:p>
          </table:table-cell>
          <table:table-cell office:value-type="float" office:value="-0.0118475148768815" calcext:value-type="float">
            <text:p>-0.0118475148768815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-0.00722439285565032" calcext:value-type="float">
            <text:p>-0.00722439285565032</text:p>
          </table:table-cell>
          <table:table-cell table:number-columns-repeated="2"/>
        </table:table-row>
        <table:table-row table:style-name="ro1">
          <table:table-cell office:value-type="float" office:value="0.361445770263672" calcext:value-type="float">
            <text:p>0.361445770263672</text:p>
          </table:table-cell>
          <table:table-cell office:value-type="float" office:value="-0.0074043344404512" calcext:value-type="float">
            <text:p>-0.0074043344404512</text:p>
          </table:table-cell>
          <table:table-cell office:value-type="float" office:value="0.3625" calcext:value-type="float">
            <text:p>0.3625</text:p>
          </table:table-cell>
          <table:table-cell office:value-type="float" office:value="-0.00891186159546462" calcext:value-type="float">
            <text:p>-0.00891186159546462</text:p>
          </table:table-cell>
          <table:table-cell office:value-type="float" office:value="0.40890625" calcext:value-type="float">
            <text:p>0.40890625</text:p>
          </table:table-cell>
          <table:table-cell office:value-type="float" office:value="-0.0118841550679193" calcext:value-type="float">
            <text:p>-0.0118841550679193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-0.0072973426525615" calcext:value-type="float">
            <text:p>-0.0072973426525615</text:p>
          </table:table-cell>
          <table:table-cell table:number-columns-repeated="2"/>
        </table:table-row>
        <table:table-row table:style-name="ro1">
          <table:table-cell office:value-type="float" office:value="0.361445846557617" calcext:value-type="float">
            <text:p>0.361445846557617</text:p>
          </table:table-cell>
          <table:table-cell office:value-type="float" office:value="-0.00740555385637891" calcext:value-type="float">
            <text:p>-0.00740555385637891</text:p>
          </table:table-cell>
          <table:table-cell office:value-type="float" office:value="0.365" calcext:value-type="float">
            <text:p>0.365</text:p>
          </table:table-cell>
          <table:table-cell office:value-type="float" office:value="-0.00905569970072366" calcext:value-type="float">
            <text:p>-0.00905569970072366</text:p>
          </table:table-cell>
          <table:table-cell office:value-type="float" office:value="0.408984375" calcext:value-type="float">
            <text:p>0.408984375</text:p>
          </table:table-cell>
          <table:table-cell office:value-type="float" office:value="-0.0119097912795275" calcext:value-type="float">
            <text:p>-0.0119097912795275</text:p>
          </table:table-cell>
          <table:table-cell office:value-type="float" office:value="0.36140625" calcext:value-type="float">
            <text:p>0.36140625</text:p>
          </table:table-cell>
          <table:table-cell office:value-type="float" office:value="-0.00736394514658675" calcext:value-type="float">
            <text:p>-0.00736394514658675</text:p>
          </table:table-cell>
          <table:table-cell table:number-columns-repeated="2"/>
        </table:table-row>
        <table:table-row table:style-name="ro1">
          <table:table-cell office:value-type="float" office:value="0.361445865631104" calcext:value-type="float">
            <text:p>0.361445865631104</text:p>
          </table:table-cell>
          <table:table-cell office:value-type="float" office:value="-0.00740610033544798" calcext:value-type="float">
            <text:p>-0.00740610033544798</text:p>
          </table:table-cell>
          <table:table-cell office:value-type="float" office:value="0.37" calcext:value-type="float">
            <text:p>0.37</text:p>
          </table:table-cell>
          <table:table-cell office:value-type="float" office:value="-0.00932474888242699" calcext:value-type="float">
            <text:p>-0.00932474888242699</text:p>
          </table:table-cell>
          <table:table-cell office:value-type="float" office:value="0.4090234375" calcext:value-type="float">
            <text:p>0.4090234375</text:p>
          </table:table-cell>
          <table:table-cell office:value-type="float" office:value="-0.011929668914222" calcext:value-type="float">
            <text:p>-0.011929668914222</text:p>
          </table:table-cell>
          <table:table-cell office:value-type="float" office:value="0.361484375" calcext:value-type="float">
            <text:p>0.361484375</text:p>
          </table:table-cell>
          <table:table-cell office:value-type="float" office:value="-0.0088502363315671" calcext:value-type="float">
            <text:p>-0.0088502363315671</text:p>
          </table:table-cell>
          <table:table-cell table:number-columns-repeated="2"/>
        </table:table-row>
        <table:table-row table:style-name="ro1">
          <table:table-cell office:value-type="float" office:value="0.361445875167847" calcext:value-type="float">
            <text:p>0.361445875167847</text:p>
          </table:table-cell>
          <table:table-cell office:value-type="float" office:value="-0.00740662846149136" calcext:value-type="float">
            <text:p>-0.00740662846149136</text:p>
          </table:table-cell>
          <table:table-cell office:value-type="float" office:value="0.38" calcext:value-type="float">
            <text:p>0.38</text:p>
          </table:table-cell>
          <table:table-cell office:value-type="float" office:value="-0.00983788057432681" calcext:value-type="float">
            <text:p>-0.00983788057432681</text:p>
          </table:table-cell>
          <table:table-cell office:value-type="float" office:value="0.409033203125" calcext:value-type="float">
            <text:p>0.409033203125</text:p>
          </table:table-cell>
          <table:table-cell office:value-type="float" office:value="-0.0119378649923282" calcext:value-type="float">
            <text:p>-0.0119378649923282</text:p>
          </table:table-cell>
          <table:table-cell office:value-type="float" office:value="0.3615625" calcext:value-type="float">
            <text:p>0.3615625</text:p>
          </table:table-cell>
          <table:table-cell office:value-type="float" office:value="-0.00885508154687676" calcext:value-type="float">
            <text:p>-0.008855081546876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-0.010377682286602" calcext:value-type="float">
            <text:p>-0.010377682286602</text:p>
          </table:table-cell>
          <table:table-cell office:value-type="float" office:value="0.4090380859375" calcext:value-type="float">
            <text:p>0.4090380859375</text:p>
          </table:table-cell>
          <table:table-cell office:value-type="float" office:value="-0.0119444861161933" calcext:value-type="float">
            <text:p>-0.0119444861161933</text:p>
          </table:table-cell>
          <table:table-cell office:value-type="float" office:value="0.361875" calcext:value-type="float">
            <text:p>0.361875</text:p>
          </table:table-cell>
          <table:table-cell office:value-type="float" office:value="-0.00887429549257588" calcext:value-type="float">
            <text:p>-0.008874295492575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-0.0110398300525357" calcext:value-type="float">
            <text:p>-0.0110398300525357</text:p>
          </table:table-cell>
          <table:table-cell office:value-type="float" office:value="0.409039306640625" calcext:value-type="float">
            <text:p>0.409039306640625</text:p>
          </table:table-cell>
          <table:table-cell office:value-type="float" office:value="-0.0119473235746715" calcext:value-type="float">
            <text:p>-0.0119473235746715</text:p>
          </table:table-cell>
          <table:table-cell office:value-type="float" office:value="0.3625" calcext:value-type="float">
            <text:p>0.3625</text:p>
          </table:table-cell>
          <table:table-cell office:value-type="float" office:value="-0.00891200520838427" calcext:value-type="float">
            <text:p>-0.008912005208384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-0.0114272000364107" calcext:value-type="float">
            <text:p>-0.0114272000364107</text:p>
          </table:table-cell>
          <table:table-cell office:value-type="float" office:value="0.409039916992188" calcext:value-type="float">
            <text:p>0.409039916992188</text:p>
          </table:table-cell>
          <table:table-cell office:value-type="float" office:value="-0.0119497424262133" calcext:value-type="float">
            <text:p>-0.0119497424262133</text:p>
          </table:table-cell>
          <table:table-cell office:value-type="float" office:value="0.365" calcext:value-type="float">
            <text:p>0.365</text:p>
          </table:table-cell>
          <table:table-cell office:value-type="float" office:value="-0.00905585295539467" calcext:value-type="float">
            <text:p>-0.009055852955394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-0.0116700565805615" calcext:value-type="float">
            <text:p>-0.0116700565805615</text:p>
          </table:table-cell>
          <table:table-cell office:value-type="float" office:value="0.409040069580078" calcext:value-type="float">
            <text:p>0.409040069580078</text:p>
          </table:table-cell>
          <table:table-cell office:value-type="float" office:value="-0.01195094427245" calcext:value-type="float">
            <text:p>-0.01195094427245</text:p>
          </table:table-cell>
          <table:table-cell office:value-type="float" office:value="0.37" calcext:value-type="float">
            <text:p>0.37</text:p>
          </table:table-cell>
          <table:table-cell office:value-type="float" office:value="-0.0093249178650352" calcext:value-type="float">
            <text:p>-0.00932491786503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-0.0118472068592225" calcext:value-type="float">
            <text:p>-0.0118472068592225</text:p>
          </table:table-cell>
          <table:table-cell office:value-type="float" office:value="0.409040107727051" calcext:value-type="float">
            <text:p>0.409040107727051</text:p>
          </table:table-cell>
          <table:table-cell office:value-type="float" office:value="-0.0119515437910861" calcext:value-type="float">
            <text:p>-0.0119515437910861</text:p>
          </table:table-cell>
          <table:table-cell office:value-type="float" office:value="0.38" calcext:value-type="float">
            <text:p>0.38</text:p>
          </table:table-cell>
          <table:table-cell office:value-type="float" office:value="-0.00983807711786114" calcext:value-type="float">
            <text:p>-0.00983807711786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-0.0118838313047532" calcext:value-type="float">
            <text:p>-0.0118838313047532</text:p>
          </table:table-cell>
          <table:table-cell office:value-type="float" office:value="0.409040117263794" calcext:value-type="float">
            <text:p>0.409040117263794</text:p>
          </table:table-cell>
          <table:table-cell office:value-type="float" office:value="-0.0119518441658144" calcext:value-type="float">
            <text:p>-0.0119518441658144</text:p>
          </table:table-cell>
          <table:table-cell office:value-type="float" office:value="0.39" calcext:value-type="float">
            <text:p>0.39</text:p>
          </table:table-cell>
          <table:table-cell office:value-type="float" office:value="-0.0103779154183054" calcext:value-type="float">
            <text:p>-0.01037791541830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-0.0119094424101702" calcext:value-type="float">
            <text:p>-0.011909442410170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-0.0110400990340175" calcext:value-type="float">
            <text:p>-0.011040099034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-0.0119292635992242" calcext:value-type="float">
            <text:p>-0.0119292635992242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-0.0114274923814093" calcext:value-type="float">
            <text:p>-0.01142749238140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-0.0119373921812053" calcext:value-type="float">
            <text:p>-0.0119373921812053</text:p>
          </table:table-cell>
          <table:table-cell table:number-columns-repeated="2"/>
          <table:table-cell office:value-type="float" office:value="0.4075" calcext:value-type="float">
            <text:p>0.4075</text:p>
          </table:table-cell>
          <table:table-cell office:value-type="float" office:value="-0.0116703673779666" calcext:value-type="float">
            <text:p>-0.01167036737796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-0.0119438582986001" calcext:value-type="float">
            <text:p>-0.0119438582986001</text:p>
          </table:table-cell>
          <table:table-cell table:number-columns-repeated="2"/>
          <table:table-cell office:value-type="float" office:value="0.40875" calcext:value-type="float">
            <text:p>0.40875</text:p>
          </table:table-cell>
          <table:table-cell office:value-type="float" office:value="-0.0118475456773655" calcext:value-type="float">
            <text:p>-0.0118475456773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306640625" calcext:value-type="float">
            <text:p>0.409039306640625</text:p>
          </table:table-cell>
          <table:table-cell office:value-type="float" office:value="-0.0119465121970256" calcext:value-type="float">
            <text:p>-0.0119465121970256</text:p>
          </table:table-cell>
          <table:table-cell table:number-columns-repeated="2"/>
          <table:table-cell office:value-type="float" office:value="0.40890625" calcext:value-type="float">
            <text:p>0.40890625</text:p>
          </table:table-cell>
          <table:table-cell office:value-type="float" office:value="-0.0118841874532632" calcext:value-type="float">
            <text:p>-0.01188418745326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39916992188" calcext:value-type="float">
            <text:p>0.409039916992188</text:p>
          </table:table-cell>
          <table:table-cell office:value-type="float" office:value="-0.0119485266173577" calcext:value-type="float">
            <text:p>-0.0119485266173577</text:p>
          </table:table-cell>
          <table:table-cell table:number-columns-repeated="2"/>
          <table:table-cell office:value-type="float" office:value="0.408984375" calcext:value-type="float">
            <text:p>0.408984375</text:p>
          </table:table-cell>
          <table:table-cell office:value-type="float" office:value="-0.0119098261912345" calcext:value-type="float">
            <text:p>-0.01190982619123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22167969" calcext:value-type="float">
            <text:p>0.409040222167969</text:p>
          </table:table-cell>
          <table:table-cell office:value-type="float" office:value="-0.0119502903928645" calcext:value-type="float">
            <text:p>-0.0119502903928645</text:p>
          </table:table-cell>
          <table:table-cell table:number-columns-repeated="2"/>
          <table:table-cell office:value-type="float" office:value="0.4090234375" calcext:value-type="float">
            <text:p>0.4090234375</text:p>
          </table:table-cell>
          <table:table-cell office:value-type="float" office:value="-0.0119297094874584" calcext:value-type="float">
            <text:p>-0.01192970948745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298461914" calcext:value-type="float">
            <text:p>0.409040298461914</text:p>
          </table:table-cell>
          <table:table-cell office:value-type="float" office:value="-0.0119512901000918" calcext:value-type="float">
            <text:p>-0.0119512901000918</text:p>
          </table:table-cell>
          <table:table-cell table:number-columns-repeated="2"/>
          <table:table-cell office:value-type="float" office:value="0.409033203125" calcext:value-type="float">
            <text:p>0.409033203125</text:p>
          </table:table-cell>
          <table:table-cell office:value-type="float" office:value="-0.0119379124021005" calcext:value-type="float">
            <text:p>-0.0119379124021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09040307998657" calcext:value-type="float">
            <text:p>0.409040307998657</text:p>
          </table:table-cell>
          <table:table-cell office:value-type="float" office:value="-0.0119516134463221" calcext:value-type="float">
            <text:p>-0.0119516134463221</text:p>
          </table:table-cell>
          <table:table-cell table:number-columns-repeated="2"/>
          <table:table-cell office:value-type="float" office:value="0.4090380859375" calcext:value-type="float">
            <text:p>0.4090380859375</text:p>
          </table:table-cell>
          <table:table-cell office:value-type="float" office:value="-0.011944549774102" calcext:value-type="float">
            <text:p>-0.0119445497741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306640625" calcext:value-type="float">
            <text:p>0.409039306640625</text:p>
          </table:table-cell>
          <table:table-cell office:value-type="float" office:value="-0.0119474079659318" calcext:value-type="float">
            <text:p>-0.011947407965931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39916992188" calcext:value-type="float">
            <text:p>0.409039916992188</text:p>
          </table:table-cell>
          <table:table-cell office:value-type="float" office:value="-0.0119498849627307" calcext:value-type="float">
            <text:p>-0.01194988496273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69580078" calcext:value-type="float">
            <text:p>0.409040069580078</text:p>
          </table:table-cell>
          <table:table-cell office:value-type="float" office:value="-0.0119512216136222" calcext:value-type="float">
            <text:p>-0.011951221613622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88653565" calcext:value-type="float">
            <text:p>0.409040088653565</text:p>
          </table:table-cell>
          <table:table-cell office:value-type="float" office:value="-0.011951569261322" calcext:value-type="float">
            <text:p>-0.01195156926132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09040098190308" calcext:value-type="float">
            <text:p>0.409040098190308</text:p>
          </table:table-cell>
          <table:table-cell office:value-type="float" office:value="-0.0119518677044028" calcext:value-type="float">
            <text:p>-0.01195186770440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1">
      <number:scientific-number number:decimal-places="0" number:min-decimal-places="0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0:26:13.075181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2:25:57.788342935</meta:creation-date>
    <dc:date>2025-01-22T10:28:09.503157654</dc:date>
    <meta:editing-duration>PT4H41M31S</meta:editing-duration>
    <meta:editing-cycles>31</meta:editing-cycles>
    <meta:generator>LibreOffice/7.5.3.2$Linux_X86_64 LibreOffice_project/9f56dff12ba03b9acd7730a5a481eea045e468f3</meta:generator>
    <meta:document-statistic meta:table-count="4" meta:cell-count="2088" meta:object-count="4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9cm" svg:y="0.316cm" chart:style-name="ch2">
          <text:p>Increment cut-backs</text:p>
        </chart:title>
        <chart:legend chart:legend-position="start" loext:overlay="true" svg:x="12.691cm" svg:y="1.816cm" style:legend-expansion="custom" svg:width="2.43cm" svg:height="2.366cm" style:legend-expansion-aspect-ratio="1.02704987320372" chart:style-name="ch3"/>
        <chart:plot-area chart:style-name="ch4" table:cell-range-address="Bisections.A2:Bisections.A2 Bisections.I1:Bisections.J100 Bisections.A1:Bisections.H1 Bisections.H2:Bisections.H100 Bisections.F2:Bisections.F100 Bisections.D2:Bisections.D100 Bisections.B2:Bisections.B100" chart:data-source-has-labels="both" svg:x="1.331cm" svg:y="1.275cm" svg:width="14.349cm" svg:height="6.564cm">
          <chart:coordinate-region svg:x="1.952cm" svg:y="1.474cm" svg:width="13.634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Bisections.A2:Bisections.A2"/>
          </chart:axis>
          <chart:axis chart:dimension="y" chart:name="primary-y" chart:style-name="ch7">
            <chart:title svg:x="0.451cm" svg:y="7.578cm" chart:style-name="ch8">
              <text:p>Number of bisections until last converged</text:p>
            </chart:title>
            <chart:grid chart:style-name="ch9" chart:class="major"/>
          </chart:axis>
          <chart:series chart:style-name="ch10" chart:values-cell-range-address="Bisections.J2:Bisections.J100" chart:label-cell-address="Bisections.I1:Bisections.J1" chart:class="chart:scatter">
            <chart:domain table:cell-range-address="Bisections.I2:Bisections.I100"/>
            <chart:data-point chart:repeated="99"/>
          </chart:series>
          <chart:series chart:style-name="ch11" chart:values-cell-range-address="Bisections.H2:Bisections.H100" chart:label-cell-address="Bisections.G1:Bisections.H1" chart:class="chart:scatter">
            <chart:domain table:cell-range-address="Bisections.G2:Bisections.G100"/>
            <chart:data-point chart:repeated="99"/>
          </chart:series>
          <chart:series chart:style-name="ch12" chart:values-cell-range-address="Bisections.F2:Bisections.F100" chart:label-cell-address="Bisections.E1:Bisections.F1" chart:class="chart:scatter">
            <chart:domain table:cell-range-address="Bisections.E2:Bisections.E100"/>
            <chart:data-point chart:repeated="99"/>
          </chart:series>
          <chart:series chart:style-name="ch13" chart:values-cell-range-address="Bisections.D2:Bisections.D100" chart:label-cell-address="Bisections.C1:Bisections.D1" chart:class="chart:scatter">
            <chart:domain table:cell-range-address="Bisections.C2:Bisections.C100"/>
            <chart:data-point chart:repeated="99"/>
          </chart:series>
          <chart:series chart:style-name="ch14" chart:values-cell-range-address="Bisections.B2:Bisections.B100" chart:label-cell-address="Bisections.A1:Bisections.B1" chart:class="chart:scatter">
            <chart:domain table:cell-range-address="Bisections.A2:Bisections.A100"/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k 1E+06</text:p>
                <text:list>
                  <text:list-item>
                    <text:p>k</text:p>
                  </text:list-item>
                  <text:list-item>
                    <text:p>1E+06</text:p>
                  </text:list-item>
                </text:list>
                <draw:g>
                  <svg:desc>Bisections.I1:Bisections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 1E+05</text:p>
                <text:list>
                  <text:list-item>
                    <text:p>k</text:p>
                  </text:list-item>
                  <text:list-item>
                    <text:p>1E+05</text:p>
                  </text:list-item>
                </text:list>
                <draw:g>
                  <svg:desc>Bisections.G1:Bisections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 1E+04</text:p>
                <text:list>
                  <text:list-item>
                    <text:p>k</text:p>
                  </text:list-item>
                  <text:list-item>
                    <text:p>1E+04</text:p>
                  </text:list-item>
                </text:list>
                <draw:g>
                  <svg:desc>Bisections.E1:Bisections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 1E+03</text:p>
                <text:list>
                  <text:list-item>
                    <text:p>k</text:p>
                  </text:list-item>
                  <text:list-item>
                    <text:p>1E+03</text:p>
                  </text:list-item>
                </text:list>
                <draw:g>
                  <svg:desc>Bisections.C1:Bisections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 1E+02</text:p>
                <text:list>
                  <text:list-item>
                    <text:p>k</text:p>
                  </text:list-item>
                  <text:list-item>
                    <text:p>1E+02</text:p>
                  </text:list-item>
                </text:list>
                <draw:g>
                  <svg:desc>Bisections.A1:Bisectio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Bisections.A2:Bisections.A2</svg:desc>
                </draw:g>
              </table:table-cell>
              <table:table-cell office:value-type="float" office:value="NaN">
                <text:p>NaN</text:p>
                <draw:g>
                  <svg:desc>Bisections.I2:Bisections.I100</svg:desc>
                </draw:g>
              </table:table-cell>
              <table:table-cell office:value-type="float" office:value="NaN">
                <text:p>NaN</text:p>
                <draw:g>
                  <svg:desc>Bisections.J2:Bisections.J100</svg:desc>
                </draw:g>
              </table:table-cell>
              <table:table-cell office:value-type="float" office:value="NaN">
                <text:p>NaN</text:p>
                <draw:g>
                  <svg:desc>Bisections.G2:Bisections.G100</svg:desc>
                </draw:g>
              </table:table-cell>
              <table:table-cell office:value-type="float" office:value="NaN">
                <text:p>NaN</text:p>
                <draw:g>
                  <svg:desc>Bisections.H2:Bisections.H100</svg:desc>
                </draw:g>
              </table:table-cell>
              <table:table-cell office:value-type="float" office:value="NaN">
                <text:p>NaN</text:p>
                <draw:g>
                  <svg:desc>Bisections.E2:Bisections.E100</svg:desc>
                </draw:g>
              </table:table-cell>
              <table:table-cell office:value-type="float" office:value="NaN">
                <text:p>NaN</text:p>
                <draw:g>
                  <svg:desc>Bisections.F2:Bisections.F100</svg:desc>
                </draw:g>
              </table:table-cell>
              <table:table-cell office:value-type="float" office:value="NaN">
                <text:p>NaN</text:p>
                <draw:g>
                  <svg:desc>Bisections.C2:Bisections.C100</svg:desc>
                </draw:g>
              </table:table-cell>
              <table:table-cell office:value-type="float" office:value="NaN">
                <text:p>NaN</text:p>
                <draw:g>
                  <svg:desc>Bisections.D2:Bisections.D100</svg:desc>
                </draw:g>
              </table:table-cell>
              <table:table-cell office:value-type="float" office:value="NaN">
                <text:p>NaN</text:p>
                <draw:g>
                  <svg:desc>Bisections.A2:Bisections.A100</svg:desc>
                </draw:g>
              </table:table-cell>
              <table:table-cell office:value-type="float" office:value="NaN">
                <text:p>NaN</text:p>
                <draw:g>
                  <svg:desc>Bisections.B2:Bisections.B10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5">
                <text:p>0.045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25">
                <text:p>0.04625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28125">
                <text:p>0.046328125</text:p>
              </table:table-cell>
              <table:table-cell office:value-type="float" office:value="7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671875">
                <text:p>0.0463671875</text:p>
              </table:table-cell>
              <table:table-cell office:value-type="float" office:value="8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8671875">
                <text:p>0.04638671875</text:p>
              </table:table-cell>
              <table:table-cell office:value-type="float" office:value="9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96484375">
                <text:p>0.046396484375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9892578125">
                <text:p>0.04639892578125</text:p>
              </table:table-cell>
              <table:table-cell office:value-type="float" office:value="12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995361328125">
                <text:p>0.0463995361328125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998413085937">
                <text:p>0.0463998413085937</text:p>
              </table:table-cell>
              <table:table-cell office:value-type="float" office:value="15">
                <text:p>15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999938964844">
                <text:p>0.0463999938964844</text:p>
              </table:table-cell>
              <table:table-cell office:value-type="float" office:value="16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625">
                <text:p>0.360625</text:p>
              </table:table-cell>
              <table:table-cell office:value-type="float" office:value="4">
                <text:p>4</text:p>
              </table:table-cell>
              <table:table-cell office:value-type="float" office:value="0.3625">
                <text:p>0.3625</text:p>
              </table:table-cell>
              <table:table-cell office:value-type="float" office:value="2">
                <text:p>2</text:p>
              </table:table-cell>
              <table:table-cell office:value-type="float" office:value="0.360625">
                <text:p>0.360625</text:p>
              </table:table-cell>
              <table:table-cell office:value-type="float" office:value="4">
                <text:p>4</text:p>
              </table:table-cell>
              <table:table-cell office:value-type="float" office:value="0.360625">
                <text:p>0.360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78125">
                <text:p>0.36078125</text:p>
              </table:table-cell>
              <table:table-cell office:value-type="float" office:value="6">
                <text:p>6</text:p>
              </table:table-cell>
              <table:table-cell office:value-type="float" office:value="0.365">
                <text:p>0.365</text:p>
              </table:table-cell>
              <table:table-cell office:value-type="float" office:value="2">
                <text:p>2</text:p>
              </table:table-cell>
              <table:table-cell office:value-type="float" office:value="0.36078125">
                <text:p>0.36078125</text:p>
              </table:table-cell>
              <table:table-cell office:value-type="float" office:value="6">
                <text:p>6</text:p>
              </table:table-cell>
              <table:table-cell office:value-type="float" office:value="0.36078125">
                <text:p>0.36078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7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7">
                <text:p>7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8">
                <text:p>8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8">
                <text:p>8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087890625">
                <text:p>0.36090087890625</text:p>
              </table:table-cell>
              <table:table-cell office:value-type="float" office:value="12">
                <text:p>12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11">
                <text:p>11</text:p>
              </table:table-cell>
              <table:table-cell office:value-type="float" office:value="0.3609375">
                <text:p>0.3609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12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11">
                <text:p>11</text:p>
              </table:table-cell>
              <table:table-cell office:value-type="float" office:value="0.36125">
                <text:p>0.36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11">
                <text:p>11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10">
                <text:p>10</text:p>
              </table:table-cell>
              <table:table-cell office:value-type="float" office:value="0.36140625">
                <text:p>0.36140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10">
                <text:p>10</text:p>
              </table:table-cell>
              <table:table-cell office:value-type="float" office:value="0.4075">
                <text:p>0.4075</text:p>
              </table:table-cell>
              <table:table-cell office:value-type="float" office:value="2">
                <text:p>2</text:p>
              </table:table-cell>
              <table:table-cell office:value-type="float" office:value="0.3609375">
                <text:p>0.3609375</text:p>
              </table:table-cell>
              <table:table-cell office:value-type="float" office:value="9">
                <text:p>9</text:p>
              </table:table-cell>
              <table:table-cell office:value-type="float" office:value="0.3614453125">
                <text:p>0.3614453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375">
                <text:p>0.3609375</text:p>
              </table:table-cell>
              <table:table-cell office:value-type="float" office:value="9">
                <text:p>9</text:p>
              </table:table-cell>
              <table:table-cell office:value-type="float" office:value="0.40875">
                <text:p>0.40875</text:p>
              </table:table-cell>
              <table:table-cell office:value-type="float" office:value="3">
                <text:p>3</text:p>
              </table:table-cell>
              <table:table-cell office:value-type="float" office:value="0.36125">
                <text:p>0.36125</text:p>
              </table:table-cell>
              <table:table-cell office:value-type="float" office:value="5">
                <text:p>5</text:p>
              </table:table-cell>
              <table:table-cell office:value-type="float" office:value="0.361445617675782">
                <text:p>0.3614456176757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25">
                <text:p>0.36125</text:p>
              </table:table-cell>
              <table:table-cell office:value-type="float" office:value="5">
                <text:p>5</text:p>
              </table:table-cell>
              <table:table-cell office:value-type="float" office:value="0.40890625">
                <text:p>0.40890625</text:p>
              </table:table-cell>
              <table:table-cell office:value-type="float" office:value="6">
                <text:p>6</text:p>
              </table:table-cell>
              <table:table-cell office:value-type="float" office:value="0.3625">
                <text:p>0.3625</text:p>
              </table:table-cell>
              <table:table-cell office:value-type="float" office:value="3">
                <text:p>3</text:p>
              </table:table-cell>
              <table:table-cell office:value-type="float" office:value="0.361445770263672">
                <text:p>0.3614457702636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0625">
                <text:p>0.36140625</text:p>
              </table:table-cell>
              <table:table-cell office:value-type="float" office:value="6">
                <text:p>6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7">
                <text:p>7</text:p>
              </table:table-cell>
              <table:table-cell office:value-type="float" office:value="0.365">
                <text:p>0.365</text:p>
              </table:table-cell>
              <table:table-cell office:value-type="float" office:value="2">
                <text:p>2</text:p>
              </table:table-cell>
              <table:table-cell office:value-type="float" office:value="0.361445846557617">
                <text:p>0.361445846557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84375">
                <text:p>0.361484375</text:p>
              </table:table-cell>
              <table:table-cell office:value-type="float" office:value="7">
                <text:p>7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8">
                <text:p>8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.361445865631104">
                <text:p>0.361445865631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5625">
                <text:p>0.3615625</text:p>
              </table:table-cell>
              <table:table-cell office:value-type="float" office:value="7">
                <text:p>7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10">
                <text:p>1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361445875167847">
                <text:p>0.3614458751678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875">
                <text:p>0.361875</text:p>
              </table:table-cell>
              <table:table-cell office:value-type="float" office:value="5">
                <text:p>5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11">
                <text:p>11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5">
                <text:p>0.3625</text:p>
              </table:table-cell>
              <table:table-cell office:value-type="float" office:value="4">
                <text:p>4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13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">
                <text:p>0.365</text:p>
              </table:table-cell>
              <table:table-cell office:value-type="float" office:value="2">
                <text:p>2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14">
                <text:p>14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16">
                <text:p>16</text:p>
              </table:table-cell>
              <table:table-cell office:value-type="float" office:value="0.4075">
                <text:p>0.40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409040107727051">
                <text:p>0.409040107727051</text:p>
              </table:table-cell>
              <table:table-cell office:value-type="float" office:value="18">
                <text:p>18</text:p>
              </table:table-cell>
              <table:table-cell office:value-type="float" office:value="0.40875">
                <text:p>0.408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.409040117263794">
                <text:p>0.409040117263794</text:p>
              </table:table-cell>
              <table:table-cell office:value-type="float" office:value="20">
                <text:p>20</text:p>
              </table:table-cell>
              <table:table-cell office:value-type="float" office:value="0.40890625">
                <text:p>0.408906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5">
                <text:p>0.40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75">
                <text:p>0.408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0625">
                <text:p>0.408906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22167969">
                <text:p>0.40904022216796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98461914">
                <text:p>0.40904029846191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307998657">
                <text:p>0.40904030799865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88653565">
                <text:p>0.40904008865356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98190308">
                <text:p>0.40904009819030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1">
      <number:scientific-number number:decimal-places="0" number:min-decimal-places="0" number:min-integer-digits="1" number:min-exponent-digits="1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1">
      <style:chart-properties chart:display-label="true" chart:logarithmic="true" chart:minimum="0.000000000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13cm" svg:y="0.316cm" chart:style-name="ch2">
          <text:p>Penetration observed</text:p>
        </chart:title>
        <chart:legend chart:legend-position="start" loext:overlay="true" svg:x="12.646cm" svg:y="1.738cm" style:legend-expansion="custom" svg:width="2.601cm" svg:height="2.312cm" style:legend-expansion-aspect-ratio="1.125" chart:style-name="ch3"/>
        <chart:plot-area chart:style-name="ch4" table:cell-range-address="'max(abs(g_n))'.A2:'max(abs(g_n))'.A2 'max(abs(g_n))'.I1:'max(abs(g_n))'.J100 'max(abs(g_n))'.A1:'max(abs(g_n))'.H1 'max(abs(g_n))'.H2:'max(abs(g_n))'.H100 'max(abs(g_n))'.F2:'max(abs(g_n))'.F100 'max(abs(g_n))'.D2:'max(abs(g_n))'.D100 'max(abs(g_n))'.B2:'max(abs(g_n))'.B100" chart:data-source-has-labels="both" svg:x="1.331cm" svg:y="1.275cm" svg:width="14.349cm" svg:height="6.564cm">
          <chart:coordinate-region svg:x="2.482cm" svg:y="1.474cm" svg:width="13.104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'max(abs(g_n))'.A2:'max(abs(g_n))'.A2"/>
          </chart:axis>
          <chart:axis chart:dimension="y" chart:name="primary-y" chart:style-name="ch7">
            <chart:title svg:x="0.451cm" svg:y="6.771cm" chart:style-name="ch8">
              <text:p>Abolute maximum penetration</text:p>
            </chart:title>
            <chart:grid chart:style-name="ch9" chart:class="major"/>
          </chart:axis>
          <chart:series chart:style-name="ch10" chart:values-cell-range-address="'max(abs(g_n))'.J2:'max(abs(g_n))'.J100" chart:label-cell-address="'max(abs(g_n))'.I1:'max(abs(g_n))'.J1" chart:class="chart:scatter">
            <chart:domain table:cell-range-address="'max(abs(g_n))'.I2:'max(abs(g_n))'.I100"/>
            <chart:data-point chart:repeated="99"/>
          </chart:series>
          <chart:series chart:style-name="ch11" chart:values-cell-range-address="'max(abs(g_n))'.H2:'max(abs(g_n))'.H100" chart:label-cell-address="'max(abs(g_n))'.G1:'max(abs(g_n))'.H1" chart:class="chart:scatter">
            <chart:domain table:cell-range-address="'max(abs(g_n))'.G2:'max(abs(g_n))'.G100"/>
            <chart:data-point chart:repeated="99"/>
          </chart:series>
          <chart:series chart:style-name="ch12" chart:values-cell-range-address="'max(abs(g_n))'.F2:'max(abs(g_n))'.F100" chart:label-cell-address="'max(abs(g_n))'.E1:'max(abs(g_n))'.F1" chart:class="chart:scatter">
            <chart:domain table:cell-range-address="'max(abs(g_n))'.E2:'max(abs(g_n))'.E100"/>
            <chart:data-point chart:repeated="99"/>
          </chart:series>
          <chart:series chart:style-name="ch13" chart:values-cell-range-address="'max(abs(g_n))'.D2:'max(abs(g_n))'.D100" chart:label-cell-address="'max(abs(g_n))'.C1:'max(abs(g_n))'.D1" chart:class="chart:scatter">
            <chart:domain table:cell-range-address="'max(abs(g_n))'.C2:'max(abs(g_n))'.C100"/>
            <chart:data-point chart:repeated="99"/>
          </chart:series>
          <chart:series chart:style-name="ch14" chart:values-cell-range-address="'max(abs(g_n))'.B2:'max(abs(g_n))'.B100" chart:label-cell-address="'max(abs(g_n))'.A1:'max(abs(g_n))'.B1" chart:class="chart:scatter">
            <chart:domain table:cell-range-address="'max(abs(g_n))'.A2:'max(abs(g_n))'.A100"/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k 1E+06</text:p>
                <text:list>
                  <text:list-item>
                    <text:p>k</text:p>
                  </text:list-item>
                  <text:list-item>
                    <text:p>1E+06</text:p>
                  </text:list-item>
                </text:list>
                <draw:g>
                  <svg:desc>'max(abs(g_n))'.I1:'max(abs(g_n))'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 1E+05</text:p>
                <text:list>
                  <text:list-item>
                    <text:p>k</text:p>
                  </text:list-item>
                  <text:list-item>
                    <text:p>1E+05</text:p>
                  </text:list-item>
                </text:list>
                <draw:g>
                  <svg:desc>'max(abs(g_n))'.G1:'max(abs(g_n))'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 1E+04</text:p>
                <text:list>
                  <text:list-item>
                    <text:p>k</text:p>
                  </text:list-item>
                  <text:list-item>
                    <text:p>1E+04</text:p>
                  </text:list-item>
                </text:list>
                <draw:g>
                  <svg:desc>'max(abs(g_n))'.E1:'max(abs(g_n))'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 1E+03</text:p>
                <text:list>
                  <text:list-item>
                    <text:p>k</text:p>
                  </text:list-item>
                  <text:list-item>
                    <text:p>1E+03</text:p>
                  </text:list-item>
                </text:list>
                <draw:g>
                  <svg:desc>'max(abs(g_n))'.C1:'max(abs(g_n))'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 1E+02</text:p>
                <text:list>
                  <text:list-item>
                    <text:p>k</text:p>
                  </text:list-item>
                  <text:list-item>
                    <text:p>1E+02</text:p>
                  </text:list-item>
                </text:list>
                <draw:g>
                  <svg:desc>'max(abs(g_n))'.A1:'max(abs(g_n)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'max(abs(g_n))'.A2:'max(abs(g_n))'.A2</svg:desc>
                </draw:g>
              </table:table-cell>
              <table:table-cell office:value-type="float" office:value="NaN">
                <text:p>NaN</text:p>
                <draw:g>
                  <svg:desc>'max(abs(g_n))'.I2:'max(abs(g_n))'.I100</svg:desc>
                </draw:g>
              </table:table-cell>
              <table:table-cell office:value-type="float" office:value="NaN">
                <text:p>NaN</text:p>
                <draw:g>
                  <svg:desc>'max(abs(g_n))'.J2:'max(abs(g_n))'.J100</svg:desc>
                </draw:g>
              </table:table-cell>
              <table:table-cell office:value-type="float" office:value="NaN">
                <text:p>NaN</text:p>
                <draw:g>
                  <svg:desc>'max(abs(g_n))'.G2:'max(abs(g_n))'.G100</svg:desc>
                </draw:g>
              </table:table-cell>
              <table:table-cell office:value-type="float" office:value="NaN">
                <text:p>NaN</text:p>
                <draw:g>
                  <svg:desc>'max(abs(g_n))'.H2:'max(abs(g_n))'.H100</svg:desc>
                </draw:g>
              </table:table-cell>
              <table:table-cell office:value-type="float" office:value="NaN">
                <text:p>NaN</text:p>
                <draw:g>
                  <svg:desc>'max(abs(g_n))'.E2:'max(abs(g_n))'.E100</svg:desc>
                </draw:g>
              </table:table-cell>
              <table:table-cell office:value-type="float" office:value="NaN">
                <text:p>NaN</text:p>
                <draw:g>
                  <svg:desc>'max(abs(g_n))'.F2:'max(abs(g_n))'.F100</svg:desc>
                </draw:g>
              </table:table-cell>
              <table:table-cell office:value-type="float" office:value="NaN">
                <text:p>NaN</text:p>
                <draw:g>
                  <svg:desc>'max(abs(g_n))'.C2:'max(abs(g_n))'.C100</svg:desc>
                </draw:g>
              </table:table-cell>
              <table:table-cell office:value-type="float" office:value="NaN">
                <text:p>NaN</text:p>
                <draw:g>
                  <svg:desc>'max(abs(g_n))'.D2:'max(abs(g_n))'.D100</svg:desc>
                </draw:g>
              </table:table-cell>
              <table:table-cell office:value-type="float" office:value="NaN">
                <text:p>NaN</text:p>
                <draw:g>
                  <svg:desc>'max(abs(g_n))'.A2:'max(abs(g_n))'.A100</svg:desc>
                </draw:g>
              </table:table-cell>
              <table:table-cell office:value-type="float" office:value="NaN">
                <text:p>NaN</text:p>
                <draw:g>
                  <svg:desc>'max(abs(g_n))'.B2:'max(abs(g_n))'.B10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0000000136449740396">
                <text:p>0.00000000136449740396</text:p>
              </table:table-cell>
              <table:table-cell office:value-type="float" office:value="0.05">
                <text:p>0.05</text:p>
              </table:table-cell>
              <table:table-cell office:value-type="float" office:value="0.00000001364495605394">
                <text:p>0.00000001364495605394</text:p>
              </table:table-cell>
              <table:table-cell office:value-type="float" office:value="0.05">
                <text:p>0.05</text:p>
              </table:table-cell>
              <table:table-cell office:value-type="float" office:value="0.00000013644758034559">
                <text:p>0.00000013644758034559</text:p>
              </table:table-cell>
              <table:table-cell office:value-type="float" office:value="0.05">
                <text:p>0.05</text:p>
              </table:table-cell>
              <table:table-cell office:value-type="float" office:value="0.00000136427743768763">
                <text:p>0.00000136427743768763</text:p>
              </table:table-cell>
            </table:table-row>
            <table:table-row>
              <table:table-cell office:value-type="string"/>
              <table:table-cell office:value-type="float" office:value="0.04625">
                <text:p>0.04625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0000000433587565851">
                <text:p>0.00000000433587565851</text:p>
              </table:table-cell>
              <table:table-cell office:value-type="float" office:value="0.06">
                <text:p>0.06</text:p>
              </table:table-cell>
              <table:table-cell office:value-type="float" office:value="0.00000004335868486471">
                <text:p>0.00000004335868486471</text:p>
              </table:table-cell>
              <table:table-cell office:value-type="float" office:value="0.06">
                <text:p>0.06</text:p>
              </table:table-cell>
              <table:table-cell office:value-type="float" office:value="0.00000043358010937133">
                <text:p>0.00000043358010937133</text:p>
              </table:table-cell>
              <table:table-cell office:value-type="float" office:value="0.06">
                <text:p>0.06</text:p>
              </table:table-cell>
              <table:table-cell office:value-type="float" office:value="0.00000433512724140606">
                <text:p>0.00000433512724140606</text:p>
              </table:table-cell>
            </table:table-row>
            <table:table-row>
              <table:table-cell office:value-type="string"/>
              <table:table-cell office:value-type="float" office:value="0.046328125">
                <text:p>0.04632812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0000000731882021654">
                <text:p>0.00000000731882021654</text:p>
              </table:table-cell>
              <table:table-cell office:value-type="float" office:value="0.07">
                <text:p>0.07</text:p>
              </table:table-cell>
              <table:table-cell office:value-type="float" office:value="0.00000007318809047696">
                <text:p>0.00000007318809047696</text:p>
              </table:table-cell>
              <table:table-cell office:value-type="float" office:value="0.07">
                <text:p>0.07</text:p>
              </table:table-cell>
              <table:table-cell office:value-type="float" office:value="0.00000073186994153929">
                <text:p>0.00000073186994153929</text:p>
              </table:table-cell>
              <table:table-cell office:value-type="float" office:value="0.07">
                <text:p>0.07</text:p>
              </table:table-cell>
              <table:table-cell office:value-type="float" office:value="0.00000731760357508549">
                <text:p>0.00000731760357508549</text:p>
              </table:table-cell>
            </table:table-row>
            <table:table-row>
              <table:table-cell office:value-type="string"/>
              <table:table-cell office:value-type="float" office:value="0.0463671875">
                <text:p>0.0463671875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0000001036754637695">
                <text:p>0.00000001036754637695</text:p>
              </table:table-cell>
              <table:table-cell office:value-type="float" office:value="0.08">
                <text:p>0.08</text:p>
              </table:table-cell>
              <table:table-cell office:value-type="float" office:value="0.00000010367531211308">
                <text:p>0.00000010367531211308</text:p>
              </table:table-cell>
              <table:table-cell office:value-type="float" office:value="0.08">
                <text:p>0.08</text:p>
              </table:table-cell>
              <table:table-cell office:value-type="float" office:value="0.00000103673771545409">
                <text:p>0.00000103673771545409</text:p>
              </table:table-cell>
              <table:table-cell office:value-type="float" office:value="0.08">
                <text:p>0.08</text:p>
              </table:table-cell>
              <table:table-cell office:value-type="float" office:value="0.0000103658369938753">
                <text:p>0.0000103658369938753</text:p>
              </table:table-cell>
            </table:table-row>
            <table:table-row>
              <table:table-cell office:value-type="string"/>
              <table:table-cell office:value-type="float" office:value="0.04638671875">
                <text:p>0.04638671875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0000001348481371011">
                <text:p>0.00000001348481371011</text:p>
              </table:table-cell>
              <table:table-cell office:value-type="float" office:value="0.09">
                <text:p>0.09</text:p>
              </table:table-cell>
              <table:table-cell office:value-type="float" office:value="0.00000013484793681684">
                <text:p>0.00000013484793681684</text:p>
              </table:table-cell>
              <table:table-cell office:value-type="float" office:value="0.09">
                <text:p>0.09</text:p>
              </table:table-cell>
              <table:table-cell office:value-type="float" office:value="0.00000134845927712846">
                <text:p>0.00000134845927712846</text:p>
              </table:table-cell>
              <table:table-cell office:value-type="float" office:value="0.09">
                <text:p>0.09</text:p>
              </table:table-cell>
              <table:table-cell office:value-type="float" office:value="0.0000134825843649544">
                <text:p>0.0000134825843649544</text:p>
              </table:table-cell>
            </table:table-row>
            <table:table-row>
              <table:table-cell office:value-type="string"/>
              <table:table-cell office:value-type="float" office:value="0.046396484375">
                <text:p>0.04639648437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0000001667351812173">
                <text:p>0.00000001667351812173</text:p>
              </table:table-cell>
              <table:table-cell office:value-type="float" office:value="0.1">
                <text:p>0.1</text:p>
              </table:table-cell>
              <table:table-cell office:value-type="float" office:value="0.00000016673493452579">
                <text:p>0.00000016673493452579</text:p>
              </table:table-cell>
              <table:table-cell office:value-type="float" office:value="0.1">
                <text:p>0.1</text:p>
              </table:table-cell>
              <table:table-cell office:value-type="float" office:value="0.00000166732431572392">
                <text:p>0.00000166732431572392</text:p>
              </table:table-cell>
              <table:table-cell office:value-type="float" office:value="0.1">
                <text:p>0.1</text:p>
              </table:table-cell>
              <table:table-cell office:value-type="float" office:value="0.0000166707408897349">
                <text:p>0.0000166707408897349</text:p>
              </table:table-cell>
            </table:table-row>
            <table:table-row>
              <table:table-cell office:value-type="string"/>
              <table:table-cell office:value-type="float" office:value="0.04639892578125">
                <text:p>0.04639892578125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0000001701654817055">
                <text:p>0.00000001701654817055</text:p>
              </table:table-cell>
              <table:table-cell office:value-type="float" office:value="0.11">
                <text:p>0.11</text:p>
              </table:table-cell>
              <table:table-cell office:value-type="float" office:value="0.00000017016521702828">
                <text:p>0.00000017016521702828</text:p>
              </table:table-cell>
              <table:table-cell office:value-type="float" office:value="0.11">
                <text:p>0.11</text:p>
              </table:table-cell>
              <table:table-cell office:value-type="float" office:value="0.00000170162588664091">
                <text:p>0.00000170162588664091</text:p>
              </table:table-cell>
              <table:table-cell office:value-type="float" office:value="0.11">
                <text:p>0.11</text:p>
              </table:table-cell>
              <table:table-cell office:value-type="float" office:value="0.0000170136311425928">
                <text:p>0.0000170136311425928</text:p>
              </table:table-cell>
            </table:table-row>
            <table:table-row>
              <table:table-cell office:value-type="string"/>
              <table:table-cell office:value-type="float" office:value="0.0463995361328125">
                <text:p>0.046399536132812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00000001739556232394">
                <text:p>0.00000001739556232394</text:p>
              </table:table-cell>
              <table:table-cell office:value-type="float" office:value="0.12">
                <text:p>0.12</text:p>
              </table:table-cell>
              <table:table-cell office:value-type="float" office:value="0.00000017395534568365">
                <text:p>0.00000017395534568365</text:p>
              </table:table-cell>
              <table:table-cell office:value-type="float" office:value="0.12">
                <text:p>0.12</text:p>
              </table:table-cell>
              <table:table-cell office:value-type="float" office:value="0.00000173952580362347">
                <text:p>0.00000173952580362347</text:p>
              </table:table-cell>
              <table:table-cell office:value-type="float" office:value="0.12">
                <text:p>0.12</text:p>
              </table:table-cell>
              <table:table-cell office:value-type="float" office:value="0.0000173924932471703">
                <text:p>0.0000173924932471703</text:p>
              </table:table-cell>
            </table:table-row>
            <table:table-row>
              <table:table-cell office:value-type="string"/>
              <table:table-cell office:value-type="float" office:value="0.0463998413085937">
                <text:p>0.0463998413085937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0000001775166635079">
                <text:p>0.00000001775166635079</text:p>
              </table:table-cell>
              <table:table-cell office:value-type="float" office:value="0.13">
                <text:p>0.13</text:p>
              </table:table-cell>
              <table:table-cell office:value-type="float" office:value="0.00000017751637619756">
                <text:p>0.00000017751637619756</text:p>
              </table:table-cell>
              <table:table-cell office:value-type="float" office:value="0.13">
                <text:p>0.13</text:p>
              </table:table-cell>
              <table:table-cell office:value-type="float" office:value="0.00000177513476720416">
                <text:p>0.00000177513476720416</text:p>
              </table:table-cell>
              <table:table-cell office:value-type="float" office:value="0.13">
                <text:p>0.13</text:p>
              </table:table-cell>
              <table:table-cell office:value-type="float" office:value="0.0000177484497709075">
                <text:p>0.0000177484497709075</text:p>
              </table:table-cell>
            </table:table-row>
            <table:table-row>
              <table:table-cell office:value-type="string"/>
              <table:table-cell office:value-type="float" office:value="0.0463999938964844">
                <text:p>0.046399993896484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0000001761221845411">
                <text:p>0.00000001761221845411</text:p>
              </table:table-cell>
              <table:table-cell office:value-type="float" office:value="0.14">
                <text:p>0.14</text:p>
              </table:table-cell>
              <table:table-cell office:value-type="float" office:value="0.00000017612188975056">
                <text:p>0.00000017612188975056</text:p>
              </table:table-cell>
              <table:table-cell office:value-type="float" office:value="0.14">
                <text:p>0.14</text:p>
              </table:table-cell>
              <table:table-cell office:value-type="float" office:value="0.00000176119021794952">
                <text:p>0.00000176119021794952</text:p>
              </table:table-cell>
              <table:table-cell office:value-type="float" office:value="0.14">
                <text:p>0.14</text:p>
              </table:table-cell>
              <table:table-cell office:value-type="float" office:value="0.0000176090301341094">
                <text:p>0.0000176090301341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00000001719728048855">
                <text:p>0.00000001719728048855</text:p>
              </table:table-cell>
              <table:table-cell office:value-type="float" office:value="0.15">
                <text:p>0.15</text:p>
              </table:table-cell>
              <table:table-cell office:value-type="float" office:value="0.00000017197259127855">
                <text:p>0.00000017197259127855</text:p>
              </table:table-cell>
              <table:table-cell office:value-type="float" office:value="0.15">
                <text:p>0.15</text:p>
              </table:table-cell>
              <table:table-cell office:value-type="float" office:value="0.0000017197045467654">
                <text:p>0.0000017197045467654</text:p>
              </table:table-cell>
              <table:table-cell office:value-type="float" office:value="0.15">
                <text:p>0.15</text:p>
              </table:table-cell>
              <table:table-cell office:value-type="float" office:value="0.0000171949090335133">
                <text:p>0.0000171949090335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0.00000001762367896063">
                <text:p>0.00000001762367896063</text:p>
              </table:table-cell>
              <table:table-cell office:value-type="float" office:value="0.16">
                <text:p>0.16</text:p>
              </table:table-cell>
              <table:table-cell office:value-type="float" office:value="0.00000017623655090837">
                <text:p>0.00000017623655090837</text:p>
              </table:table-cell>
              <table:table-cell office:value-type="float" office:value="0.16">
                <text:p>0.16</text:p>
              </table:table-cell>
              <table:table-cell office:value-type="float" office:value="0.00000176234193549618">
                <text:p>0.00000176234193549618</text:p>
              </table:table-cell>
              <table:table-cell office:value-type="float" office:value="0.16">
                <text:p>0.16</text:p>
              </table:table-cell>
              <table:table-cell office:value-type="float" office:value="0.0000176210625113526">
                <text:p>0.0000176210625113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0.00000001809623650928">
                <text:p>0.00000001809623650928</text:p>
              </table:table-cell>
              <table:table-cell office:value-type="float" office:value="0.17">
                <text:p>0.17</text:p>
              </table:table-cell>
              <table:table-cell office:value-type="float" office:value="0.00000018096210419039">
                <text:p>0.00000018096210419039</text:p>
              </table:table-cell>
              <table:table-cell office:value-type="float" office:value="0.17">
                <text:p>0.17</text:p>
              </table:table-cell>
              <table:table-cell office:value-type="float" office:value="0.00000180959490503341">
                <text:p>0.00000180959490503341</text:p>
              </table:table-cell>
              <table:table-cell office:value-type="float" office:value="0.17">
                <text:p>0.17</text:p>
              </table:table-cell>
              <table:table-cell office:value-type="float" office:value="0.0000180933358762125">
                <text:p>0.0000180933358762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0.00000001857385178994">
                <text:p>0.00000001857385178994</text:p>
              </table:table-cell>
              <table:table-cell office:value-type="float" office:value="0.18">
                <text:p>0.18</text:p>
              </table:table-cell>
              <table:table-cell office:value-type="float" office:value="0.00000018573822946344">
                <text:p>0.00000018573822946344</text:p>
              </table:table-cell>
              <table:table-cell office:value-type="float" office:value="0.18">
                <text:p>0.18</text:p>
              </table:table-cell>
              <table:table-cell office:value-type="float" office:value="0.0000018573534290578">
                <text:p>0.0000018573534290578</text:p>
              </table:table-cell>
              <table:table-cell office:value-type="float" office:value="0.18">
                <text:p>0.18</text:p>
              </table:table-cell>
              <table:table-cell office:value-type="float" office:value="0.0000185706483859516">
                <text:p>0.0000185706483859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0.00000001891788279573">
                <text:p>0.00000001891788279573</text:p>
              </table:table-cell>
              <table:table-cell office:value-type="float" office:value="0.19">
                <text:p>0.19</text:p>
              </table:table-cell>
              <table:table-cell office:value-type="float" office:value="0.00000018917851861114">
                <text:p>0.00000018917851861114</text:p>
              </table:table-cell>
              <table:table-cell office:value-type="float" office:value="0.19">
                <text:p>0.19</text:p>
              </table:table-cell>
              <table:table-cell office:value-type="float" office:value="0.00000189175383710337">
                <text:p>0.00000189175383710337</text:p>
              </table:table-cell>
              <table:table-cell office:value-type="float" office:value="0.19">
                <text:p>0.19</text:p>
              </table:table-cell>
              <table:table-cell office:value-type="float" office:value="0.0000189144043345544">
                <text:p>0.0000189144043345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0000000186253232525">
                <text:p>0.0000000186253232525</text:p>
              </table:table-cell>
              <table:table-cell office:value-type="float" office:value="0.2">
                <text:p>0.2</text:p>
              </table:table-cell>
              <table:table-cell office:value-type="float" office:value="0.00000018625291850022">
                <text:p>0.00000018625291850022</text:p>
              </table:table-cell>
              <table:table-cell office:value-type="float" office:value="0.2">
                <text:p>0.2</text:p>
              </table:table-cell>
              <table:table-cell office:value-type="float" office:value="0.00000186249752843417">
                <text:p>0.00000186249752843417</text:p>
              </table:table-cell>
              <table:table-cell office:value-type="float" office:value="0.2">
                <text:p>0.2</text:p>
              </table:table-cell>
              <table:table-cell office:value-type="float" office:value="0.0000186218101926817">
                <text:p>0.0000186218101926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.00000001774928140416">
                <text:p>0.00000001774928140416</text:p>
              </table:table-cell>
              <table:table-cell office:value-type="float" office:value="0.21">
                <text:p>0.21</text:p>
              </table:table-cell>
              <table:table-cell office:value-type="float" office:value="0.00000017749251016877">
                <text:p>0.00000017749251016877</text:p>
              </table:table-cell>
              <table:table-cell office:value-type="float" office:value="0.21">
                <text:p>0.21</text:p>
              </table:table-cell>
              <table:table-cell office:value-type="float" office:value="0.00000177489528540843">
                <text:p>0.00000177489528540843</text:p>
              </table:table-cell>
              <table:table-cell office:value-type="float" office:value="0.21">
                <text:p>0.21</text:p>
              </table:table-cell>
              <table:table-cell office:value-type="float" office:value="0.000017745972237881">
                <text:p>0.000017745972237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.00000001794557413781">
                <text:p>0.00000001794557413781</text:p>
              </table:table-cell>
              <table:table-cell office:value-type="float" office:value="0.22">
                <text:p>0.22</text:p>
              </table:table-cell>
              <table:table-cell office:value-type="float" office:value="0.00000017945547714504">
                <text:p>0.00000017945547714504</text:p>
              </table:table-cell>
              <table:table-cell office:value-type="float" office:value="0.22">
                <text:p>0.22</text:p>
              </table:table-cell>
              <table:table-cell office:value-type="float" office:value="0.00000179452835058491">
                <text:p>0.00000179452835058491</text:p>
              </table:table-cell>
              <table:table-cell office:value-type="float" office:value="0.22">
                <text:p>0.22</text:p>
              </table:table-cell>
              <table:table-cell office:value-type="float" office:value="0.0000179426437290076">
                <text:p>0.000017942643729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00000001826172368879">
                <text:p>0.00000001826172368879</text:p>
              </table:table-cell>
              <table:table-cell office:value-type="float" office:value="0.23">
                <text:p>0.23</text:p>
              </table:table-cell>
              <table:table-cell office:value-type="float" office:value="0.00000018261693912613">
                <text:p>0.00000018261693912613</text:p>
              </table:table-cell>
              <table:table-cell office:value-type="float" office:value="0.23">
                <text:p>0.23</text:p>
              </table:table-cell>
              <table:table-cell office:value-type="float" office:value="0.00000182614034116568">
                <text:p>0.00000182614034116568</text:p>
              </table:table-cell>
              <table:table-cell office:value-type="float" office:value="0.23">
                <text:p>0.23</text:p>
              </table:table-cell>
              <table:table-cell office:value-type="float" office:value="0.0000182584989536494">
                <text:p>0.0000182584989536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.00000002081422656189">
                <text:p>0.00000002081422656189</text:p>
              </table:table-cell>
              <table:table-cell office:value-type="float" office:value="0.24">
                <text:p>0.24</text:p>
              </table:table-cell>
              <table:table-cell office:value-type="float" office:value="0.00000020814196022757">
                <text:p>0.00000020814196022757</text:p>
              </table:table-cell>
              <table:table-cell office:value-type="float" office:value="0.24">
                <text:p>0.24</text:p>
              </table:table-cell>
              <table:table-cell office:value-type="float" office:value="0.00000208138940857225">
                <text:p>0.00000208138940857225</text:p>
              </table:table-cell>
              <table:table-cell office:value-type="float" office:value="0.24">
                <text:p>0.24</text:p>
              </table:table-cell>
              <table:table-cell office:value-type="float" office:value="0.0000208108695299202">
                <text:p>0.0000208108695299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00000002676572432504">
                <text:p>0.00000002676572432504</text:p>
              </table:table-cell>
              <table:table-cell office:value-type="float" office:value="0.25">
                <text:p>0.25</text:p>
              </table:table-cell>
              <table:table-cell office:value-type="float" office:value="0.0000002676568095813">
                <text:p>0.0000002676568095813</text:p>
              </table:table-cell>
              <table:table-cell office:value-type="float" office:value="0.25">
                <text:p>0.25</text:p>
              </table:table-cell>
              <table:table-cell office:value-type="float" office:value="0.0000026765255337548">
                <text:p>0.0000026765255337548</text:p>
              </table:table-cell>
              <table:table-cell office:value-type="float" office:value="0.25">
                <text:p>0.25</text:p>
              </table:table-cell>
              <table:table-cell office:value-type="float" office:value="0.0000267609987256265">
                <text:p>0.0000267609987256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00000003348923889676">
                <text:p>0.00000003348923889676</text:p>
              </table:table-cell>
              <table:table-cell office:value-type="float" office:value="0.26">
                <text:p>0.26</text:p>
              </table:table-cell>
              <table:table-cell office:value-type="float" office:value="0.0000003348918182008">
                <text:p>0.0000003348918182008</text:p>
              </table:table-cell>
              <table:table-cell office:value-type="float" office:value="0.26">
                <text:p>0.26</text:p>
              </table:table-cell>
              <table:table-cell office:value-type="float" office:value="0.00000334886155406208">
                <text:p>0.00000334886155406208</text:p>
              </table:table-cell>
              <table:table-cell office:value-type="float" office:value="0.26">
                <text:p>0.26</text:p>
              </table:table-cell>
              <table:table-cell office:value-type="float" office:value="0.0000334829527952806">
                <text:p>0.0000334829527952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.0000000407627543549">
                <text:p>0.0000000407627543549</text:p>
              </table:table-cell>
              <table:table-cell office:value-type="float" office:value="0.27">
                <text:p>0.27</text:p>
              </table:table-cell>
              <table:table-cell office:value-type="float" office:value="0.00000040762682786707">
                <text:p>0.00000040762682786707</text:p>
              </table:table-cell>
              <table:table-cell office:value-type="float" office:value="0.27">
                <text:p>0.27</text:p>
              </table:table-cell>
              <table:table-cell office:value-type="float" office:value="0.00000407619678580915">
                <text:p>0.00000407619678580915</text:p>
              </table:table-cell>
              <table:table-cell office:value-type="float" office:value="0.27">
                <text:p>0.27</text:p>
              </table:table-cell>
              <table:table-cell office:value-type="float" office:value="0.0000407548206345532">
                <text:p>0.0000407548206345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.00000004842124657626">
                <text:p>0.00000004842124657626</text:p>
              </table:table-cell>
              <table:table-cell office:value-type="float" office:value="0.28">
                <text:p>0.28</text:p>
              </table:table-cell>
              <table:table-cell office:value-type="float" office:value="0.000000484211609273">
                <text:p>0.000000484211609273</text:p>
              </table:table-cell>
              <table:table-cell office:value-type="float" office:value="0.28">
                <text:p>0.28</text:p>
              </table:table-cell>
              <table:table-cell office:value-type="float" office:value="0.00000484202990155316">
                <text:p>0.00000484202990155316</text:p>
              </table:table-cell>
              <table:table-cell office:value-type="float" office:value="0.28">
                <text:p>0.28</text:p>
              </table:table-cell>
              <table:table-cell office:value-type="float" office:value="0.000048411684436137">
                <text:p>0.000048411684436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.00000005630742309072">
                <text:p>0.00000005630742309072</text:p>
              </table:table-cell>
              <table:table-cell office:value-type="float" office:value="0.29">
                <text:p>0.29</text:p>
              </table:table-cell>
              <table:table-cell office:value-type="float" office:value="0.00000056307323988916">
                <text:p>0.00000056307323988916</text:p>
              </table:table-cell>
              <table:table-cell office:value-type="float" office:value="0.29">
                <text:p>0.29</text:p>
              </table:table-cell>
              <table:table-cell office:value-type="float" office:value="0.00000563063318781643">
                <text:p>0.00000563063318781643</text:p>
              </table:table-cell>
              <table:table-cell office:value-type="float" office:value="0.29">
                <text:p>0.29</text:p>
              </table:table-cell>
              <table:table-cell office:value-type="float" office:value="0.0000562964120661642">
                <text:p>0.0000562964120661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00000006428261931643">
                <text:p>0.00000006428261931643</text:p>
              </table:table-cell>
              <table:table-cell office:value-type="float" office:value="0.3">
                <text:p>0.3</text:p>
              </table:table-cell>
              <table:table-cell office:value-type="float" office:value="0.0000006428251025002">
                <text:p>0.0000006428251025002</text:p>
              </table:table-cell>
              <table:table-cell office:value-type="float" office:value="0.3">
                <text:p>0.3</text:p>
              </table:table-cell>
              <table:table-cell office:value-type="float" office:value="0.00000642814199286713">
                <text:p>0.00000642814199286713</text:p>
              </table:table-cell>
              <table:table-cell office:value-type="float" office:value="0.3">
                <text:p>0.3</text:p>
              </table:table-cell>
              <table:table-cell office:value-type="float" office:value="0.0000642705176226725">
                <text:p>0.0000642705176226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.00000007227356932501">
                <text:p>0.00000007227356932501</text:p>
              </table:table-cell>
              <table:table-cell office:value-type="float" office:value="0.31">
                <text:p>0.31</text:p>
              </table:table-cell>
              <table:table-cell office:value-type="float" office:value="0.00000072273454224122">
                <text:p>0.00000072273454224122</text:p>
              </table:table-cell>
              <table:table-cell office:value-type="float" office:value="0.31">
                <text:p>0.31</text:p>
              </table:table-cell>
              <table:table-cell office:value-type="float" office:value="0.00000722723068735431">
                <text:p>0.00000722723068735431</text:p>
              </table:table-cell>
              <table:table-cell office:value-type="float" office:value="0.31">
                <text:p>0.31</text:p>
              </table:table-cell>
              <table:table-cell office:value-type="float" office:value="0.0000722608345960532">
                <text:p>0.0000722608345960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00000008021503097322">
                <text:p>0.00000008021503097322</text:p>
              </table:table-cell>
              <table:table-cell office:value-type="float" office:value="0.32">
                <text:p>0.32</text:p>
              </table:table-cell>
              <table:table-cell office:value-type="float" office:value="0.00000080214915704692">
                <text:p>0.00000080214915704692</text:p>
              </table:table-cell>
              <table:table-cell office:value-type="float" office:value="0.32">
                <text:p>0.32</text:p>
              </table:table-cell>
              <table:table-cell office:value-type="float" office:value="0.0000080213767728706">
                <text:p>0.0000080213767728706</text:p>
              </table:table-cell>
              <table:table-cell office:value-type="float" office:value="0.32">
                <text:p>0.32</text:p>
              </table:table-cell>
              <table:table-cell office:value-type="float" office:value="0.0000802022831179468">
                <text:p>0.0000802022831179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0000008800647139428">
                <text:p>0.00000008800647139428</text:p>
              </table:table-cell>
              <table:table-cell office:value-type="float" office:value="0.33">
                <text:p>0.33</text:p>
              </table:table-cell>
              <table:table-cell office:value-type="float" office:value="0.0000008800636462538">
                <text:p>0.0000008800636462538</text:p>
              </table:table-cell>
              <table:table-cell office:value-type="float" office:value="0.33">
                <text:p>0.33</text:p>
              </table:table-cell>
              <table:table-cell office:value-type="float" office:value="0.00000880052976482165">
                <text:p>0.00000880052976482165</text:p>
              </table:table-cell>
              <table:table-cell office:value-type="float" office:value="0.33">
                <text:p>0.33</text:p>
              </table:table-cell>
              <table:table-cell office:value-type="float" office:value="0.0000879946255829774">
                <text:p>0.0000879946255829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0000009558972410215">
                <text:p>0.00000009558972410215</text:p>
              </table:table-cell>
              <table:table-cell office:value-type="float" office:value="0.34">
                <text:p>0.34</text:p>
              </table:table-cell>
              <table:table-cell office:value-type="float" office:value="0.00000095589637036803">
                <text:p>0.00000095589637036803</text:p>
              </table:table-cell>
              <table:table-cell office:value-type="float" office:value="0.34">
                <text:p>0.34</text:p>
              </table:table-cell>
              <table:table-cell office:value-type="float" office:value="0.00000955887676971982">
                <text:p>0.00000955887676971982</text:p>
              </table:table-cell>
              <table:table-cell office:value-type="float" office:value="0.34">
                <text:p>0.34</text:p>
              </table:table-cell>
              <table:table-cell office:value-type="float" office:value="0.0000955800709200751">
                <text:p>0.0000955800709200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0000010239475340592">
                <text:p>0.00000010239475340592</text:p>
              </table:table-cell>
              <table:table-cell office:value-type="float" office:value="0.35">
                <text:p>0.35</text:p>
              </table:table-cell>
              <table:table-cell office:value-type="float" office:value="0.00000102394711807592">
                <text:p>0.00000102394711807592</text:p>
              </table:table-cell>
              <table:table-cell office:value-type="float" office:value="0.35">
                <text:p>0.35</text:p>
              </table:table-cell>
              <table:table-cell office:value-type="float" office:value="0.0000102394298872225">
                <text:p>0.0000102394298872225</text:p>
              </table:table-cell>
              <table:table-cell office:value-type="float" office:value="0.35">
                <text:p>0.35</text:p>
              </table:table-cell>
              <table:table-cell office:value-type="float" office:value="0.000102390164144961">
                <text:p>0.000102390164144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.00000010500729928891">
                <text:p>0.00000010500729928891</text:p>
              </table:table-cell>
              <table:table-cell office:value-type="float" office:value="0.36">
                <text:p>0.36</text:p>
              </table:table-cell>
              <table:table-cell office:value-type="float" office:value="0.00000105007526505874">
                <text:p>0.00000105007526505874</text:p>
              </table:table-cell>
              <table:table-cell office:value-type="float" office:value="0.36">
                <text:p>0.36</text:p>
              </table:table-cell>
              <table:table-cell office:value-type="float" office:value="0.0000105009803499569">
                <text:p>0.0000105009803499569</text:p>
              </table:table-cell>
              <table:table-cell office:value-type="float" office:value="0.36">
                <text:p>0.36</text:p>
              </table:table-cell>
              <table:table-cell office:value-type="float" office:value="0.000105032475393299">
                <text:p>0.00010503247539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625">
                <text:p>0.360625</text:p>
              </table:table-cell>
              <table:table-cell office:value-type="float" office:value="0.0000001039763829233">
                <text:p>0.0000001039763829233</text:p>
              </table:table-cell>
              <table:table-cell office:value-type="float" office:value="0.3625">
                <text:p>0.3625</text:p>
              </table:table-cell>
              <table:table-cell office:value-type="float" office:value="0.00000106601263069608">
                <text:p>0.00000106601263069608</text:p>
              </table:table-cell>
              <table:table-cell office:value-type="float" office:value="0.360625">
                <text:p>0.360625</text:p>
              </table:table-cell>
              <table:table-cell office:value-type="float" office:value="0.0000103981566797747">
                <text:p>0.0000103981566797747</text:p>
              </table:table-cell>
              <table:table-cell office:value-type="float" office:value="0.360625">
                <text:p>0.360625</text:p>
              </table:table-cell>
              <table:table-cell office:value-type="float" office:value="0.000104028098450061">
                <text:p>0.000104028098450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78125">
                <text:p>0.36078125</text:p>
              </table:table-cell>
              <table:table-cell office:value-type="float" office:value="0.00000010339405716178">
                <text:p>0.00000010339405716178</text:p>
              </table:table-cell>
              <table:table-cell office:value-type="float" office:value="0.365">
                <text:p>0.365</text:p>
              </table:table-cell>
              <table:table-cell office:value-type="float" office:value="0.00000110150962148855">
                <text:p>0.00000110150962148855</text:p>
              </table:table-cell>
              <table:table-cell office:value-type="float" office:value="0.36078125">
                <text:p>0.36078125</text:p>
              </table:table-cell>
              <table:table-cell office:value-type="float" office:value="0.0000103402340207073">
                <text:p>0.0000103402340207073</text:p>
              </table:table-cell>
              <table:table-cell office:value-type="float" office:value="0.36078125">
                <text:p>0.36078125</text:p>
              </table:table-cell>
              <table:table-cell office:value-type="float" office:value="0.000103475525320486">
                <text:p>0.000103475525320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0.00000010286948127342">
                <text:p>0.00000010286948127342</text:p>
              </table:table-cell>
              <table:table-cell office:value-type="float" office:value="0.37">
                <text:p>0.37</text:p>
              </table:table-cell>
              <table:table-cell office:value-type="float" office:value="0.00000116531530822179">
                <text:p>0.00000116531530822179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0.000010288371567108">
                <text:p>0.000010288371567108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0.00010300398785338">
                <text:p>0.00010300398785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0.000000102274633353">
                <text:p>0.000000102274633353</text:p>
              </table:table-cell>
              <table:table-cell office:value-type="float" office:value="0.38">
                <text:p>0.38</text:p>
              </table:table-cell>
              <table:table-cell office:value-type="float" office:value="0.0000012784055662216">
                <text:p>0.0000012784055662216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0.000010231899716994">
                <text:p>0.000010231899716994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0.000102585444595653">
                <text:p>0.000102585444595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087890625">
                <text:p>0.36090087890625</text:p>
              </table:table-cell>
              <table:table-cell office:value-type="float" office:value="0.00000010222156248959">
                <text:p>0.00000010222156248959</text:p>
              </table:table-cell>
              <table:table-cell office:value-type="float" office:value="0.39">
                <text:p>0.39</text:p>
              </table:table-cell>
              <table:table-cell office:value-type="float" office:value="0.00000137935757987628">
                <text:p>0.00000137935757987628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0.0000102218668941799">
                <text:p>0.0000102218668941799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010216210515763">
                <text:p>0.00010216210515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0.00000010221565228712">
                <text:p>0.00000010221565228712</text:p>
              </table:table-cell>
              <table:table-cell office:value-type="float" office:value="0.4">
                <text:p>0.4</text:p>
              </table:table-cell>
              <table:table-cell office:value-type="float" office:value="0.00000146665493869451">
                <text:p>0.00000146665493869451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0.0000102206799868169">
                <text:p>0.0000102206799868169</text:p>
              </table:table-cell>
              <table:table-cell office:value-type="float" office:value="0.36125">
                <text:p>0.36125</text:p>
              </table:table-cell>
              <table:table-cell office:value-type="float" office:value="0.000101078918175554">
                <text:p>0.000101078918175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0.00000010220376620591">
                <text:p>0.00000010220376620591</text:p>
              </table:table-cell>
              <table:table-cell office:value-type="float" office:value="0.405">
                <text:p>0.405</text:p>
              </table:table-cell>
              <table:table-cell office:value-type="float" office:value="0.00000150025671784556">
                <text:p>0.00000150025671784556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0.0000102182794170854">
                <text:p>0.0000102182794170854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.000099908906530974">
                <text:p>0.000099908906530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0.00000010217972564181">
                <text:p>0.00000010217972564181</text:p>
              </table:table-cell>
              <table:table-cell office:value-type="float" office:value="0.4075">
                <text:p>0.4075</text:p>
              </table:table-cell>
              <table:table-cell office:value-type="float" office:value="0.00000150923887373516">
                <text:p>0.00000150923887373516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00102133675224461">
                <text:p>0.0000102133675224461</text:p>
              </table:table-cell>
              <table:table-cell office:value-type="float" office:value="0.3614453125">
                <text:p>0.3614453125</text:p>
              </table:table-cell>
              <table:table-cell office:value-type="float" office:value="0.0000989491125460422">
                <text:p>0.0000989491125460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000010213053489992">
                <text:p>0.00000010213053489992</text:p>
              </table:table-cell>
              <table:table-cell office:value-type="float" office:value="0.40875">
                <text:p>0.40875</text:p>
              </table:table-cell>
              <table:table-cell office:value-type="float" office:value="0.00000150482657660686">
                <text:p>0.00000150482657660686</text:p>
              </table:table-cell>
              <table:table-cell office:value-type="float" office:value="0.36125">
                <text:p>0.36125</text:p>
              </table:table-cell>
              <table:table-cell office:value-type="float" office:value="0.0000101029613837614">
                <text:p>0.0000101029613837614</text:p>
              </table:table-cell>
              <table:table-cell office:value-type="float" office:value="0.361445617675782">
                <text:p>0.361445617675782</text:p>
              </table:table-cell>
              <table:table-cell office:value-type="float" office:value="0.0000989048957229716">
                <text:p>0.0000989048957229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25">
                <text:p>0.36125</text:p>
              </table:table-cell>
              <table:table-cell office:value-type="float" office:value="0.00000010102412916658">
                <text:p>0.00000010102412916658</text:p>
              </table:table-cell>
              <table:table-cell office:value-type="float" office:value="0.40890625">
                <text:p>0.40890625</text:p>
              </table:table-cell>
              <table:table-cell office:value-type="float" office:value="0.00000150191376537952">
                <text:p>0.00000150191376537952</text:p>
              </table:table-cell>
              <table:table-cell office:value-type="float" office:value="0.3625">
                <text:p>0.3625</text:p>
              </table:table-cell>
              <table:table-cell office:value-type="float" office:value="0.0000106598393464178">
                <text:p>0.0000106598393464178</text:p>
              </table:table-cell>
              <table:table-cell office:value-type="float" office:value="0.361445770263672">
                <text:p>0.361445770263672</text:p>
              </table:table-cell>
              <table:table-cell office:value-type="float" office:value="0.0000988714116631894">
                <text:p>0.0000988714116631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.00000009977614781712">
                <text:p>0.00000009977614781712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0.00000149925196072905">
                <text:p>0.00000149925196072905</text:p>
              </table:table-cell>
              <table:table-cell office:value-type="float" office:value="0.365">
                <text:p>0.365</text:p>
              </table:table-cell>
              <table:table-cell office:value-type="float" office:value="0.0000110147866802359">
                <text:p>0.0000110147866802359</text:p>
              </table:table-cell>
              <table:table-cell office:value-type="float" office:value="0.361445846557617">
                <text:p>0.361445846557617</text:p>
              </table:table-cell>
              <table:table-cell office:value-type="float" office:value="0.0000988433524063108">
                <text:p>0.0000988433524063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84375">
                <text:p>0.361484375</text:p>
              </table:table-cell>
              <table:table-cell office:value-type="float" office:value="0.00000010504148332469">
                <text:p>0.00000010504148332469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0.00000149675310030748">
                <text:p>0.00000149675310030748</text:p>
              </table:table-cell>
              <table:table-cell office:value-type="float" office:value="0.37">
                <text:p>0.37</text:p>
              </table:table-cell>
              <table:table-cell office:value-type="float" office:value="0.0000116528093900623">
                <text:p>0.0000116528093900623</text:p>
              </table:table-cell>
              <table:table-cell office:value-type="float" office:value="0.361445865631104">
                <text:p>0.361445865631104</text:p>
              </table:table-cell>
              <table:table-cell office:value-type="float" office:value="0.0000988307493655196">
                <text:p>0.0000988307493655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5625">
                <text:p>0.3615625</text:p>
              </table:table-cell>
              <table:table-cell office:value-type="float" office:value="0.00000010516473526622">
                <text:p>0.00000010516473526622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0.00000149559348606051">
                <text:p>0.00000149559348606051</text:p>
              </table:table-cell>
              <table:table-cell office:value-type="float" office:value="0.38">
                <text:p>0.38</text:p>
              </table:table-cell>
              <table:table-cell office:value-type="float" office:value="0.0000127836591976511">
                <text:p>0.0000127836591976511</text:p>
              </table:table-cell>
              <table:table-cell office:value-type="float" office:value="0.361445875167847">
                <text:p>0.361445875167847</text:p>
              </table:table-cell>
              <table:table-cell office:value-type="float" office:value="0.0000988185522696619">
                <text:p>0.000098818552269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875">
                <text:p>0.361875</text:p>
              </table:table-cell>
              <table:table-cell office:value-type="float" office:value="0.00000010565198562873">
                <text:p>0.00000010565198562873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0.00000149459506622034">
                <text:p>0.00000149459506622034</text:p>
              </table:table-cell>
              <table:table-cell office:value-type="float" office:value="0.39">
                <text:p>0.39</text:p>
              </table:table-cell>
              <table:table-cell office:value-type="float" office:value="0.0000137931366464915">
                <text:p>0.000013793136646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5">
                <text:p>0.3625</text:p>
              </table:table-cell>
              <table:table-cell office:value-type="float" office:value="0.00000010660155046458">
                <text:p>0.00000010660155046458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0.00000149414926643612">
                <text:p>0.00000149414926643612</text:p>
              </table:table-cell>
              <table:table-cell office:value-type="float" office:value="0.4">
                <text:p>0.4</text:p>
              </table:table-cell>
              <table:table-cell office:value-type="float" office:value="0.0000146660794656784">
                <text:p>0.0000146660794656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">
                <text:p>0.365</text:p>
              </table:table-cell>
              <table:table-cell office:value-type="float" office:value="0.00000011015127161692">
                <text:p>0.00000011015127161692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0.00000149376036566693">
                <text:p>0.00000149376036566693</text:p>
              </table:table-cell>
              <table:table-cell office:value-type="float" office:value="0.405">
                <text:p>0.405</text:p>
              </table:table-cell>
              <table:table-cell office:value-type="float" office:value="0.0000150020951535715">
                <text:p>0.000015002095153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0.00000011653187430182">
                <text:p>0.00000011653187430182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0.00000149356402057421">
                <text:p>0.00000149356402057421</text:p>
              </table:table-cell>
              <table:table-cell office:value-type="float" office:value="0.4075">
                <text:p>0.4075</text:p>
              </table:table-cell>
              <table:table-cell office:value-type="float" office:value="0.0000150919306577457">
                <text:p>0.000015091930657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00000012784095292782">
                <text:p>0.00000012784095292782</text:p>
              </table:table-cell>
              <table:table-cell office:value-type="float" office:value="0.409040107727051">
                <text:p>0.409040107727051</text:p>
              </table:table-cell>
              <table:table-cell office:value-type="float" office:value="0.00000149346529924821">
                <text:p>0.00000149346529924821</text:p>
              </table:table-cell>
              <table:table-cell office:value-type="float" office:value="0.40875">
                <text:p>0.40875</text:p>
              </table:table-cell>
              <table:table-cell office:value-type="float" office:value="0.0000150478491296824">
                <text:p>0.000015047849129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.00000013793619724222">
                <text:p>0.00000013793619724222</text:p>
              </table:table-cell>
              <table:table-cell office:value-type="float" office:value="0.409040117263794">
                <text:p>0.409040117263794</text:p>
              </table:table-cell>
              <table:table-cell office:value-type="float" office:value="0.00000149341563711048">
                <text:p>0.00000149341563711048</text:p>
              </table:table-cell>
              <table:table-cell office:value-type="float" office:value="0.40890625">
                <text:p>0.40890625</text:p>
              </table:table-cell>
              <table:table-cell office:value-type="float" office:value="0.0000150187487863017">
                <text:p>0.0000150187487863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00000014666596421475">
                <text:p>0.0000001466659642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0.0000149921741617034">
                <text:p>0.0000149921741617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  <table:table-cell office:value-type="float" office:value="0.00000015002614422163">
                <text:p>0.0000001500261442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0.0000149672808886362">
                <text:p>0.000014967280888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5">
                <text:p>0.4075</text:p>
              </table:table-cell>
              <table:table-cell office:value-type="float" office:value="0.00000015092434524877">
                <text:p>0.00000015092434524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0.0000149557976276792">
                <text:p>0.000014955797627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75">
                <text:p>0.40875</text:p>
              </table:table-cell>
              <table:table-cell office:value-type="float" office:value="0.00000015048307393868">
                <text:p>0.0000001504830739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0.0000149460714271562">
                <text:p>0.000014946071427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0625">
                <text:p>0.40890625</text:p>
              </table:table-cell>
              <table:table-cell office:value-type="float" office:value="0.00000015019176583482">
                <text:p>0.0000001501917658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0.0000149419184254633">
                <text:p>0.0000149419184254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0.00000014992554155342">
                <text:p>0.0000001499255415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0.0000149387009698712">
                <text:p>0.000014938700969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0.00000014967555935585">
                <text:p>0.00000014967555935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22167969">
                <text:p>0.409040222167969</text:p>
              </table:table-cell>
              <table:table-cell office:value-type="float" office:value="0.0000149358365605994">
                <text:p>0.000014935836560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0.00000014955948293398">
                <text:p>0.0000001495594829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98461914">
                <text:p>0.409040298461914</text:p>
              </table:table-cell>
              <table:table-cell office:value-type="float" office:value="0.0000149341930474749">
                <text:p>0.0000149341930474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0.00000014945937132465">
                <text:p>0.0000001494593713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307998657">
                <text:p>0.409040307998657</text:p>
              </table:table-cell>
              <table:table-cell office:value-type="float" office:value="0.0000149336583424444">
                <text:p>0.000014933658342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0.00000014941444633639">
                <text:p>0.00000014941444633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0.00000014937459150473">
                <text:p>0.0000001493745915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0.00000014935271933332">
                <text:p>0.0000001493527193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88653565">
                <text:p>0.409040088653565</text:p>
              </table:table-cell>
              <table:table-cell office:value-type="float" office:value="0.0000001493469881277">
                <text:p>0.000000149346988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98190308">
                <text:p>0.409040098190308</text:p>
              </table:table-cell>
              <table:table-cell office:value-type="float" office:value="0.00000014934205401916">
                <text:p>0.0000001493420540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Horizontal reaction force</text:p>
        </chart:title>
        <chart:legend chart:legend-position="start" loext:overlay="true" svg:x="12.756cm" svg:y="1.711cm" style:legend-expansion="custom" svg:width="2.376cm" svg:height="2.391cm" style:legend-expansion-aspect-ratio="0.993726474278545" chart:style-name="ch3"/>
        <chart:plot-area chart:style-name="ch4" table:cell-range-address="sumFx.A2:sumFx.A2 sumFx.I1:sumFx.J100 sumFx.A1:sumFx.H1 sumFx.H2:sumFx.H100 sumFx.F2:sumFx.F100 sumFx.D2:sumFx.D100 sumFx.B2:sumFx.B100" chart:data-source-has-labels="both" svg:x="1.331cm" svg:y="1.275cm" svg:width="14.349cm" svg:height="6.564cm">
          <chart:coordinate-region svg:x="2.72cm" svg:y="1.474cm" svg:width="12.866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x.A2:sumFx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x.J2:sumFx.J100" chart:label-cell-address="sumFx.I1:sumFx.J1" chart:class="chart:scatter">
            <chart:domain table:cell-range-address="sumFx.I2:sumFx.I100"/>
            <chart:data-point chart:repeated="99"/>
          </chart:series>
          <chart:series chart:style-name="ch11" chart:values-cell-range-address="sumFx.H2:sumFx.H100" chart:label-cell-address="sumFx.G1:sumFx.H1" chart:class="chart:scatter">
            <chart:domain table:cell-range-address="sumFx.G2:sumFx.G100"/>
            <chart:data-point chart:repeated="99"/>
          </chart:series>
          <chart:series chart:style-name="ch12" chart:values-cell-range-address="sumFx.F2:sumFx.F100" chart:label-cell-address="sumFx.E1:sumFx.F1" chart:class="chart:scatter">
            <chart:domain table:cell-range-address="sumFx.E2:sumFx.E100"/>
            <chart:data-point chart:repeated="99"/>
          </chart:series>
          <chart:series chart:style-name="ch13" chart:values-cell-range-address="sumFx.D2:sumFx.D100" chart:label-cell-address="sumFx.C1:sumFx.D1" chart:class="chart:scatter">
            <chart:domain table:cell-range-address="sumFx.C2:sumFx.C100"/>
            <chart:data-point chart:repeated="99"/>
          </chart:series>
          <chart:series chart:style-name="ch14" chart:values-cell-range-address="sumFx.B2:sumFx.B100" chart:label-cell-address="sumFx.A1:sumFx.B1" chart:class="chart:scatter">
            <chart:domain table:cell-range-address="sumFx.A2:sumFx.A100"/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k 1E+06</text:p>
                <text:list>
                  <text:list-item>
                    <text:p>k</text:p>
                  </text:list-item>
                  <text:list-item>
                    <text:p>1E+06</text:p>
                  </text:list-item>
                </text:list>
                <draw:g>
                  <svg:desc>sumFx.I1:sumFx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 1E+05</text:p>
                <text:list>
                  <text:list-item>
                    <text:p>k</text:p>
                  </text:list-item>
                  <text:list-item>
                    <text:p>1E+05</text:p>
                  </text:list-item>
                </text:list>
                <draw:g>
                  <svg:desc>sumFx.G1:sumFx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 1E+04</text:p>
                <text:list>
                  <text:list-item>
                    <text:p>k</text:p>
                  </text:list-item>
                  <text:list-item>
                    <text:p>1E+04</text:p>
                  </text:list-item>
                </text:list>
                <draw:g>
                  <svg:desc>sumFx.E1:sumFx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 1E+03</text:p>
                <text:list>
                  <text:list-item>
                    <text:p>k</text:p>
                  </text:list-item>
                  <text:list-item>
                    <text:p>1E+03</text:p>
                  </text:list-item>
                </text:list>
                <draw:g>
                  <svg:desc>sumFx.C1:sumFx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 1E+02</text:p>
                <text:list>
                  <text:list-item>
                    <text:p>k</text:p>
                  </text:list-item>
                  <text:list-item>
                    <text:p>1E+02</text:p>
                  </text:list-item>
                </text:list>
                <draw:g>
                  <svg:desc>sumFx.A1:sumFx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x.A2:sumFx.A2</svg:desc>
                </draw:g>
              </table:table-cell>
              <table:table-cell office:value-type="float" office:value="NaN">
                <text:p>NaN</text:p>
                <draw:g>
                  <svg:desc>sumFx.I2:sumFx.I100</svg:desc>
                </draw:g>
              </table:table-cell>
              <table:table-cell office:value-type="float" office:value="NaN">
                <text:p>NaN</text:p>
                <draw:g>
                  <svg:desc>sumFx.J2:sumFx.J100</svg:desc>
                </draw:g>
              </table:table-cell>
              <table:table-cell office:value-type="float" office:value="NaN">
                <text:p>NaN</text:p>
                <draw:g>
                  <svg:desc>sumFx.G2:sumFx.G100</svg:desc>
                </draw:g>
              </table:table-cell>
              <table:table-cell office:value-type="float" office:value="NaN">
                <text:p>NaN</text:p>
                <draw:g>
                  <svg:desc>sumFx.H2:sumFx.H100</svg:desc>
                </draw:g>
              </table:table-cell>
              <table:table-cell office:value-type="float" office:value="NaN">
                <text:p>NaN</text:p>
                <draw:g>
                  <svg:desc>sumFx.E2:sumFx.E100</svg:desc>
                </draw:g>
              </table:table-cell>
              <table:table-cell office:value-type="float" office:value="NaN">
                <text:p>NaN</text:p>
                <draw:g>
                  <svg:desc>sumFx.F2:sumFx.F100</svg:desc>
                </draw:g>
              </table:table-cell>
              <table:table-cell office:value-type="float" office:value="NaN">
                <text:p>NaN</text:p>
                <draw:g>
                  <svg:desc>sumFx.C2:sumFx.C100</svg:desc>
                </draw:g>
              </table:table-cell>
              <table:table-cell office:value-type="float" office:value="NaN">
                <text:p>NaN</text:p>
                <draw:g>
                  <svg:desc>sumFx.D2:sumFx.D100</svg:desc>
                </draw:g>
              </table:table-cell>
              <table:table-cell office:value-type="float" office:value="NaN">
                <text:p>NaN</text:p>
                <draw:g>
                  <svg:desc>sumFx.A2:sumFx.A100</svg:desc>
                </draw:g>
              </table:table-cell>
              <table:table-cell office:value-type="float" office:value="NaN">
                <text:p>NaN</text:p>
                <draw:g>
                  <svg:desc>sumFx.B2:sumFx.B10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</table:table-row>
            <table:table-row>
              <table:table-cell office:value-type="string"/>
              <table:table-cell office:value-type="float" office:value="0.045">
                <text:p>0.045</text:p>
              </table:table-cell>
              <table:table-cell office:value-type="float" office:value="6.88253048712304E-020">
                <text:p>6.88253048712304E-020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011661906">
                <text:p>-0.0000000000001166190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011661757">
                <text:p>-0.00000000000011661757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011660116">
                <text:p>-0.0000000000001166011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011643901">
                <text:p>-0.00000000000011643901</text:p>
              </table:table-cell>
            </table:table-row>
            <table:table-row>
              <table:table-cell office:value-type="string"/>
              <table:table-cell office:value-type="float" office:value="0.04625">
                <text:p>0.04625</text:p>
              </table:table-cell>
              <table:table-cell office:value-type="float" office:value="1.81142258543598E-019">
                <text:p>1.81142258543598E-019</text:p>
              </table:table-cell>
              <table:table-cell office:value-type="float" office:value="0.06">
                <text:p>0.06</text:p>
              </table:table-cell>
              <table:table-cell office:value-type="float" office:value="-0.0000032709168616683">
                <text:p>-0.0000032709168616683</text:p>
              </table:table-cell>
              <table:table-cell office:value-type="float" office:value="0.06">
                <text:p>0.06</text:p>
              </table:table-cell>
              <table:table-cell office:value-type="float" office:value="-0.00000327091992879467">
                <text:p>-0.00000327091992879467</text:p>
              </table:table-cell>
              <table:table-cell office:value-type="float" office:value="0.06">
                <text:p>0.06</text:p>
              </table:table-cell>
              <table:table-cell office:value-type="float" office:value="-0.00000327095059856901">
                <text:p>-0.00000327095059856901</text:p>
              </table:table-cell>
              <table:table-cell office:value-type="float" office:value="0.06">
                <text:p>0.06</text:p>
              </table:table-cell>
              <table:table-cell office:value-type="float" office:value="-0.00000327123935486675">
                <text:p>-0.00000327123935486675</text:p>
              </table:table-cell>
            </table:table-row>
            <table:table-row>
              <table:table-cell office:value-type="string"/>
              <table:table-cell office:value-type="float" office:value="0.046328125">
                <text:p>0.046328125</text:p>
              </table:table-cell>
              <table:table-cell office:value-type="float" office:value="2.74326541725879E-020">
                <text:p>2.74326541725879E-020</text:p>
              </table:table-cell>
              <table:table-cell office:value-type="float" office:value="0.07">
                <text:p>0.07</text:p>
              </table:table-cell>
              <table:table-cell office:value-type="float" office:value="-0.00000694291329482218">
                <text:p>-0.00000694291329482218</text:p>
              </table:table-cell>
              <table:table-cell office:value-type="float" office:value="0.07">
                <text:p>0.07</text:p>
              </table:table-cell>
              <table:table-cell office:value-type="float" office:value="-0.00000694291698594524">
                <text:p>-0.00000694291698594524</text:p>
              </table:table-cell>
              <table:table-cell office:value-type="float" office:value="0.07">
                <text:p>0.07</text:p>
              </table:table-cell>
              <table:table-cell office:value-type="float" office:value="-0.00000694295389284511">
                <text:p>-0.00000694295389284511</text:p>
              </table:table-cell>
              <table:table-cell office:value-type="float" office:value="0.07">
                <text:p>0.07</text:p>
              </table:table-cell>
              <table:table-cell office:value-type="float" office:value="-0.00000694332273095891">
                <text:p>-0.00000694332273095891</text:p>
              </table:table-cell>
            </table:table-row>
            <table:table-row>
              <table:table-cell office:value-type="string"/>
              <table:table-cell office:value-type="float" office:value="0.0463671875">
                <text:p>0.0463671875</text:p>
              </table:table-cell>
              <table:table-cell office:value-type="float" office:value="3.36270535145057E-020">
                <text:p>3.36270535145057E-020</text:p>
              </table:table-cell>
              <table:table-cell office:value-type="float" office:value="0.08">
                <text:p>0.08</text:p>
              </table:table-cell>
              <table:table-cell office:value-type="float" office:value="-0.000010829576231718">
                <text:p>-0.000010829576231718</text:p>
              </table:table-cell>
              <table:table-cell office:value-type="float" office:value="0.08">
                <text:p>0.08</text:p>
              </table:table-cell>
              <table:table-cell office:value-type="float" office:value="-0.0000108295804073493">
                <text:p>-0.0000108295804073493</text:p>
              </table:table-cell>
              <table:table-cell office:value-type="float" office:value="0.08">
                <text:p>0.08</text:p>
              </table:table-cell>
              <table:table-cell office:value-type="float" office:value="-0.0000108296221587827">
                <text:p>-0.0000108296221587827</text:p>
              </table:table-cell>
              <table:table-cell office:value-type="float" office:value="0.08">
                <text:p>0.08</text:p>
              </table:table-cell>
              <table:table-cell office:value-type="float" office:value="-0.0000108300393615725">
                <text:p>-0.0000108300393615725</text:p>
              </table:table-cell>
            </table:table-row>
            <table:table-row>
              <table:table-cell office:value-type="string"/>
              <table:table-cell office:value-type="float" office:value="0.04638671875">
                <text:p>0.04638671875</text:p>
              </table:table-cell>
              <table:table-cell office:value-type="float" office:value="-1.20036919216777E-019">
                <text:p>-1.20036919216777E-019</text:p>
              </table:table-cell>
              <table:table-cell office:value-type="float" office:value="0.09">
                <text:p>0.09</text:p>
              </table:table-cell>
              <table:table-cell office:value-type="float" office:value="-0.0000149325281290613">
                <text:p>-0.0000149325281290613</text:p>
              </table:table-cell>
              <table:table-cell office:value-type="float" office:value="0.09">
                <text:p>0.09</text:p>
              </table:table-cell>
              <table:table-cell office:value-type="float" office:value="-0.0000149325326130336">
                <text:p>-0.0000149325326130336</text:p>
              </table:table-cell>
              <table:table-cell office:value-type="float" office:value="0.09">
                <text:p>0.09</text:p>
              </table:table-cell>
              <table:table-cell office:value-type="float" office:value="-0.0000149325774473146">
                <text:p>-0.0000149325774473146</text:p>
              </table:table-cell>
              <table:table-cell office:value-type="float" office:value="0.09">
                <text:p>0.09</text:p>
              </table:table-cell>
              <table:table-cell office:value-type="float" office:value="-0.0000149330253976811">
                <text:p>-0.0000149330253976811</text:p>
              </table:table-cell>
            </table:table-row>
            <table:table-row>
              <table:table-cell office:value-type="string"/>
              <table:table-cell office:value-type="float" office:value="0.046396484375">
                <text:p>0.046396484375</text:p>
              </table:table-cell>
              <table:table-cell office:value-type="float" office:value="1.82010178675273E-019">
                <text:p>1.82010178675273E-019</text:p>
              </table:table-cell>
              <table:table-cell office:value-type="float" office:value="0.1">
                <text:p>0.1</text:p>
              </table:table-cell>
              <table:table-cell office:value-type="float" office:value="-0.0000192529936672082">
                <text:p>-0.0000192529936672082</text:p>
              </table:table-cell>
              <table:table-cell office:value-type="float" office:value="0.1">
                <text:p>0.1</text:p>
              </table:table-cell>
              <table:table-cell office:value-type="float" office:value="-0.0000192529982406084">
                <text:p>-0.0000192529982406084</text:p>
              </table:table-cell>
              <table:table-cell office:value-type="float" office:value="0.1">
                <text:p>0.1</text:p>
              </table:table-cell>
              <table:table-cell office:value-type="float" office:value="-0.0000192530439685904">
                <text:p>-0.0000192530439685904</text:p>
              </table:table-cell>
              <table:table-cell office:value-type="float" office:value="0.1">
                <text:p>0.1</text:p>
              </table:table-cell>
              <table:table-cell office:value-type="float" office:value="-0.0000192535007764714">
                <text:p>-0.0000192535007764714</text:p>
              </table:table-cell>
            </table:table-row>
            <table:table-row>
              <table:table-cell office:value-type="string"/>
              <table:table-cell office:value-type="float" office:value="0.04639892578125">
                <text:p>0.04639892578125</text:p>
              </table:table-cell>
              <table:table-cell office:value-type="float" office:value="-9.62069313551501E-020">
                <text:p>-9.62069313551501E-020</text:p>
              </table:table-cell>
              <table:table-cell office:value-type="float" office:value="0.11">
                <text:p>0.11</text:p>
              </table:table-cell>
              <table:table-cell office:value-type="float" office:value="-0.0000206338304093868">
                <text:p>-0.0000206338304093868</text:p>
              </table:table-cell>
              <table:table-cell office:value-type="float" office:value="0.11">
                <text:p>0.11</text:p>
              </table:table-cell>
              <table:table-cell office:value-type="float" office:value="-0.0000206338366397142">
                <text:p>-0.0000206338366397142</text:p>
              </table:table-cell>
              <table:table-cell office:value-type="float" office:value="0.11">
                <text:p>0.11</text:p>
              </table:table-cell>
              <table:table-cell office:value-type="float" office:value="-0.0000206339066667345">
                <text:p>-0.0000206339066667345</text:p>
              </table:table-cell>
              <table:table-cell office:value-type="float" office:value="0.11">
                <text:p>0.11</text:p>
              </table:table-cell>
              <table:table-cell office:value-type="float" office:value="-0.0000206346071245857">
                <text:p>-0.0000206346071245857</text:p>
              </table:table-cell>
            </table:table-row>
            <table:table-row>
              <table:table-cell office:value-type="string"/>
              <table:table-cell office:value-type="float" office:value="0.0463995361328125">
                <text:p>0.0463995361328125</text:p>
              </table:table-cell>
              <table:table-cell office:value-type="float" office:value="-3.67696114610111E-020">
                <text:p>-3.67696114610111E-020</text:p>
              </table:table-cell>
              <table:table-cell office:value-type="float" office:value="0.12">
                <text:p>0.12</text:p>
              </table:table-cell>
              <table:table-cell office:value-type="float" office:value="-0.0000200341289809611">
                <text:p>-0.0000200341289809611</text:p>
              </table:table-cell>
              <table:table-cell office:value-type="float" office:value="0.12">
                <text:p>0.12</text:p>
              </table:table-cell>
              <table:table-cell office:value-type="float" office:value="-0.0000200341384067595">
                <text:p>-0.0000200341384067595</text:p>
              </table:table-cell>
              <table:table-cell office:value-type="float" office:value="0.12">
                <text:p>0.12</text:p>
              </table:table-cell>
              <table:table-cell office:value-type="float" office:value="-0.0000200342326538686">
                <text:p>-0.0000200342326538686</text:p>
              </table:table-cell>
              <table:table-cell office:value-type="float" office:value="0.12">
                <text:p>0.12</text:p>
              </table:table-cell>
              <table:table-cell office:value-type="float" office:value="-0.0000200351744931168">
                <text:p>-0.0000200351744931168</text:p>
              </table:table-cell>
            </table:table-row>
            <table:table-row>
              <table:table-cell office:value-type="string"/>
              <table:table-cell office:value-type="float" office:value="0.0463998413085937">
                <text:p>0.0463998413085937</text:p>
              </table:table-cell>
              <table:table-cell office:value-type="float" office:value="2.77724756822059E-019">
                <text:p>2.77724756822059E-019</text:p>
              </table:table-cell>
              <table:table-cell office:value-type="float" office:value="0.13">
                <text:p>0.13</text:p>
              </table:table-cell>
              <table:table-cell office:value-type="float" office:value="-0.0000219268522203527">
                <text:p>-0.0000219268522203527</text:p>
              </table:table-cell>
              <table:table-cell office:value-type="float" office:value="0.13">
                <text:p>0.13</text:p>
              </table:table-cell>
              <table:table-cell office:value-type="float" office:value="-0.0000219268532605516">
                <text:p>-0.0000219268532605516</text:p>
              </table:table-cell>
              <table:table-cell office:value-type="float" office:value="0.13">
                <text:p>0.13</text:p>
              </table:table-cell>
              <table:table-cell office:value-type="float" office:value="-0.0000219269446285173">
                <text:p>-0.0000219269446285173</text:p>
              </table:table-cell>
              <table:table-cell office:value-type="float" office:value="0.13">
                <text:p>0.13</text:p>
              </table:table-cell>
              <table:table-cell office:value-type="float" office:value="-0.0000219277924170607">
                <text:p>-0.0000219277924170607</text:p>
              </table:table-cell>
            </table:table-row>
            <table:table-row>
              <table:table-cell office:value-type="string"/>
              <table:table-cell office:value-type="float" office:value="0.0463999938964844">
                <text:p>0.0463999938964844</text:p>
              </table:table-cell>
              <table:table-cell office:value-type="float" office:value="2.65061151173014E-020">
                <text:p>2.65061151173014E-020</text:p>
              </table:table-cell>
              <table:table-cell office:value-type="float" office:value="0.14">
                <text:p>0.14</text:p>
              </table:table-cell>
              <table:table-cell office:value-type="float" office:value="-0.0000396790761919317">
                <text:p>-0.0000396790761919317</text:p>
              </table:table-cell>
              <table:table-cell office:value-type="float" office:value="0.14">
                <text:p>0.14</text:p>
              </table:table-cell>
              <table:table-cell office:value-type="float" office:value="-0.0000396790708847913">
                <text:p>-0.0000396790708847913</text:p>
              </table:table-cell>
              <table:table-cell office:value-type="float" office:value="0.14">
                <text:p>0.14</text:p>
              </table:table-cell>
              <table:table-cell office:value-type="float" office:value="-0.0000396787961063703">
                <text:p>-0.0000396787961063703</text:p>
              </table:table-cell>
              <table:table-cell office:value-type="float" office:value="0.14">
                <text:p>0.14</text:p>
              </table:table-cell>
              <table:table-cell office:value-type="float" office:value="-0.0000396762335047932">
                <text:p>-0.000039676233504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-0.0000504287149314912">
                <text:p>-0.0000504287149314912</text:p>
              </table:table-cell>
              <table:table-cell office:value-type="float" office:value="0.15">
                <text:p>0.15</text:p>
              </table:table-cell>
              <table:table-cell office:value-type="float" office:value="-0.0000504286373084959">
                <text:p>-0.0000504286373084959</text:p>
              </table:table-cell>
              <table:table-cell office:value-type="float" office:value="0.15">
                <text:p>0.15</text:p>
              </table:table-cell>
              <table:table-cell office:value-type="float" office:value="-0.0000504281339899033">
                <text:p>-0.0000504281339899033</text:p>
              </table:table-cell>
              <table:table-cell office:value-type="float" office:value="0.15">
                <text:p>0.15</text:p>
              </table:table-cell>
              <table:table-cell office:value-type="float" office:value="-0.0000504231315041785">
                <text:p>-0.0000504231315041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-0.0000540597684147418">
                <text:p>-0.0000540597684147418</text:p>
              </table:table-cell>
              <table:table-cell office:value-type="float" office:value="0.16">
                <text:p>0.16</text:p>
              </table:table-cell>
              <table:table-cell office:value-type="float" office:value="-0.0000540597062860906">
                <text:p>-0.0000540597062860906</text:p>
              </table:table-cell>
              <table:table-cell office:value-type="float" office:value="0.16">
                <text:p>0.16</text:p>
              </table:table-cell>
              <table:table-cell office:value-type="float" office:value="-0.0000540590744884865">
                <text:p>-0.0000540590744884865</text:p>
              </table:table-cell>
              <table:table-cell office:value-type="float" office:value="0.16">
                <text:p>0.16</text:p>
              </table:table-cell>
              <table:table-cell office:value-type="float" office:value="-0.0000540527565664222">
                <text:p>-0.0000540527565664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-0.0000506237106576756">
                <text:p>-0.0000506237106576756</text:p>
              </table:table-cell>
              <table:table-cell office:value-type="float" office:value="0.17">
                <text:p>0.17</text:p>
              </table:table-cell>
              <table:table-cell office:value-type="float" office:value="-0.0000506236464073691">
                <text:p>-0.0000506236464073691</text:p>
              </table:table-cell>
              <table:table-cell office:value-type="float" office:value="0.17">
                <text:p>0.17</text:p>
              </table:table-cell>
              <table:table-cell office:value-type="float" office:value="-0.0000506229965355063">
                <text:p>-0.0000506229965355063</text:p>
              </table:table-cell>
              <table:table-cell office:value-type="float" office:value="0.17">
                <text:p>0.17</text:p>
              </table:table-cell>
              <table:table-cell office:value-type="float" office:value="-0.000050616498325777">
                <text:p>-0.000050616498325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-0.0000399303527718311">
                <text:p>-0.0000399303527718311</text:p>
              </table:table-cell>
              <table:table-cell office:value-type="float" office:value="0.18">
                <text:p>0.18</text:p>
              </table:table-cell>
              <table:table-cell office:value-type="float" office:value="-0.0000399302971224002">
                <text:p>-0.0000399302971224002</text:p>
              </table:table-cell>
              <table:table-cell office:value-type="float" office:value="0.18">
                <text:p>0.18</text:p>
              </table:table-cell>
              <table:table-cell office:value-type="float" office:value="-0.0000399297407454176">
                <text:p>-0.0000399297407454176</text:p>
              </table:table-cell>
              <table:table-cell office:value-type="float" office:value="0.18">
                <text:p>0.18</text:p>
              </table:table-cell>
              <table:table-cell office:value-type="float" office:value="-0.0000399241776942937">
                <text:p>-0.0000399241776942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-0.0000337087936129823">
                <text:p>-0.0000337087936129823</text:p>
              </table:table-cell>
              <table:table-cell office:value-type="float" office:value="0.19">
                <text:p>0.19</text:p>
              </table:table-cell>
              <table:table-cell office:value-type="float" office:value="-0.0000337087432168644">
                <text:p>-0.0000337087432168644</text:p>
              </table:table-cell>
              <table:table-cell office:value-type="float" office:value="0.19">
                <text:p>0.19</text:p>
              </table:table-cell>
              <table:table-cell office:value-type="float" office:value="-0.0000337082392610873">
                <text:p>-0.0000337082392610873</text:p>
              </table:table-cell>
              <table:table-cell office:value-type="float" office:value="0.19">
                <text:p>0.19</text:p>
              </table:table-cell>
              <table:table-cell office:value-type="float" office:value="-0.0000337031633505566">
                <text:p>-0.0000337031633505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-0.000024662041181778">
                <text:p>-0.000024662041181778</text:p>
              </table:table-cell>
              <table:table-cell office:value-type="float" office:value="0.2">
                <text:p>0.2</text:p>
              </table:table-cell>
              <table:table-cell office:value-type="float" office:value="-0.0000246619923403534">
                <text:p>-0.0000246619923403534</text:p>
              </table:table-cell>
              <table:table-cell office:value-type="float" office:value="0.2">
                <text:p>0.2</text:p>
              </table:table-cell>
              <table:table-cell office:value-type="float" office:value="-0.0000246614851495752">
                <text:p>-0.0000246614851495752</text:p>
              </table:table-cell>
              <table:table-cell office:value-type="float" office:value="0.2">
                <text:p>0.2</text:p>
              </table:table-cell>
              <table:table-cell office:value-type="float" office:value="-0.0000246564298338968">
                <text:p>-0.0000246564298338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.00000518812653323612">
                <text:p>0.00000518812653323612</text:p>
              </table:table-cell>
              <table:table-cell office:value-type="float" office:value="0.21">
                <text:p>0.21</text:p>
              </table:table-cell>
              <table:table-cell office:value-type="float" office:value="0.00000518818623968653">
                <text:p>0.00000518818623968653</text:p>
              </table:table-cell>
              <table:table-cell office:value-type="float" office:value="0.21">
                <text:p>0.21</text:p>
              </table:table-cell>
              <table:table-cell office:value-type="float" office:value="0.00000518834848976656">
                <text:p>0.00000518834848976656</text:p>
              </table:table-cell>
              <table:table-cell office:value-type="float" office:value="0.21">
                <text:p>0.21</text:p>
              </table:table-cell>
              <table:table-cell office:value-type="float" office:value="0.00000519032956063761">
                <text:p>0.00000519032956063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.0000613582109224033">
                <text:p>0.0000613582109224033</text:p>
              </table:table-cell>
              <table:table-cell office:value-type="float" office:value="0.22">
                <text:p>0.22</text:p>
              </table:table-cell>
              <table:table-cell office:value-type="float" office:value="0.0000613581554113627">
                <text:p>0.0000613581554113627</text:p>
              </table:table-cell>
              <table:table-cell office:value-type="float" office:value="0.22">
                <text:p>0.22</text:p>
              </table:table-cell>
              <table:table-cell office:value-type="float" office:value="0.0000613576442333943">
                <text:p>0.0000613576442333943</text:p>
              </table:table-cell>
              <table:table-cell office:value-type="float" office:value="0.22">
                <text:p>0.22</text:p>
              </table:table-cell>
              <table:table-cell office:value-type="float" office:value="0.0000613520542139067">
                <text:p>0.0000613520542139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000170937309148733">
                <text:p>0.000170937309148733</text:p>
              </table:table-cell>
              <table:table-cell office:value-type="float" office:value="0.23">
                <text:p>0.23</text:p>
              </table:table-cell>
              <table:table-cell office:value-type="float" office:value="0.000170937077060764">
                <text:p>0.000170937077060764</text:p>
              </table:table-cell>
              <table:table-cell office:value-type="float" office:value="0.23">
                <text:p>0.23</text:p>
              </table:table-cell>
              <table:table-cell office:value-type="float" office:value="0.000170934757445274">
                <text:p>0.000170934757445274</text:p>
              </table:table-cell>
              <table:table-cell office:value-type="float" office:value="0.23">
                <text:p>0.23</text:p>
              </table:table-cell>
              <table:table-cell office:value-type="float" office:value="0.000170911565881286">
                <text:p>0.000170911565881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.000323140772027277">
                <text:p>0.000323140772027277</text:p>
              </table:table-cell>
              <table:table-cell office:value-type="float" office:value="0.24">
                <text:p>0.24</text:p>
              </table:table-cell>
              <table:table-cell office:value-type="float" office:value="0.000323140281153163">
                <text:p>0.000323140281153163</text:p>
              </table:table-cell>
              <table:table-cell office:value-type="float" office:value="0.24">
                <text:p>0.24</text:p>
              </table:table-cell>
              <table:table-cell office:value-type="float" office:value="0.000323135372512897">
                <text:p>0.000323135372512897</text:p>
              </table:table-cell>
              <table:table-cell office:value-type="float" office:value="0.24">
                <text:p>0.24</text:p>
              </table:table-cell>
              <table:table-cell office:value-type="float" office:value="0.000323086296158747">
                <text:p>0.000323086296158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000503324717015656">
                <text:p>0.000503324717015656</text:p>
              </table:table-cell>
              <table:table-cell office:value-type="float" office:value="0.25">
                <text:p>0.25</text:p>
              </table:table-cell>
              <table:table-cell office:value-type="float" office:value="0.000503323881999516">
                <text:p>0.000503323881999516</text:p>
              </table:table-cell>
              <table:table-cell office:value-type="float" office:value="0.25">
                <text:p>0.25</text:p>
              </table:table-cell>
              <table:table-cell office:value-type="float" office:value="0.000503315533706273">
                <text:p>0.000503315533706273</text:p>
              </table:table-cell>
              <table:table-cell office:value-type="float" office:value="0.25">
                <text:p>0.25</text:p>
              </table:table-cell>
              <table:table-cell office:value-type="float" office:value="0.00050323205023082">
                <text:p>0.00050323205023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000708552675988322">
                <text:p>0.000708552675988322</text:p>
              </table:table-cell>
              <table:table-cell office:value-type="float" office:value="0.26">
                <text:p>0.26</text:p>
              </table:table-cell>
              <table:table-cell office:value-type="float" office:value="0.000708551462879982">
                <text:p>0.000708551462879982</text:p>
              </table:table-cell>
              <table:table-cell office:value-type="float" office:value="0.26">
                <text:p>0.26</text:p>
              </table:table-cell>
              <table:table-cell office:value-type="float" office:value="0.000708539332057701">
                <text:p>0.000708539332057701</text:p>
              </table:table-cell>
              <table:table-cell office:value-type="float" office:value="0.26">
                <text:p>0.26</text:p>
              </table:table-cell>
              <table:table-cell office:value-type="float" office:value="0.000708418049932605">
                <text:p>0.000708418049932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.000943792025633959">
                <text:p>0.000943792025633959</text:p>
              </table:table-cell>
              <table:table-cell office:value-type="float" office:value="0.27">
                <text:p>0.27</text:p>
              </table:table-cell>
              <table:table-cell office:value-type="float" office:value="0.000943790383335751">
                <text:p>0.000943790383335751</text:p>
              </table:table-cell>
              <table:table-cell office:value-type="float" office:value="0.27">
                <text:p>0.27</text:p>
              </table:table-cell>
              <table:table-cell office:value-type="float" office:value="0.000943773960700224">
                <text:p>0.000943773960700224</text:p>
              </table:table-cell>
              <table:table-cell office:value-type="float" office:value="0.27">
                <text:p>0.27</text:p>
              </table:table-cell>
              <table:table-cell office:value-type="float" office:value="0.000943609781756984">
                <text:p>0.000943609781756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.00120433555773989">
                <text:p>0.00120433555773989</text:p>
              </table:table-cell>
              <table:table-cell office:value-type="float" office:value="0.28">
                <text:p>0.28</text:p>
              </table:table-cell>
              <table:table-cell office:value-type="float" office:value="0.00120433345142828">
                <text:p>0.00120433345142828</text:p>
              </table:table-cell>
              <table:table-cell office:value-type="float" office:value="0.28">
                <text:p>0.28</text:p>
              </table:table-cell>
              <table:table-cell office:value-type="float" office:value="0.00120431238873504">
                <text:p>0.00120431238873504</text:p>
              </table:table-cell>
              <table:table-cell office:value-type="float" office:value="0.28">
                <text:p>0.28</text:p>
              </table:table-cell>
              <table:table-cell office:value-type="float" office:value="0.00120410180652408">
                <text:p>0.00120410180652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.00148599587703231">
                <text:p>0.00148599587703231</text:p>
              </table:table-cell>
              <table:table-cell office:value-type="float" office:value="0.29">
                <text:p>0.29</text:p>
              </table:table-cell>
              <table:table-cell office:value-type="float" office:value="0.00148599329233491">
                <text:p>0.00148599329233491</text:p>
              </table:table-cell>
              <table:table-cell office:value-type="float" office:value="0.29">
                <text:p>0.29</text:p>
              </table:table-cell>
              <table:table-cell office:value-type="float" office:value="0.00148596744760539">
                <text:p>0.00148596744760539</text:p>
              </table:table-cell>
              <table:table-cell office:value-type="float" office:value="0.29">
                <text:p>0.29</text:p>
              </table:table-cell>
              <table:table-cell office:value-type="float" office:value="0.00148570902813655">
                <text:p>0.00148570902813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00178996864042312">
                <text:p>0.00178996864042312</text:p>
              </table:table-cell>
              <table:table-cell office:value-type="float" office:value="0.3">
                <text:p>0.3</text:p>
              </table:table-cell>
              <table:table-cell office:value-type="float" office:value="0.00178996556740445">
                <text:p>0.00178996556740445</text:p>
              </table:table-cell>
              <table:table-cell office:value-type="float" office:value="0.3">
                <text:p>0.3</text:p>
              </table:table-cell>
              <table:table-cell office:value-type="float" office:value="0.00178993483771537">
                <text:p>0.00178993483771537</text:p>
              </table:table-cell>
              <table:table-cell office:value-type="float" office:value="0.3">
                <text:p>0.3</text:p>
              </table:table-cell>
              <table:table-cell office:value-type="float" office:value="0.00178962759055626">
                <text:p>0.00178962759055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.00211735296583598">
                <text:p>0.00211735296583598</text:p>
              </table:table-cell>
              <table:table-cell office:value-type="float" office:value="0.31">
                <text:p>0.31</text:p>
              </table:table-cell>
              <table:table-cell office:value-type="float" office:value="0.00211734936464274">
                <text:p>0.00211734936464274</text:p>
              </table:table-cell>
              <table:table-cell office:value-type="float" office:value="0.31">
                <text:p>0.31</text:p>
              </table:table-cell>
              <table:table-cell office:value-type="float" office:value="0.00211731335321316">
                <text:p>0.00211731335321316</text:p>
              </table:table-cell>
              <table:table-cell office:value-type="float" office:value="0.31">
                <text:p>0.31</text:p>
              </table:table-cell>
              <table:table-cell office:value-type="float" office:value="0.00211695329434677">
                <text:p>0.00211695329434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00245890483404592">
                <text:p>0.00245890483404592</text:p>
              </table:table-cell>
              <table:table-cell office:value-type="float" office:value="0.32">
                <text:p>0.32</text:p>
              </table:table-cell>
              <table:table-cell office:value-type="float" office:value="0.00245890067665922">
                <text:p>0.00245890067665922</text:p>
              </table:table-cell>
              <table:table-cell office:value-type="float" office:value="0.32">
                <text:p>0.32</text:p>
              </table:table-cell>
              <table:table-cell office:value-type="float" office:value="0.00245885911906419">
                <text:p>0.00245885911906419</text:p>
              </table:table-cell>
              <table:table-cell office:value-type="float" office:value="0.32">
                <text:p>0.32</text:p>
              </table:table-cell>
              <table:table-cell office:value-type="float" office:value="0.00245844342020692">
                <text:p>0.00245844342020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0280664774230574">
                <text:p>0.00280664774230574</text:p>
              </table:table-cell>
              <table:table-cell office:value-type="float" office:value="0.33">
                <text:p>0.33</text:p>
              </table:table-cell>
              <table:table-cell office:value-type="float" office:value="0.00280664310693557">
                <text:p>0.00280664310693557</text:p>
              </table:table-cell>
              <table:table-cell office:value-type="float" office:value="0.33">
                <text:p>0.33</text:p>
              </table:table-cell>
              <table:table-cell office:value-type="float" office:value="0.00280659675360882">
                <text:p>0.00280659675360882</text:p>
              </table:table-cell>
              <table:table-cell office:value-type="float" office:value="0.33">
                <text:p>0.33</text:p>
              </table:table-cell>
              <table:table-cell office:value-type="float" office:value="0.00280613325946058">
                <text:p>0.00280613325946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0315445459122015">
                <text:p>0.00315445459122015</text:p>
              </table:table-cell>
              <table:table-cell office:value-type="float" office:value="0.34">
                <text:p>0.34</text:p>
              </table:table-cell>
              <table:table-cell office:value-type="float" office:value="0.00315444945474312">
                <text:p>0.00315444945474312</text:p>
              </table:table-cell>
              <table:table-cell office:value-type="float" office:value="0.34">
                <text:p>0.34</text:p>
              </table:table-cell>
              <table:table-cell office:value-type="float" office:value="0.00315439809022237">
                <text:p>0.00315439809022237</text:p>
              </table:table-cell>
              <table:table-cell office:value-type="float" office:value="0.34">
                <text:p>0.34</text:p>
              </table:table-cell>
              <table:table-cell office:value-type="float" office:value="0.00315388447505047">
                <text:p>0.00315388447505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0350270821472095">
                <text:p>0.00350270821472095</text:p>
              </table:table-cell>
              <table:table-cell office:value-type="float" office:value="0.35">
                <text:p>0.35</text:p>
              </table:table-cell>
              <table:table-cell office:value-type="float" office:value="0.00350270279097153">
                <text:p>0.00350270279097153</text:p>
              </table:table-cell>
              <table:table-cell office:value-type="float" office:value="0.35">
                <text:p>0.35</text:p>
              </table:table-cell>
              <table:table-cell office:value-type="float" office:value="0.00350264855483146">
                <text:p>0.00350264855483146</text:p>
              </table:table-cell>
              <table:table-cell office:value-type="float" office:value="0.35">
                <text:p>0.35</text:p>
              </table:table-cell>
              <table:table-cell office:value-type="float" office:value="0.00350210618104014">
                <text:p>0.00350210618104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.00381400820093634">
                <text:p>0.00381400820093634</text:p>
              </table:table-cell>
              <table:table-cell office:value-type="float" office:value="0.36">
                <text:p>0.36</text:p>
              </table:table-cell>
              <table:table-cell office:value-type="float" office:value="0.00381400525710475">
                <text:p>0.00381400525710475</text:p>
              </table:table-cell>
              <table:table-cell office:value-type="float" office:value="0.36">
                <text:p>0.36</text:p>
              </table:table-cell>
              <table:table-cell office:value-type="float" office:value="0.0038139758052443">
                <text:p>0.0038139758052443</text:p>
              </table:table-cell>
              <table:table-cell office:value-type="float" office:value="0.36">
                <text:p>0.36</text:p>
              </table:table-cell>
              <table:table-cell office:value-type="float" office:value="0.00381367994062214">
                <text:p>0.00381367994062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625">
                <text:p>0.360625</text:p>
              </table:table-cell>
              <table:table-cell office:value-type="float" office:value="0.00381997159764868">
                <text:p>0.00381997159764868</text:p>
              </table:table-cell>
              <table:table-cell office:value-type="float" office:value="0.3625">
                <text:p>0.3625</text:p>
              </table:table-cell>
              <table:table-cell office:value-type="float" office:value="0.00267422017883487">
                <text:p>0.00267422017883487</text:p>
              </table:table-cell>
              <table:table-cell office:value-type="float" office:value="0.360625">
                <text:p>0.360625</text:p>
              </table:table-cell>
              <table:table-cell office:value-type="float" office:value="0.00381997212260912">
                <text:p>0.00381997212260912</text:p>
              </table:table-cell>
              <table:table-cell office:value-type="float" office:value="0.360625">
                <text:p>0.360625</text:p>
              </table:table-cell>
              <table:table-cell office:value-type="float" office:value="0.00381996924881584">
                <text:p>0.00381996924881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78125">
                <text:p>0.36078125</text:p>
              </table:table-cell>
              <table:table-cell office:value-type="float" office:value="0.00381739802129643">
                <text:p>0.00381739802129643</text:p>
              </table:table-cell>
              <table:table-cell office:value-type="float" office:value="0.365">
                <text:p>0.365</text:p>
              </table:table-cell>
              <table:table-cell office:value-type="float" office:value="0.00269757495724185">
                <text:p>0.00269757495724185</text:p>
              </table:table-cell>
              <table:table-cell office:value-type="float" office:value="0.36078125">
                <text:p>0.36078125</text:p>
              </table:table-cell>
              <table:table-cell office:value-type="float" office:value="0.00381743952075815">
                <text:p>0.00381743952075815</text:p>
              </table:table-cell>
              <table:table-cell office:value-type="float" office:value="0.36078125">
                <text:p>0.36078125</text:p>
              </table:table-cell>
              <table:table-cell office:value-type="float" office:value="0.00381778976249924">
                <text:p>0.00381778976249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0.00381315043520806">
                <text:p>0.00381315043520806</text:p>
              </table:table-cell>
              <table:table-cell office:value-type="float" office:value="0.37">
                <text:p>0.37</text:p>
              </table:table-cell>
              <table:table-cell office:value-type="float" office:value="0.00276680215158796">
                <text:p>0.00276680215158796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0.00381326659926836">
                <text:p>0.00381326659926836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0.00381420734380774">
                <text:p>0.00381420734380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0.00380687314644411">
                <text:p>0.00380687314644411</text:p>
              </table:table-cell>
              <table:table-cell office:value-type="float" office:value="0.38">
                <text:p>0.38</text:p>
              </table:table-cell>
              <table:table-cell office:value-type="float" office:value="0.00293708463039053">
                <text:p>0.00293708463039053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0.00380736692697787">
                <text:p>0.00380736692697787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0.00381013936206435">
                <text:p>0.00381013936206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087890625">
                <text:p>0.36090087890625</text:p>
              </table:table-cell>
              <table:table-cell office:value-type="float" office:value="0.00380627160469393">
                <text:p>0.00380627160469393</text:p>
              </table:table-cell>
              <table:table-cell office:value-type="float" office:value="0.39">
                <text:p>0.39</text:p>
              </table:table-cell>
              <table:table-cell office:value-type="float" office:value="0.00309956838478516">
                <text:p>0.00309956838478516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0.00380623736437556">
                <text:p>0.00380623736437556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380579035529498">
                <text:p>0.00380579035529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0.00380624781294313">
                <text:p>0.00380624781294313</text:p>
              </table:table-cell>
              <table:table-cell office:value-type="float" office:value="0.4">
                <text:p>0.4</text:p>
              </table:table-cell>
              <table:table-cell office:value-type="float" office:value="0.00319601131727243">
                <text:p>0.00319601131727243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0.00380618903614585">
                <text:p>0.00380618903614585</text:p>
              </table:table-cell>
              <table:table-cell office:value-type="float" office:value="0.36125">
                <text:p>0.36125</text:p>
              </table:table-cell>
              <table:table-cell office:value-type="float" office:value="0.00379763262770439">
                <text:p>0.00379763262770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0.00380619920355536">
                <text:p>0.00380619920355536</text:p>
              </table:table-cell>
              <table:table-cell office:value-type="float" office:value="0.405">
                <text:p>0.405</text:p>
              </table:table-cell>
              <table:table-cell office:value-type="float" office:value="0.0031875354150906">
                <text:p>0.0031875354150906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0.00380608819648151">
                <text:p>0.00380608819648151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.00378356112689296">
                <text:p>0.00378356112689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0.00380609781226246">
                <text:p>0.00380609781226246</text:p>
              </table:table-cell>
              <table:table-cell office:value-type="float" office:value="0.4075">
                <text:p>0.4075</text:p>
              </table:table-cell>
              <table:table-cell office:value-type="float" office:value="0.00313059231580187">
                <text:p>0.00313059231580187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38058693116741">
                <text:p>0.0038058693116741</text:p>
              </table:table-cell>
              <table:table-cell office:value-type="float" office:value="0.3614453125">
                <text:p>0.3614453125</text:p>
              </table:table-cell>
              <table:table-cell office:value-type="float" office:value="0.00376930877367647">
                <text:p>0.00376930877367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380587776277907">
                <text:p>0.00380587776277907</text:p>
              </table:table-cell>
              <table:table-cell office:value-type="float" office:value="0.40875">
                <text:p>0.40875</text:p>
              </table:table-cell>
              <table:table-cell office:value-type="float" office:value="0.00303714184907479">
                <text:p>0.00303714184907479</text:p>
              </table:table-cell>
              <table:table-cell office:value-type="float" office:value="0.36125">
                <text:p>0.36125</text:p>
              </table:table-cell>
              <table:table-cell office:value-type="float" office:value="0.00379737430545687">
                <text:p>0.00379737430545687</text:p>
              </table:table-cell>
              <table:table-cell office:value-type="float" office:value="0.361445617675782">
                <text:p>0.361445617675782</text:p>
              </table:table-cell>
              <table:table-cell office:value-type="float" office:value="0.00376860509238539">
                <text:p>0.0037686050923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25">
                <text:p>0.36125</text:p>
              </table:table-cell>
              <table:table-cell office:value-type="float" office:value="0.00379734485327305">
                <text:p>0.00379734485327305</text:p>
              </table:table-cell>
              <table:table-cell office:value-type="float" office:value="0.40890625">
                <text:p>0.40890625</text:p>
              </table:table-cell>
              <table:table-cell office:value-type="float" office:value="0.00300769073843138">
                <text:p>0.00300769073843138</text:p>
              </table:table-cell>
              <table:table-cell office:value-type="float" office:value="0.3625">
                <text:p>0.3625</text:p>
              </table:table-cell>
              <table:table-cell office:value-type="float" office:value="0.00267413306168925">
                <text:p>0.00267413306168925</text:p>
              </table:table-cell>
              <table:table-cell office:value-type="float" office:value="0.361445770263672">
                <text:p>0.361445770263672</text:p>
              </table:table-cell>
              <table:table-cell office:value-type="float" office:value="0.0037680696972159">
                <text:p>0.0037680696972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.00378201248670944">
                <text:p>0.00378201248670944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0.00298380082686805">
                <text:p>0.00298380082686805</text:p>
              </table:table-cell>
              <table:table-cell office:value-type="float" office:value="0.365">
                <text:p>0.365</text:p>
              </table:table-cell>
              <table:table-cell office:value-type="float" office:value="0.0026974892444992">
                <text:p>0.0026974892444992</text:p>
              </table:table-cell>
              <table:table-cell office:value-type="float" office:value="0.361445846557617">
                <text:p>0.361445846557617</text:p>
              </table:table-cell>
              <table:table-cell office:value-type="float" office:value="0.00376761938810475">
                <text:p>0.00376761938810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84375">
                <text:p>0.361484375</text:p>
              </table:table-cell>
              <table:table-cell office:value-type="float" office:value="0.00266873184674253">
                <text:p>0.00266873184674253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0.00296295016104989">
                <text:p>0.00296295016104989</text:p>
              </table:table-cell>
              <table:table-cell office:value-type="float" office:value="0.37">
                <text:p>0.37</text:p>
              </table:table-cell>
              <table:table-cell office:value-type="float" office:value="0.0027667165955076">
                <text:p>0.0027667165955076</text:p>
              </table:table-cell>
              <table:table-cell office:value-type="float" office:value="0.361445865631104">
                <text:p>0.361445865631104</text:p>
              </table:table-cell>
              <table:table-cell office:value-type="float" office:value="0.0037674166347934">
                <text:p>0.0037674166347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5625">
                <text:p>0.3615625</text:p>
              </table:table-cell>
              <table:table-cell office:value-type="float" office:value="0.00266904276264701">
                <text:p>0.00266904276264701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0.0029536538592503">
                <text:p>0.0029536538592503</text:p>
              </table:table-cell>
              <table:table-cell office:value-type="float" office:value="0.38">
                <text:p>0.38</text:p>
              </table:table-cell>
              <table:table-cell office:value-type="float" office:value="0.00293699686996583">
                <text:p>0.00293699686996583</text:p>
              </table:table-cell>
              <table:table-cell office:value-type="float" office:value="0.361445875167847">
                <text:p>0.361445875167847</text:p>
              </table:table-cell>
              <table:table-cell office:value-type="float" office:value="0.00376722013253433">
                <text:p>0.00376722013253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875">
                <text:p>0.361875</text:p>
              </table:table-cell>
              <table:table-cell office:value-type="float" office:value="0.00267048553409979">
                <text:p>0.00267048553409979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0.00294580822877019">
                <text:p>0.00294580822877019</text:p>
              </table:table-cell>
              <table:table-cell office:value-type="float" office:value="0.39">
                <text:p>0.39</text:p>
              </table:table-cell>
              <table:table-cell office:value-type="float" office:value="0.00309948111988557">
                <text:p>0.0030994811198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5">
                <text:p>0.3625</text:p>
              </table:table-cell>
              <table:table-cell office:value-type="float" office:value="0.00267422889091936">
                <text:p>0.00267422889091936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0.00294234799322318">
                <text:p>0.00294234799322318</text:p>
              </table:table-cell>
              <table:table-cell office:value-type="float" office:value="0.4">
                <text:p>0.4</text:p>
              </table:table-cell>
              <table:table-cell office:value-type="float" office:value="0.00319592770324561">
                <text:p>0.00319592770324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">
                <text:p>0.365</text:p>
              </table:table-cell>
              <table:table-cell office:value-type="float" office:value="0.00269758352885436">
                <text:p>0.00269758352885436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0.00293934964033113">
                <text:p>0.00293934964033113</text:p>
              </table:table-cell>
              <table:table-cell office:value-type="float" office:value="0.405">
                <text:p>0.405</text:p>
              </table:table-cell>
              <table:table-cell office:value-type="float" office:value="0.00318745923341336">
                <text:p>0.0031874592334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0.00276681070710177">
                <text:p>0.00276681070710177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0.00293784279524492">
                <text:p>0.00293784279524492</text:p>
              </table:table-cell>
              <table:table-cell office:value-type="float" office:value="0.4075">
                <text:p>0.4075</text:p>
              </table:table-cell>
              <table:table-cell office:value-type="float" office:value="0.00313052740987189">
                <text:p>0.00313052740987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00293709340609463">
                <text:p>0.00293709340609463</text:p>
              </table:table-cell>
              <table:table-cell office:value-type="float" office:value="0.409040107727051">
                <text:p>0.409040107727051</text:p>
              </table:table-cell>
              <table:table-cell office:value-type="float" office:value="0.00293708682638548">
                <text:p>0.00293708682638548</text:p>
              </table:table-cell>
              <table:table-cell office:value-type="float" office:value="0.40875">
                <text:p>0.40875</text:p>
              </table:table-cell>
              <table:table-cell office:value-type="float" office:value="0.00303710431475041">
                <text:p>0.00303710431475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.00309957711158112">
                <text:p>0.00309957711158112</text:p>
              </table:table-cell>
              <table:table-cell office:value-type="float" office:value="0.409040117263794">
                <text:p>0.409040117263794</text:p>
              </table:table-cell>
              <table:table-cell office:value-type="float" office:value="0.00293670697870237">
                <text:p>0.00293670697870237</text:p>
              </table:table-cell>
              <table:table-cell office:value-type="float" office:value="0.40890625">
                <text:p>0.40890625</text:p>
              </table:table-cell>
              <table:table-cell office:value-type="float" office:value="0.00300767262636605">
                <text:p>0.0030076726263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00319601967674484">
                <text:p>0.00319601967674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0.00298381432956701">
                <text:p>0.0029838143295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  <table:table-cell office:value-type="float" office:value="0.00318754303367492">
                <text:p>0.00318754303367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0.00296303518357373">
                <text:p>0.00296303518357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5">
                <text:p>0.4075</text:p>
              </table:table-cell>
              <table:table-cell office:value-type="float" office:value="0.00313059880631198">
                <text:p>0.0031305988063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0.00295382448736742">
                <text:p>0.0029538244873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75">
                <text:p>0.40875</text:p>
              </table:table-cell>
              <table:table-cell office:value-type="float" office:value="0.0030371456049766">
                <text:p>0.003037145604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0.0029461754553613">
                <text:p>0.002946175455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0625">
                <text:p>0.40890625</text:p>
              </table:table-cell>
              <table:table-cell office:value-type="float" office:value="0.00300769254050078">
                <text:p>0.0030076925405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0.00294294802057064">
                <text:p>0.00294294802057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0.00298379944826649">
                <text:p>0.0029837994482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0.00294046257144571">
                <text:p>0.0029404625714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0.00296294160725183">
                <text:p>0.0029629416072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22167969">
                <text:p>0.409040222167969</text:p>
              </table:table-cell>
              <table:table-cell office:value-type="float" office:value="0.00293826043531767">
                <text:p>0.0029382604353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0.00295363663385529">
                <text:p>0.0029536366338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98461914">
                <text:p>0.409040298461914</text:p>
              </table:table-cell>
              <table:table-cell office:value-type="float" office:value="0.00293700130430223">
                <text:p>0.0029370013043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0.00294577039602332">
                <text:p>0.0029457703960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307998657">
                <text:p>0.409040307998657</text:p>
              </table:table-cell>
              <table:table-cell office:value-type="float" office:value="0.00293659233116838">
                <text:p>0.0029365923311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0.00294228386512819">
                <text:p>0.0029422838651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0.00293921177168912">
                <text:p>0.0029392117716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0.00293753396818675">
                <text:p>0.002937533968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88653565">
                <text:p>0.409040088653565</text:p>
              </table:table-cell>
              <table:table-cell office:value-type="float" office:value="0.00293709525183827">
                <text:p>0.0029370952518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98190308">
                <text:p>0.409040098190308</text:p>
              </table:table-cell>
              <table:table-cell office:value-type="float" office:value="0.00293671785322508">
                <text:p>0.0029367178532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up" chart:symbol-width="0.1cm" chart:symbol-height="0.1cm"/>
    </style:style>
    <style:style style:name="ch13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Vertical reaction force</text:p>
        </chart:title>
        <chart:legend chart:legend-position="start" loext:overlay="true" svg:x="2.694cm" svg:y="4.385cm" style:legend-expansion="custom" svg:width="2.568cm" svg:height="3.088cm" style:legend-expansion-aspect-ratio="0.83160621761658" chart:style-name="ch3"/>
        <chart:plot-area chart:style-name="ch4" table:cell-range-address="sumFz.A2:sumFz.A2 sumFz.I1:sumFz.J100 sumFz.A1:sumFz.H1 sumFz.H2:sumFz.H100 sumFz.F2:sumFz.F100 sumFz.D2:sumFz.D100 sumFz.B2:sumFz.B100" chart:data-source-has-labels="both" svg:x="1.331cm" svg:y="1.275cm" svg:width="14.349cm" svg:height="6.564cm">
          <chart:coordinate-region svg:x="2.535cm" svg:y="1.474cm" svg:width="13.051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z.A2:sumFz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z.J2:sumFz.J100" chart:label-cell-address="sumFz.I1:sumFz.J1" chart:class="chart:scatter">
            <chart:domain table:cell-range-address="sumFz.I2:sumFz.I100"/>
            <chart:data-point chart:repeated="99"/>
          </chart:series>
          <chart:series chart:style-name="ch11" chart:values-cell-range-address="sumFz.H2:sumFz.H100" chart:label-cell-address="sumFz.G1:sumFz.H1" chart:class="chart:scatter">
            <chart:domain table:cell-range-address="sumFz.G2:sumFz.G100"/>
            <chart:data-point chart:repeated="52"/>
            <chart:data-point chart:style-name="ch12"/>
            <chart:data-point/>
            <chart:data-point chart:style-name="ch12"/>
            <chart:data-point chart:repeated="44"/>
          </chart:series>
          <chart:series chart:style-name="ch13" chart:values-cell-range-address="sumFz.F2:sumFz.F100" chart:label-cell-address="sumFz.E1:sumFz.F1" chart:class="chart:scatter">
            <chart:domain table:cell-range-address="sumFz.E2:sumFz.E100"/>
            <chart:data-point chart:repeated="99"/>
          </chart:series>
          <chart:series chart:style-name="ch14" chart:values-cell-range-address="sumFz.D2:sumFz.D100" chart:label-cell-address="sumFz.C1:sumFz.D1" chart:class="chart:scatter">
            <chart:domain table:cell-range-address="sumFz.C2:sumFz.C100"/>
            <chart:data-point chart:repeated="99"/>
          </chart:series>
          <chart:series chart:style-name="ch15" chart:values-cell-range-address="sumFz.B2:sumFz.B100" chart:label-cell-address="sumFz.A1:sumFz.B1" chart:class="chart:scatter">
            <chart:domain table:cell-range-address="sumFz.A2:sumFz.A100"/>
            <chart:data-point chart:repeated="9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k_n 1E+06</text:p>
                <text:list>
                  <text:list-item>
                    <text:p>k_n</text:p>
                  </text:list-item>
                  <text:list-item>
                    <text:p>1E+06</text:p>
                  </text:list-item>
                </text:list>
                <draw:g>
                  <svg:desc>sumFz.I1:sumFz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_n 1E+05</text:p>
                <text:list>
                  <text:list-item>
                    <text:p>k_n</text:p>
                  </text:list-item>
                  <text:list-item>
                    <text:p>1E+05</text:p>
                  </text:list-item>
                </text:list>
                <draw:g>
                  <svg:desc>sumFz.G1:sumFz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_n 1E+04</text:p>
                <text:list>
                  <text:list-item>
                    <text:p>k_n</text:p>
                  </text:list-item>
                  <text:list-item>
                    <text:p>1E+04</text:p>
                  </text:list-item>
                </text:list>
                <draw:g>
                  <svg:desc>sumFz.E1:sumFz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_n 1E+03</text:p>
                <text:list>
                  <text:list-item>
                    <text:p>k_n</text:p>
                  </text:list-item>
                  <text:list-item>
                    <text:p>1E+03</text:p>
                  </text:list-item>
                </text:list>
                <draw:g>
                  <svg:desc>sumFz.C1:sumFz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_n 1E+02</text:p>
                <text:list>
                  <text:list-item>
                    <text:p>k_n</text:p>
                  </text:list-item>
                  <text:list-item>
                    <text:p>1E+02</text:p>
                  </text:list-item>
                </text:list>
                <draw:g>
                  <svg:desc>sumFz.A1:sumFz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z.A2:sumFz.A2</svg:desc>
                </draw:g>
              </table:table-cell>
              <table:table-cell office:value-type="float" office:value="NaN">
                <text:p>NaN</text:p>
                <draw:g>
                  <svg:desc>sumFz.I2:sumFz.I100</svg:desc>
                </draw:g>
              </table:table-cell>
              <table:table-cell office:value-type="float" office:value="NaN">
                <text:p>NaN</text:p>
                <draw:g>
                  <svg:desc>sumFz.J2:sumFz.J100</svg:desc>
                </draw:g>
              </table:table-cell>
              <table:table-cell office:value-type="float" office:value="NaN">
                <text:p>NaN</text:p>
                <draw:g>
                  <svg:desc>sumFz.G2:sumFz.G100</svg:desc>
                </draw:g>
              </table:table-cell>
              <table:table-cell office:value-type="float" office:value="NaN">
                <text:p>NaN</text:p>
                <draw:g>
                  <svg:desc>sumFz.H2:sumFz.H100</svg:desc>
                </draw:g>
              </table:table-cell>
              <table:table-cell office:value-type="float" office:value="NaN">
                <text:p>NaN</text:p>
                <draw:g>
                  <svg:desc>sumFz.E2:sumFz.E100</svg:desc>
                </draw:g>
              </table:table-cell>
              <table:table-cell office:value-type="float" office:value="NaN">
                <text:p>NaN</text:p>
                <draw:g>
                  <svg:desc>sumFz.F2:sumFz.F100</svg:desc>
                </draw:g>
              </table:table-cell>
              <table:table-cell office:value-type="float" office:value="NaN">
                <text:p>NaN</text:p>
                <draw:g>
                  <svg:desc>sumFz.C2:sumFz.C100</svg:desc>
                </draw:g>
              </table:table-cell>
              <table:table-cell office:value-type="float" office:value="NaN">
                <text:p>NaN</text:p>
                <draw:g>
                  <svg:desc>sumFz.D2:sumFz.D100</svg:desc>
                </draw:g>
              </table:table-cell>
              <table:table-cell office:value-type="float" office:value="NaN">
                <text:p>NaN</text:p>
                <draw:g>
                  <svg:desc>sumFz.A2:sumFz.A100</svg:desc>
                </draw:g>
              </table:table-cell>
              <table:table-cell office:value-type="float" office:value="NaN">
                <text:p>NaN</text:p>
                <draw:g>
                  <svg:desc>sumFz.B2:sumFz.B10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</table:table-row>
            <table:table-row>
              <table:table-cell office:value-type="string"/>
              <table:table-cell office:value-type="float" office:value="0.045">
                <text:p>0.045</text:p>
              </table:table-cell>
              <table:table-cell office:value-type="float" office:value="-2.20358921492715E-018">
                <text:p>-2.20358921492715E-018</text:p>
              </table:table-cell>
              <table:table-cell office:value-type="float" office:value="0.05">
                <text:p>0.05</text:p>
              </table:table-cell>
              <table:table-cell office:value-type="float" office:value="-0.000246008846633495">
                <text:p>-0.000246008846633495</text:p>
              </table:table-cell>
              <table:table-cell office:value-type="float" office:value="0.05">
                <text:p>0.05</text:p>
              </table:table-cell>
              <table:table-cell office:value-type="float" office:value="-0.000246008582101521">
                <text:p>-0.000246008582101521</text:p>
              </table:table-cell>
              <table:table-cell office:value-type="float" office:value="0.05">
                <text:p>0.05</text:p>
              </table:table-cell>
              <table:table-cell office:value-type="float" office:value="-0.000246005936815613">
                <text:p>-0.000246005936815613</text:p>
              </table:table-cell>
              <table:table-cell office:value-type="float" office:value="0.05">
                <text:p>0.05</text:p>
              </table:table-cell>
              <table:table-cell office:value-type="float" office:value="-0.000245979487342016">
                <text:p>-0.000245979487342016</text:p>
              </table:table-cell>
            </table:table-row>
            <table:table-row>
              <table:table-cell office:value-type="string"/>
              <table:table-cell office:value-type="float" office:value="0.04625">
                <text:p>0.04625</text:p>
              </table:table-cell>
              <table:table-cell office:value-type="float" office:value="-3.96774253856895E-020">
                <text:p>-3.96774253856895E-020</text:p>
              </table:table-cell>
              <table:table-cell office:value-type="float" office:value="0.06">
                <text:p>0.06</text:p>
              </table:table-cell>
              <table:table-cell office:value-type="float" office:value="-0.000970097351248119">
                <text:p>-0.000970097351248119</text:p>
              </table:table-cell>
              <table:table-cell office:value-type="float" office:value="0.06">
                <text:p>0.06</text:p>
              </table:table-cell>
              <table:table-cell office:value-type="float" office:value="-0.00097009640429675">
                <text:p>-0.00097009640429675</text:p>
              </table:table-cell>
              <table:table-cell office:value-type="float" office:value="0.06">
                <text:p>0.06</text:p>
              </table:table-cell>
              <table:table-cell office:value-type="float" office:value="-0.000970086934900087">
                <text:p>-0.000970086934900087</text:p>
              </table:table-cell>
              <table:table-cell office:value-type="float" office:value="0.06">
                <text:p>0.06</text:p>
              </table:table-cell>
              <table:table-cell office:value-type="float" office:value="-0.000969992257229243">
                <text:p>-0.000969992257229243</text:p>
              </table:table-cell>
            </table:table-row>
            <table:table-row>
              <table:table-cell office:value-type="string"/>
              <table:table-cell office:value-type="float" office:value="0.046328125">
                <text:p>0.046328125</text:p>
              </table:table-cell>
              <table:table-cell office:value-type="float" office:value="-1.65835883091068E-020">
                <text:p>-1.65835883091068E-020</text:p>
              </table:table-cell>
              <table:table-cell office:value-type="float" office:value="0.07">
                <text:p>0.07</text:p>
              </table:table-cell>
              <table:table-cell office:value-type="float" office:value="-0.00171185781581205">
                <text:p>-0.00171185781581205</text:p>
              </table:table-cell>
              <table:table-cell office:value-type="float" office:value="0.07">
                <text:p>0.07</text:p>
              </table:table-cell>
              <table:table-cell office:value-type="float" office:value="-0.00171185611966299">
                <text:p>-0.00171185611966299</text:p>
              </table:table-cell>
              <table:table-cell office:value-type="float" office:value="0.07">
                <text:p>0.07</text:p>
              </table:table-cell>
              <table:table-cell office:value-type="float" office:value="-0.00171183915838628">
                <text:p>-0.00171183915838628</text:p>
              </table:table-cell>
              <table:table-cell office:value-type="float" office:value="0.07">
                <text:p>0.07</text:p>
              </table:table-cell>
              <table:table-cell office:value-type="float" office:value="-0.00171166956696035">
                <text:p>-0.00171166956696035</text:p>
              </table:table-cell>
            </table:table-row>
            <table:table-row>
              <table:table-cell office:value-type="string"/>
              <table:table-cell office:value-type="float" office:value="0.0463671875">
                <text:p>0.0463671875</text:p>
              </table:table-cell>
              <table:table-cell office:value-type="float" office:value="-2.50889098729034E-020">
                <text:p>-2.50889098729034E-020</text:p>
              </table:table-cell>
              <table:table-cell office:value-type="float" office:value="0.08">
                <text:p>0.08</text:p>
              </table:table-cell>
              <table:table-cell office:value-type="float" office:value="-0.00247015060393999">
                <text:p>-0.00247015060393999</text:p>
              </table:table-cell>
              <table:table-cell office:value-type="float" office:value="0.08">
                <text:p>0.08</text:p>
              </table:table-cell>
              <table:table-cell office:value-type="float" office:value="-0.00247014810754372">
                <text:p>-0.00247014810754372</text:p>
              </table:table-cell>
              <table:table-cell office:value-type="float" office:value="0.08">
                <text:p>0.08</text:p>
              </table:table-cell>
              <table:table-cell office:value-type="float" office:value="-0.0024701231439036">
                <text:p>-0.0024701231439036</text:p>
              </table:table-cell>
              <table:table-cell office:value-type="float" office:value="0.08">
                <text:p>0.08</text:p>
              </table:table-cell>
              <table:table-cell office:value-type="float" office:value="-0.00246987353970121">
                <text:p>-0.00246987353970121</text:p>
              </table:table-cell>
            </table:table-row>
            <table:table-row>
              <table:table-cell office:value-type="string"/>
              <table:table-cell office:value-type="float" office:value="0.04638671875">
                <text:p>0.04638671875</text:p>
              </table:table-cell>
              <table:table-cell office:value-type="float" office:value="-5.68576984048262E-020">
                <text:p>-5.68576984048262E-020</text:p>
              </table:table-cell>
              <table:table-cell office:value-type="float" office:value="0.09">
                <text:p>0.09</text:p>
              </table:table-cell>
              <table:table-cell office:value-type="float" office:value="-0.00324570696247827">
                <text:p>-0.00324570696247827</text:p>
              </table:table-cell>
              <table:table-cell office:value-type="float" office:value="0.09">
                <text:p>0.09</text:p>
              </table:table-cell>
              <table:table-cell office:value-type="float" office:value="-0.00324570361051992">
                <text:p>-0.00324570361051992</text:p>
              </table:table-cell>
              <table:table-cell office:value-type="float" office:value="0.09">
                <text:p>0.09</text:p>
              </table:table-cell>
              <table:table-cell office:value-type="float" office:value="-0.00324567009138124">
                <text:p>-0.00324567009138124</text:p>
              </table:table-cell>
              <table:table-cell office:value-type="float" office:value="0.09">
                <text:p>0.09</text:p>
              </table:table-cell>
              <table:table-cell office:value-type="float" office:value="-0.00324533494442283">
                <text:p>-0.00324533494442283</text:p>
              </table:table-cell>
            </table:table-row>
            <table:table-row>
              <table:table-cell office:value-type="string"/>
              <table:table-cell office:value-type="float" office:value="0.046396484375">
                <text:p>0.046396484375</text:p>
              </table:table-cell>
              <table:table-cell office:value-type="float" office:value="-1.30947502208931E-020">
                <text:p>-1.30947502208931E-020</text:p>
              </table:table-cell>
              <table:table-cell office:value-type="float" office:value="0.1">
                <text:p>0.1</text:p>
              </table:table-cell>
              <table:table-cell office:value-type="float" office:value="-0.00403929914577584">
                <text:p>-0.00403929914577584</text:p>
              </table:table-cell>
              <table:table-cell office:value-type="float" office:value="0.1">
                <text:p>0.1</text:p>
              </table:table-cell>
              <table:table-cell office:value-type="float" office:value="-0.00403929487826954">
                <text:p>-0.00403929487826954</text:p>
              </table:table-cell>
              <table:table-cell office:value-type="float" office:value="0.1">
                <text:p>0.1</text:p>
              </table:table-cell>
              <table:table-cell office:value-type="float" office:value="-0.00403925220378911">
                <text:p>-0.00403925220378911</text:p>
              </table:table-cell>
              <table:table-cell office:value-type="float" office:value="0.1">
                <text:p>0.1</text:p>
              </table:table-cell>
              <table:table-cell office:value-type="float" office:value="-0.00403882551719106">
                <text:p>-0.00403882551719106</text:p>
              </table:table-cell>
            </table:table-row>
            <table:table-row>
              <table:table-cell office:value-type="string"/>
              <table:table-cell office:value-type="float" office:value="0.04639892578125">
                <text:p>0.04639892578125</text:p>
              </table:table-cell>
              <table:table-cell office:value-type="float" office:value="-5.15080532835599E-020">
                <text:p>-5.15080532835599E-020</text:p>
              </table:table-cell>
              <table:table-cell office:value-type="float" office:value="0.11">
                <text:p>0.11</text:p>
              </table:table-cell>
              <table:table-cell office:value-type="float" office:value="-0.00402527697589717">
                <text:p>-0.00402527697589717</text:p>
              </table:table-cell>
              <table:table-cell office:value-type="float" office:value="0.11">
                <text:p>0.11</text:p>
              </table:table-cell>
              <table:table-cell office:value-type="float" office:value="-0.00402527270905015">
                <text:p>-0.00402527270905015</text:p>
              </table:table-cell>
              <table:table-cell office:value-type="float" office:value="0.11">
                <text:p>0.11</text:p>
              </table:table-cell>
              <table:table-cell office:value-type="float" office:value="-0.00402523003900023">
                <text:p>-0.00402523003900023</text:p>
              </table:table-cell>
              <table:table-cell office:value-type="float" office:value="0.11">
                <text:p>0.11</text:p>
              </table:table-cell>
              <table:table-cell office:value-type="float" office:value="-0.00402480339672588">
                <text:p>-0.00402480339672588</text:p>
              </table:table-cell>
            </table:table-row>
            <table:table-row>
              <table:table-cell office:value-type="string"/>
              <table:table-cell office:value-type="float" office:value="0.0463995361328125">
                <text:p>0.0463995361328125</text:p>
              </table:table-cell>
              <table:table-cell office:value-type="float" office:value="-2.0296057332986E-020">
                <text:p>-2.0296057332986E-020</text:p>
              </table:table-cell>
              <table:table-cell office:value-type="float" office:value="0.12">
                <text:p>0.12</text:p>
              </table:table-cell>
              <table:table-cell office:value-type="float" office:value="-0.0040104152889854">
                <text:p>-0.0040104152889854</text:p>
              </table:table-cell>
              <table:table-cell office:value-type="float" office:value="0.12">
                <text:p>0.12</text:p>
              </table:table-cell>
              <table:table-cell office:value-type="float" office:value="-0.00401041102314845">
                <text:p>-0.00401041102314845</text:p>
              </table:table-cell>
              <table:table-cell office:value-type="float" office:value="0.12">
                <text:p>0.12</text:p>
              </table:table-cell>
              <table:table-cell office:value-type="float" office:value="-0.00401036836536677">
                <text:p>-0.00401036836536677</text:p>
              </table:table-cell>
              <table:table-cell office:value-type="float" office:value="0.12">
                <text:p>0.12</text:p>
              </table:table-cell>
              <table:table-cell office:value-type="float" office:value="-0.00400994184624588">
                <text:p>-0.00400994184624588</text:p>
              </table:table-cell>
            </table:table-row>
            <table:table-row>
              <table:table-cell office:value-type="string"/>
              <table:table-cell office:value-type="float" office:value="0.0463998413085937">
                <text:p>0.0463998413085937</text:p>
              </table:table-cell>
              <table:table-cell office:value-type="float" office:value="-3.09248668004324E-020">
                <text:p>-3.09248668004324E-020</text:p>
              </table:table-cell>
              <table:table-cell office:value-type="float" office:value="0.13">
                <text:p>0.13</text:p>
              </table:table-cell>
              <table:table-cell office:value-type="float" office:value="-0.00399477314111495">
                <text:p>-0.00399477314111495</text:p>
              </table:table-cell>
              <table:table-cell office:value-type="float" office:value="0.13">
                <text:p>0.13</text:p>
              </table:table-cell>
              <table:table-cell office:value-type="float" office:value="-0.00399476887891566">
                <text:p>-0.00399476887891566</text:p>
              </table:table-cell>
              <table:table-cell office:value-type="float" office:value="0.13">
                <text:p>0.13</text:p>
              </table:table-cell>
              <table:table-cell office:value-type="float" office:value="-0.00399472624356981">
                <text:p>-0.00399472624356981</text:p>
              </table:table-cell>
              <table:table-cell office:value-type="float" office:value="0.13">
                <text:p>0.13</text:p>
              </table:table-cell>
              <table:table-cell office:value-type="float" office:value="-0.00399429996019489">
                <text:p>-0.00399429996019489</text:p>
              </table:table-cell>
            </table:table-row>
            <table:table-row>
              <table:table-cell office:value-type="string"/>
              <table:table-cell office:value-type="float" office:value="0.0463999938964844">
                <text:p>0.0463999938964844</text:p>
              </table:table-cell>
              <table:table-cell office:value-type="float" office:value="-5.44113332797058E-020">
                <text:p>-5.44113332797058E-020</text:p>
              </table:table-cell>
              <table:table-cell office:value-type="float" office:value="0.14">
                <text:p>0.14</text:p>
              </table:table-cell>
              <table:table-cell office:value-type="float" office:value="-0.00396927152229319">
                <text:p>-0.00396927152229319</text:p>
              </table:table-cell>
              <table:table-cell office:value-type="float" office:value="0.14">
                <text:p>0.14</text:p>
              </table:table-cell>
              <table:table-cell office:value-type="float" office:value="-0.00396926727348127">
                <text:p>-0.00396926727348127</text:p>
              </table:table-cell>
              <table:table-cell office:value-type="float" office:value="0.14">
                <text:p>0.14</text:p>
              </table:table-cell>
              <table:table-cell office:value-type="float" office:value="-0.00396922482959233">
                <text:p>-0.00396922482959233</text:p>
              </table:table-cell>
              <table:table-cell office:value-type="float" office:value="0.14">
                <text:p>0.14</text:p>
              </table:table-cell>
              <table:table-cell office:value-type="float" office:value="-0.00396880041306926">
                <text:p>-0.00396880041306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-0.00393720144662616">
                <text:p>-0.00393720144662616</text:p>
              </table:table-cell>
              <table:table-cell office:value-type="float" office:value="0.15">
                <text:p>0.15</text:p>
              </table:table-cell>
              <table:table-cell office:value-type="float" office:value="-0.00393719724028774">
                <text:p>-0.00393719724028774</text:p>
              </table:table-cell>
              <table:table-cell office:value-type="float" office:value="0.15">
                <text:p>0.15</text:p>
              </table:table-cell>
              <table:table-cell office:value-type="float" office:value="-0.0039371551238311">
                <text:p>-0.0039371551238311</text:p>
              </table:table-cell>
              <table:table-cell office:value-type="float" office:value="0.15">
                <text:p>0.15</text:p>
              </table:table-cell>
              <table:table-cell office:value-type="float" office:value="-0.00393673401149803">
                <text:p>-0.00393673401149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-0.00390280986732846">
                <text:p>-0.00390280986732846</text:p>
              </table:table-cell>
              <table:table-cell office:value-type="float" office:value="0.16">
                <text:p>0.16</text:p>
              </table:table-cell>
              <table:table-cell office:value-type="float" office:value="-0.0039028056968037">
                <text:p>-0.0039028056968037</text:p>
              </table:table-cell>
              <table:table-cell office:value-type="float" office:value="0.16">
                <text:p>0.16</text:p>
              </table:table-cell>
              <table:table-cell office:value-type="float" office:value="-0.00390276399812188">
                <text:p>-0.00390276399812188</text:p>
              </table:table-cell>
              <table:table-cell office:value-type="float" office:value="0.16">
                <text:p>0.16</text:p>
              </table:table-cell>
              <table:table-cell office:value-type="float" office:value="-0.00390234706932631">
                <text:p>-0.00390234706932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-0.00386993240551087">
                <text:p>-0.00386993240551087</text:p>
              </table:table-cell>
              <table:table-cell office:value-type="float" office:value="0.17">
                <text:p>0.17</text:p>
              </table:table-cell>
              <table:table-cell office:value-type="float" office:value="-0.00386992828158466">
                <text:p>-0.00386992828158466</text:p>
              </table:table-cell>
              <table:table-cell office:value-type="float" office:value="0.17">
                <text:p>0.17</text:p>
              </table:table-cell>
              <table:table-cell office:value-type="float" office:value="-0.00386988704514948">
                <text:p>-0.00386988704514948</text:p>
              </table:table-cell>
              <table:table-cell office:value-type="float" office:value="0.17">
                <text:p>0.17</text:p>
              </table:table-cell>
              <table:table-cell office:value-type="float" office:value="-0.0038694747374704">
                <text:p>-0.0038694747374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-0.00384231584767836">
                <text:p>-0.00384231584767836</text:p>
              </table:table-cell>
              <table:table-cell office:value-type="float" office:value="0.18">
                <text:p>0.18</text:p>
              </table:table-cell>
              <table:table-cell office:value-type="float" office:value="-0.00384231177066895">
                <text:p>-0.00384231177066895</text:p>
              </table:table-cell>
              <table:table-cell office:value-type="float" office:value="0.18">
                <text:p>0.18</text:p>
              </table:table-cell>
              <table:table-cell office:value-type="float" office:value="-0.00384227100109964">
                <text:p>-0.00384227100109964</text:p>
              </table:table-cell>
              <table:table-cell office:value-type="float" office:value="0.18">
                <text:p>0.18</text:p>
              </table:table-cell>
              <table:table-cell office:value-type="float" office:value="-0.00384186336086266">
                <text:p>-0.00384186336086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-0.00382140657394037">
                <text:p>-0.00382140657394037</text:p>
              </table:table-cell>
              <table:table-cell office:value-type="float" office:value="0.19">
                <text:p>0.19</text:p>
              </table:table-cell>
              <table:table-cell office:value-type="float" office:value="-0.00382140254222346">
                <text:p>-0.00382140254222346</text:p>
              </table:table-cell>
              <table:table-cell office:value-type="float" office:value="0.19">
                <text:p>0.19</text:p>
              </table:table-cell>
              <table:table-cell office:value-type="float" office:value="-0.00382136222559742">
                <text:p>-0.00382136222559742</text:p>
              </table:table-cell>
              <table:table-cell office:value-type="float" office:value="0.19">
                <text:p>0.19</text:p>
              </table:table-cell>
              <table:table-cell office:value-type="float" office:value="-0.00382095912184151">
                <text:p>-0.00382095912184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-0.00380396106255338">
                <text:p>-0.00380396106255338</text:p>
              </table:table-cell>
              <table:table-cell office:value-type="float" office:value="0.2">
                <text:p>0.2</text:p>
              </table:table-cell>
              <table:table-cell office:value-type="float" office:value="-0.00380395708017431">
                <text:p>-0.00380395708017431</text:p>
              </table:table-cell>
              <table:table-cell office:value-type="float" office:value="0.2">
                <text:p>0.2</text:p>
              </table:table-cell>
              <table:table-cell office:value-type="float" office:value="-0.00380391725265042">
                <text:p>-0.00380391725265042</text:p>
              </table:table-cell>
              <table:table-cell office:value-type="float" office:value="0.2">
                <text:p>0.2</text:p>
              </table:table-cell>
              <table:table-cell office:value-type="float" office:value="-0.00380351903394045">
                <text:p>-0.00380351903394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-0.0037976502999551">
                <text:p>-0.0037976502999551</text:p>
              </table:table-cell>
              <table:table-cell office:value-type="float" office:value="0.21">
                <text:p>0.21</text:p>
              </table:table-cell>
              <table:table-cell office:value-type="float" office:value="-0.00379764636648507">
                <text:p>-0.00379764636648507</text:p>
              </table:table-cell>
              <table:table-cell office:value-type="float" office:value="0.21">
                <text:p>0.21</text:p>
              </table:table-cell>
              <table:table-cell office:value-type="float" office:value="-0.00379760695021822">
                <text:p>-0.00379760695021822</text:p>
              </table:table-cell>
              <table:table-cell office:value-type="float" office:value="0.21">
                <text:p>0.21</text:p>
              </table:table-cell>
              <table:table-cell office:value-type="float" office:value="-0.00379721290701559">
                <text:p>-0.00379721290701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-0.00381026573918935">
                <text:p>-0.00381026573918935</text:p>
              </table:table-cell>
              <table:table-cell office:value-type="float" office:value="0.22">
                <text:p>0.22</text:p>
              </table:table-cell>
              <table:table-cell office:value-type="float" office:value="-0.00381026181979217">
                <text:p>-0.00381026181979217</text:p>
              </table:table-cell>
              <table:table-cell office:value-type="float" office:value="0.22">
                <text:p>0.22</text:p>
              </table:table-cell>
              <table:table-cell office:value-type="float" office:value="-0.00381022263218984">
                <text:p>-0.00381022263218984</text:p>
              </table:table-cell>
              <table:table-cell office:value-type="float" office:value="0.22">
                <text:p>0.22</text:p>
              </table:table-cell>
              <table:table-cell office:value-type="float" office:value="-0.00380983074273062">
                <text:p>-0.00380983074273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-0.00385251628687974">
                <text:p>-0.00385251628687974</text:p>
              </table:table-cell>
              <table:table-cell office:value-type="float" office:value="0.23">
                <text:p>0.23</text:p>
              </table:table-cell>
              <table:table-cell office:value-type="float" office:value="-0.00385251234427256">
                <text:p>-0.00385251234427256</text:p>
              </table:table-cell>
              <table:table-cell office:value-type="float" office:value="0.23">
                <text:p>0.23</text:p>
              </table:table-cell>
              <table:table-cell office:value-type="float" office:value="-0.00385247291873808">
                <text:p>-0.00385247291873808</text:p>
              </table:table-cell>
              <table:table-cell office:value-type="float" office:value="0.23">
                <text:p>0.23</text:p>
              </table:table-cell>
              <table:table-cell office:value-type="float" office:value="-0.00385207871346869">
                <text:p>-0.00385207871346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-0.00392690516247475">
                <text:p>-0.00392690516247475</text:p>
              </table:table-cell>
              <table:table-cell office:value-type="float" office:value="0.24">
                <text:p>0.24</text:p>
              </table:table-cell>
              <table:table-cell office:value-type="float" office:value="-0.00392690115021265">
                <text:p>-0.00392690115021265</text:p>
              </table:table-cell>
              <table:table-cell office:value-type="float" office:value="0.24">
                <text:p>0.24</text:p>
              </table:table-cell>
              <table:table-cell office:value-type="float" office:value="-0.00392686102809688">
                <text:p>-0.00392686102809688</text:p>
              </table:table-cell>
              <table:table-cell office:value-type="float" office:value="0.24">
                <text:p>0.24</text:p>
              </table:table-cell>
              <table:table-cell office:value-type="float" office:value="-0.00392645985746602">
                <text:p>-0.00392645985746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00403196187492473">
                <text:p>-0.00403196187492473</text:p>
              </table:table-cell>
              <table:table-cell office:value-type="float" office:value="0.25">
                <text:p>0.25</text:p>
              </table:table-cell>
              <table:table-cell office:value-type="float" office:value="-0.00403195774395325">
                <text:p>-0.00403195774395325</text:p>
              </table:table-cell>
              <table:table-cell office:value-type="float" office:value="0.25">
                <text:p>0.25</text:p>
              </table:table-cell>
              <table:table-cell office:value-type="float" office:value="-0.00403191643432767">
                <text:p>-0.00403191643432767</text:p>
              </table:table-cell>
              <table:table-cell office:value-type="float" office:value="0.25">
                <text:p>0.25</text:p>
              </table:table-cell>
              <table:table-cell office:value-type="float" office:value="-0.0040315033948205">
                <text:p>-0.0040315033948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-0.00416154454540348">
                <text:p>-0.00416154454540348</text:p>
              </table:table-cell>
              <table:table-cell office:value-type="float" office:value="0.26">
                <text:p>0.26</text:p>
              </table:table-cell>
              <table:table-cell office:value-type="float" office:value="-0.00416154022688615">
                <text:p>-0.00416154022688615</text:p>
              </table:table-cell>
              <table:table-cell office:value-type="float" office:value="0.26">
                <text:p>0.26</text:p>
              </table:table-cell>
              <table:table-cell office:value-type="float" office:value="-0.00416149704227197">
                <text:p>-0.00416149704227197</text:p>
              </table:table-cell>
              <table:table-cell office:value-type="float" office:value="0.26">
                <text:p>0.26</text:p>
              </table:table-cell>
              <table:table-cell office:value-type="float" office:value="-0.00416106525203354">
                <text:p>-0.00416106525203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-0.00431182921545987">
                <text:p>-0.00431182921545987</text:p>
              </table:table-cell>
              <table:table-cell office:value-type="float" office:value="0.27">
                <text:p>0.27</text:p>
              </table:table-cell>
              <table:table-cell office:value-type="float" office:value="-0.00431182464733095">
                <text:p>-0.00431182464733095</text:p>
              </table:table-cell>
              <table:table-cell office:value-type="float" office:value="0.27">
                <text:p>0.27</text:p>
              </table:table-cell>
              <table:table-cell office:value-type="float" office:value="-0.00431177896666282">
                <text:p>-0.00431177896666282</text:p>
              </table:table-cell>
              <table:table-cell office:value-type="float" office:value="0.27">
                <text:p>0.27</text:p>
              </table:table-cell>
              <table:table-cell office:value-type="float" office:value="-0.00431132221478201">
                <text:p>-0.00431132221478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-0.00448409189907854">
                <text:p>-0.00448409189907854</text:p>
              </table:table-cell>
              <table:table-cell office:value-type="float" office:value="0.28">
                <text:p>0.28</text:p>
              </table:table-cell>
              <table:table-cell office:value-type="float" office:value="-0.00448408699962762">
                <text:p>-0.00448408699962762</text:p>
              </table:table-cell>
              <table:table-cell office:value-type="float" office:value="0.28">
                <text:p>0.28</text:p>
              </table:table-cell>
              <table:table-cell office:value-type="float" office:value="-0.00448403800583463">
                <text:p>-0.00448403800583463</text:p>
              </table:table-cell>
              <table:table-cell office:value-type="float" office:value="0.28">
                <text:p>0.28</text:p>
              </table:table-cell>
              <table:table-cell office:value-type="float" office:value="-0.00448354813764438">
                <text:p>-0.00448354813764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-0.00468039634425992">
                <text:p>-0.00468039634425992</text:p>
              </table:table-cell>
              <table:table-cell office:value-type="float" office:value="0.29">
                <text:p>0.29</text:p>
              </table:table-cell>
              <table:table-cell office:value-type="float" office:value="-0.00468039099831311">
                <text:p>-0.00468039099831311</text:p>
              </table:table-cell>
              <table:table-cell office:value-type="float" office:value="0.29">
                <text:p>0.29</text:p>
              </table:table-cell>
              <table:table-cell office:value-type="float" office:value="-0.0046803375379824">
                <text:p>-0.0046803375379824</text:p>
              </table:table-cell>
              <table:table-cell office:value-type="float" office:value="0.29">
                <text:p>0.29</text:p>
              </table:table-cell>
              <table:table-cell office:value-type="float" office:value="-0.00467980303931623">
                <text:p>-0.00467980303931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-0.00489831377073352">
                <text:p>-0.00489831377073352</text:p>
              </table:table-cell>
              <table:table-cell office:value-type="float" office:value="0.3">
                <text:p>0.3</text:p>
              </table:table-cell>
              <table:table-cell office:value-type="float" office:value="-0.00489830782668995">
                <text:p>-0.00489830782668995</text:p>
              </table:table-cell>
              <table:table-cell office:value-type="float" office:value="0.3">
                <text:p>0.3</text:p>
              </table:table-cell>
              <table:table-cell office:value-type="float" office:value="-0.00489824838730277">
                <text:p>-0.00489824838730277</text:p>
              </table:table-cell>
              <table:table-cell office:value-type="float" office:value="0.3">
                <text:p>0.3</text:p>
              </table:table-cell>
              <table:table-cell office:value-type="float" office:value="-0.00489765409827503">
                <text:p>-0.00489765409827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-0.00513623924172588">
                <text:p>-0.00513623924172588</text:p>
              </table:table-cell>
              <table:table-cell office:value-type="float" office:value="0.31">
                <text:p>0.31</text:p>
              </table:table-cell>
              <table:table-cell office:value-type="float" office:value="-0.00513623251807521">
                <text:p>-0.00513623251807521</text:p>
              </table:table-cell>
              <table:table-cell office:value-type="float" office:value="0.31">
                <text:p>0.31</text:p>
              </table:table-cell>
              <table:table-cell office:value-type="float" office:value="-0.00513616528286782">
                <text:p>-0.00513616528286782</text:p>
              </table:table-cell>
              <table:table-cell office:value-type="float" office:value="0.31">
                <text:p>0.31</text:p>
              </table:table-cell>
              <table:table-cell office:value-type="float" office:value="-0.00513549305190419">
                <text:p>-0.0051354930519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-0.00539922344829701">
                <text:p>-0.00539922344829701</text:p>
              </table:table-cell>
              <table:table-cell office:value-type="float" office:value="0.32">
                <text:p>0.32</text:p>
              </table:table-cell>
              <table:table-cell office:value-type="float" office:value="-0.00539921573048363">
                <text:p>-0.00539921573048363</text:p>
              </table:table-cell>
              <table:table-cell office:value-type="float" office:value="0.32">
                <text:p>0.32</text:p>
              </table:table-cell>
              <table:table-cell office:value-type="float" office:value="-0.00539913852015894">
                <text:p>-0.00539913852015894</text:p>
              </table:table-cell>
              <table:table-cell office:value-type="float" office:value="0.32">
                <text:p>0.32</text:p>
              </table:table-cell>
              <table:table-cell office:value-type="float" office:value="-0.0053983669405132">
                <text:p>-0.0053983669405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-0.00570601483132665">
                <text:p>-0.00570601483132665</text:p>
              </table:table-cell>
              <table:table-cell office:value-type="float" office:value="0.33">
                <text:p>0.33</text:p>
              </table:table-cell>
              <table:table-cell office:value-type="float" office:value="-0.00570600510785394">
                <text:p>-0.00570600510785394</text:p>
              </table:table-cell>
              <table:table-cell office:value-type="float" office:value="0.33">
                <text:p>0.33</text:p>
              </table:table-cell>
              <table:table-cell office:value-type="float" office:value="-0.00570590787530704">
                <text:p>-0.00570590787530704</text:p>
              </table:table-cell>
              <table:table-cell office:value-type="float" office:value="0.33">
                <text:p>0.33</text:p>
              </table:table-cell>
              <table:table-cell office:value-type="float" office:value="-0.0057049357635162">
                <text:p>-0.0057049357635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-0.00605466451245426">
                <text:p>-0.00605466451245426</text:p>
              </table:table-cell>
              <table:table-cell office:value-type="float" office:value="0.34">
                <text:p>0.34</text:p>
              </table:table-cell>
              <table:table-cell office:value-type="float" office:value="-0.00605465293283363">
                <text:p>-0.00605465293283363</text:p>
              </table:table-cell>
              <table:table-cell office:value-type="float" office:value="0.34">
                <text:p>0.34</text:p>
              </table:table-cell>
              <table:table-cell office:value-type="float" office:value="-0.00605453713908407">
                <text:p>-0.00605453713908407</text:p>
              </table:table-cell>
              <table:table-cell office:value-type="float" office:value="0.34">
                <text:p>0.34</text:p>
              </table:table-cell>
              <table:table-cell office:value-type="float" office:value="-0.00605337942914769">
                <text:p>-0.00605337942914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-0.00644707102212115">
                <text:p>-0.00644707102212115</text:p>
              </table:table-cell>
              <table:table-cell office:value-type="float" office:value="0.35">
                <text:p>0.35</text:p>
              </table:table-cell>
              <table:table-cell office:value-type="float" office:value="-0.0064470565762183">
                <text:p>-0.0064470565762183</text:p>
              </table:table-cell>
              <table:table-cell office:value-type="float" office:value="0.35">
                <text:p>0.35</text:p>
              </table:table-cell>
              <table:table-cell office:value-type="float" office:value="-0.00644691211369422">
                <text:p>-0.00644691211369422</text:p>
              </table:table-cell>
              <table:table-cell office:value-type="float" office:value="0.35">
                <text:p>0.35</text:p>
              </table:table-cell>
              <table:table-cell office:value-type="float" office:value="-0.00644546774864124">
                <text:p>-0.00644546774864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-0.00703330279700797">
                <text:p>-0.00703330279700797</text:p>
              </table:table-cell>
              <table:table-cell office:value-type="float" office:value="0.36">
                <text:p>0.36</text:p>
              </table:table-cell>
              <table:table-cell office:value-type="float" office:value="-0.00703327633053906">
                <text:p>-0.00703327633053906</text:p>
              </table:table-cell>
              <table:table-cell office:value-type="float" office:value="0.36">
                <text:p>0.36</text:p>
              </table:table-cell>
              <table:table-cell office:value-type="float" office:value="-0.00703301170497477">
                <text:p>-0.00703301170497477</text:p>
              </table:table-cell>
              <table:table-cell office:value-type="float" office:value="0.36">
                <text:p>0.36</text:p>
              </table:table-cell>
              <table:table-cell office:value-type="float" office:value="-0.00703036933625871">
                <text:p>-0.00703036933625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2136532747683">
                <text:p>-0.00712136532747683</text:p>
              </table:table-cell>
              <table:table-cell office:value-type="float" office:value="0.3625">
                <text:p>0.3625</text:p>
              </table:table-cell>
              <table:table-cell office:value-type="float" office:value="-0.00891199215250038">
                <text:p>-0.00891199215250038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2096248187404">
                <text:p>-0.00712096248187404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1732455708218">
                <text:p>-0.00711732455708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78125">
                <text:p>0.36078125</text:p>
              </table:table-cell>
              <table:table-cell office:value-type="float" office:value="-0.00715788384946799">
                <text:p>-0.00715788384946799</text:p>
              </table:table-cell>
              <table:table-cell office:value-type="float" office:value="0.365">
                <text:p>0.365</text:p>
              </table:table-cell>
              <table:table-cell office:value-type="float" office:value="-0.00905583902291487">
                <text:p>-0.00905583902291487</text:p>
              </table:table-cell>
              <table:table-cell office:value-type="float" office:value="0.36078125">
                <text:p>0.36078125</text:p>
              </table:table-cell>
              <table:table-cell office:value-type="float" office:value="-0.0071573360212137">
                <text:p>-0.0071573360212137</text:p>
              </table:table-cell>
              <table:table-cell office:value-type="float" office:value="0.36078125">
                <text:p>0.36078125</text:p>
              </table:table-cell>
              <table:table-cell office:value-type="float" office:value="-0.00715244576025291">
                <text:p>-0.00715244576025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-0.00718652776532949">
                <text:p>-0.00718652776532949</text:p>
              </table:table-cell>
              <table:table-cell office:value-type="float" office:value="0.37">
                <text:p>0.37</text:p>
              </table:table-cell>
              <table:table-cell office:value-type="float" office:value="-0.00932490250246131">
                <text:p>-0.00932490250246131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-0.00718572582078066">
                <text:p>-0.00718572582078066</text:p>
              </table:table-cell>
              <table:table-cell office:value-type="float" office:value="0.360859375">
                <text:p>0.360859375</text:p>
              </table:table-cell>
              <table:table-cell office:value-type="float" office:value="-0.00717882480722915">
                <text:p>-0.00717882480722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-0.00721506118388448">
                <text:p>-0.00721506118388448</text:p>
              </table:table-cell>
              <table:table-cell office:value-type="float" office:value="0.38">
                <text:p>0.38</text:p>
              </table:table-cell>
              <table:table-cell office:value-type="float" office:value="-0.00983805924949271">
                <text:p>-0.00983805924949271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-0.00721297277065967">
                <text:p>-0.00721297277065967</text:p>
              </table:table-cell>
              <table:table-cell office:value-type="float" office:value="0.3608984375">
                <text:p>0.3608984375</text:p>
              </table:table-cell>
              <table:table-cell office:value-type="float" office:value="-0.00719982986350506">
                <text:p>-0.00719982986350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087890625">
                <text:p>0.36090087890625</text:p>
              </table:table-cell>
              <table:table-cell office:value-type="float" office:value="-0.0072175246922411">
                <text:p>-0.0072175246922411</text:p>
              </table:table-cell>
              <table:table-cell office:value-type="float" office:value="0.39">
                <text:p>0.39</text:p>
              </table:table-cell>
              <table:table-cell office:value-type="float" office:value="-0.0103778942238851">
                <text:p>-0.0103778942238851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-0.00721765152429516">
                <text:p>-0.00721765152429516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2107309499704">
                <text:p>-0.00722107309499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33203125">
                <text:p>0.3609033203125</text:p>
              </table:table-cell>
              <table:table-cell office:value-type="float" office:value="-0.00721797565830195">
                <text:p>-0.00721797565830195</text:p>
              </table:table-cell>
              <table:table-cell office:value-type="float" office:value="0.4">
                <text:p>0.4</text:p>
              </table:table-cell>
              <table:table-cell office:value-type="float" office:value="-0.0110400745776509">
                <text:p>-0.0110400745776509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-0.00721855557715281">
                <text:p>-0.00721855557715281</text:p>
              </table:table-cell>
              <table:table-cell office:value-type="float" office:value="0.36125">
                <text:p>0.36125</text:p>
              </table:table-cell>
              <table:table-cell office:value-type="float" office:value="-0.00729302055683">
                <text:p>-0.00729302055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08203125">
                <text:p>0.360908203125</text:p>
              </table:table-cell>
              <table:table-cell office:value-type="float" office:value="-0.00721888046976592">
                <text:p>-0.00721888046976592</text:p>
              </table:table-cell>
              <table:table-cell office:value-type="float" office:value="0.405">
                <text:p>0.405</text:p>
              </table:table-cell>
              <table:table-cell office:value-type="float" office:value="-0.0114274658039352">
                <text:p>-0.0114274658039352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-0.00722037542631361">
                <text:p>-0.00722037542631361</text:p>
              </table:table-cell>
              <table:table-cell office:value-type="float" office:value="0.36140625">
                <text:p>0.36140625</text:p>
              </table:table-cell>
              <table:table-cell office:value-type="float" office:value="-0.00735625643568728">
                <text:p>-0.00735625643568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1796875">
                <text:p>0.36091796875</text:p>
              </table:table-cell>
              <table:table-cell office:value-type="float" office:value="-0.0072207017985701">
                <text:p>-0.0072207017985701</text:p>
              </table:table-cell>
              <table:table-cell office:value-type="float" office:value="0.4075">
                <text:p>0.4075</text:p>
              </table:table-cell>
              <table:table-cell office:value-type="float" office:value="-0.0116703391224903">
                <text:p>-0.0116703391224903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2406335537405">
                <text:p>-0.00722406335537405</text:p>
              </table:table-cell>
              <table:table-cell office:value-type="float" office:value="0.3614453125">
                <text:p>0.3614453125</text:p>
              </table:table-cell>
              <table:table-cell office:value-type="float" office:value="-0.00740093748548926">
                <text:p>-0.00740093748548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2439285565032">
                <text:p>-0.00722439285565032</text:p>
              </table:table-cell>
              <table:table-cell office:value-type="float" office:value="0.40875">
                <text:p>0.40875</text:p>
              </table:table-cell>
              <table:table-cell office:value-type="float" office:value="-0.0118475148768815">
                <text:p>-0.0118475148768815</text:p>
              </table:table-cell>
              <table:table-cell office:value-type="float" office:value="0.36125">
                <text:p>0.36125</text:p>
              </table:table-cell>
              <table:table-cell office:value-type="float" office:value="-0.00729691193640138">
                <text:p>-0.00729691193640138</text:p>
              </table:table-cell>
              <table:table-cell office:value-type="float" office:value="0.361445617675782">
                <text:p>0.361445617675782</text:p>
              </table:table-cell>
              <table:table-cell office:value-type="float" office:value="-0.0074028742254581">
                <text:p>-0.0074028742254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25">
                <text:p>0.36125</text:p>
              </table:table-cell>
              <table:table-cell office:value-type="float" office:value="-0.0072973426525615">
                <text:p>-0.0072973426525615</text:p>
              </table:table-cell>
              <table:table-cell office:value-type="float" office:value="0.40890625">
                <text:p>0.40890625</text:p>
              </table:table-cell>
              <table:table-cell office:value-type="float" office:value="-0.0118841550679193">
                <text:p>-0.0118841550679193</text:p>
              </table:table-cell>
              <table:table-cell office:value-type="float" office:value="0.3625">
                <text:p>0.3625</text:p>
              </table:table-cell>
              <table:table-cell office:value-type="float" office:value="-0.00891186159546462">
                <text:p>-0.00891186159546462</text:p>
              </table:table-cell>
              <table:table-cell office:value-type="float" office:value="0.361445770263672">
                <text:p>0.361445770263672</text:p>
              </table:table-cell>
              <table:table-cell office:value-type="float" office:value="-0.0074043344404512">
                <text:p>-0.0074043344404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0625">
                <text:p>0.36140625</text:p>
              </table:table-cell>
              <table:table-cell office:value-type="float" office:value="-0.00736394514658675">
                <text:p>-0.00736394514658675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-0.0119097912795275">
                <text:p>-0.0119097912795275</text:p>
              </table:table-cell>
              <table:table-cell office:value-type="float" office:value="0.365">
                <text:p>0.365</text:p>
              </table:table-cell>
              <table:table-cell office:value-type="float" office:value="-0.00905569970072366">
                <text:p>-0.00905569970072366</text:p>
              </table:table-cell>
              <table:table-cell office:value-type="float" office:value="0.361445846557617">
                <text:p>0.361445846557617</text:p>
              </table:table-cell>
              <table:table-cell office:value-type="float" office:value="-0.00740555385637891">
                <text:p>-0.00740555385637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84375">
                <text:p>0.361484375</text:p>
              </table:table-cell>
              <table:table-cell office:value-type="float" office:value="-0.0088502363315671">
                <text:p>-0.0088502363315671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-0.011929668914222">
                <text:p>-0.011929668914222</text:p>
              </table:table-cell>
              <table:table-cell office:value-type="float" office:value="0.37">
                <text:p>0.37</text:p>
              </table:table-cell>
              <table:table-cell office:value-type="float" office:value="-0.00932474888242699">
                <text:p>-0.00932474888242699</text:p>
              </table:table-cell>
              <table:table-cell office:value-type="float" office:value="0.361445865631104">
                <text:p>0.361445865631104</text:p>
              </table:table-cell>
              <table:table-cell office:value-type="float" office:value="-0.00740610033544798">
                <text:p>-0.00740610033544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5625">
                <text:p>0.3615625</text:p>
              </table:table-cell>
              <table:table-cell office:value-type="float" office:value="-0.00885508154687676">
                <text:p>-0.00885508154687676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-0.0119378649923282">
                <text:p>-0.0119378649923282</text:p>
              </table:table-cell>
              <table:table-cell office:value-type="float" office:value="0.38">
                <text:p>0.38</text:p>
              </table:table-cell>
              <table:table-cell office:value-type="float" office:value="-0.00983788057432681">
                <text:p>-0.00983788057432681</text:p>
              </table:table-cell>
              <table:table-cell office:value-type="float" office:value="0.361445875167847">
                <text:p>0.361445875167847</text:p>
              </table:table-cell>
              <table:table-cell office:value-type="float" office:value="-0.00740662846149136">
                <text:p>-0.00740662846149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875">
                <text:p>0.361875</text:p>
              </table:table-cell>
              <table:table-cell office:value-type="float" office:value="-0.00887429549257588">
                <text:p>-0.00887429549257588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-0.0119444861161933">
                <text:p>-0.0119444861161933</text:p>
              </table:table-cell>
              <table:table-cell office:value-type="float" office:value="0.39">
                <text:p>0.39</text:p>
              </table:table-cell>
              <table:table-cell office:value-type="float" office:value="-0.010377682286602">
                <text:p>-0.01037768228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5">
                <text:p>0.3625</text:p>
              </table:table-cell>
              <table:table-cell office:value-type="float" office:value="-0.00891200520838427">
                <text:p>-0.00891200520838427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-0.0119473235746715">
                <text:p>-0.0119473235746715</text:p>
              </table:table-cell>
              <table:table-cell office:value-type="float" office:value="0.4">
                <text:p>0.4</text:p>
              </table:table-cell>
              <table:table-cell office:value-type="float" office:value="-0.0110398300525357">
                <text:p>-0.011039830052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">
                <text:p>0.365</text:p>
              </table:table-cell>
              <table:table-cell office:value-type="float" office:value="-0.00905585295539467">
                <text:p>-0.00905585295539467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-0.0119497424262133">
                <text:p>-0.0119497424262133</text:p>
              </table:table-cell>
              <table:table-cell office:value-type="float" office:value="0.405">
                <text:p>0.405</text:p>
              </table:table-cell>
              <table:table-cell office:value-type="float" office:value="-0.0114272000364107">
                <text:p>-0.011427200036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-0.0093249178650352">
                <text:p>-0.0093249178650352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-0.01195094427245">
                <text:p>-0.01195094427245</text:p>
              </table:table-cell>
              <table:table-cell office:value-type="float" office:value="0.4075">
                <text:p>0.4075</text:p>
              </table:table-cell>
              <table:table-cell office:value-type="float" office:value="-0.0116700565805615">
                <text:p>-0.0116700565805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-0.00983807711786114">
                <text:p>-0.00983807711786114</text:p>
              </table:table-cell>
              <table:table-cell office:value-type="float" office:value="0.409040107727051">
                <text:p>0.409040107727051</text:p>
              </table:table-cell>
              <table:table-cell office:value-type="float" office:value="-0.0119515437910861">
                <text:p>-0.0119515437910861</text:p>
              </table:table-cell>
              <table:table-cell office:value-type="float" office:value="0.40875">
                <text:p>0.40875</text:p>
              </table:table-cell>
              <table:table-cell office:value-type="float" office:value="-0.0118472068592225">
                <text:p>-0.011847206859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-0.0103779154183054">
                <text:p>-0.0103779154183054</text:p>
              </table:table-cell>
              <table:table-cell office:value-type="float" office:value="0.409040117263794">
                <text:p>0.409040117263794</text:p>
              </table:table-cell>
              <table:table-cell office:value-type="float" office:value="-0.0119518441658144">
                <text:p>-0.0119518441658144</text:p>
              </table:table-cell>
              <table:table-cell office:value-type="float" office:value="0.40890625">
                <text:p>0.40890625</text:p>
              </table:table-cell>
              <table:table-cell office:value-type="float" office:value="-0.0118838313047532">
                <text:p>-0.011883831304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-0.0110400990340175">
                <text:p>-0.011040099034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-0.0119094424101702">
                <text:p>-0.011909442410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  <table:table-cell office:value-type="float" office:value="-0.0114274923814093">
                <text:p>-0.011427492381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-0.0119292635992242">
                <text:p>-0.011929263599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5">
                <text:p>0.4075</text:p>
              </table:table-cell>
              <table:table-cell office:value-type="float" office:value="-0.0116703673779666">
                <text:p>-0.011670367377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-0.0119373921812053">
                <text:p>-0.011937392181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75">
                <text:p>0.40875</text:p>
              </table:table-cell>
              <table:table-cell office:value-type="float" office:value="-0.0118475456773655">
                <text:p>-0.011847545677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-0.0119438582986001">
                <text:p>-0.011943858298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0625">
                <text:p>0.40890625</text:p>
              </table:table-cell>
              <table:table-cell office:value-type="float" office:value="-0.0118841874532632">
                <text:p>-0.011884187453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-0.0119465121970256">
                <text:p>-0.011946512197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984375">
                <text:p>0.408984375</text:p>
              </table:table-cell>
              <table:table-cell office:value-type="float" office:value="-0.0119098261912345">
                <text:p>-0.011909826191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-0.0119485266173577">
                <text:p>-0.011948526617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234375">
                <text:p>0.4090234375</text:p>
              </table:table-cell>
              <table:table-cell office:value-type="float" office:value="-0.0119297094874584">
                <text:p>-0.0119297094874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22167969">
                <text:p>0.409040222167969</text:p>
              </table:table-cell>
              <table:table-cell office:value-type="float" office:value="-0.0119502903928645">
                <text:p>-0.0119502903928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3203125">
                <text:p>0.409033203125</text:p>
              </table:table-cell>
              <table:table-cell office:value-type="float" office:value="-0.0119379124021005">
                <text:p>-0.011937912402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298461914">
                <text:p>0.409040298461914</text:p>
              </table:table-cell>
              <table:table-cell office:value-type="float" office:value="-0.0119512901000918">
                <text:p>-0.011951290100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80859375">
                <text:p>0.4090380859375</text:p>
              </table:table-cell>
              <table:table-cell office:value-type="float" office:value="-0.011944549774102">
                <text:p>-0.01194454977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307998657">
                <text:p>0.409040307998657</text:p>
              </table:table-cell>
              <table:table-cell office:value-type="float" office:value="-0.0119516134463221">
                <text:p>-0.011951613446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306640625">
                <text:p>0.409039306640625</text:p>
              </table:table-cell>
              <table:table-cell office:value-type="float" office:value="-0.0119474079659318">
                <text:p>-0.011947407965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39916992188">
                <text:p>0.409039916992188</text:p>
              </table:table-cell>
              <table:table-cell office:value-type="float" office:value="-0.0119498849627307">
                <text:p>-0.0119498849627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69580078">
                <text:p>0.409040069580078</text:p>
              </table:table-cell>
              <table:table-cell office:value-type="float" office:value="-0.0119512216136222">
                <text:p>-0.011951221613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88653565">
                <text:p>0.409040088653565</text:p>
              </table:table-cell>
              <table:table-cell office:value-type="float" office:value="-0.011951569261322">
                <text:p>-0.01195156926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0098190308">
                <text:p>0.409040098190308</text:p>
              </table:table-cell>
              <table:table-cell office:value-type="float" office:value="-0.0119518677044028">
                <text:p>-0.011951867704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